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958cm" table:align="left"/>
    </style:style>
    <style:style style:name="Table1.A" style:family="table-column">
      <style:table-column-properties style:column-width="1.39cm"/>
    </style:style>
    <style:style style:name="Table1.B" style:family="table-column">
      <style:table-column-properties style:column-width="3.568cm"/>
    </style:style>
    <style:style style:name="Table1.A1" style:family="table-cell">
      <style:table-cell-properties style:vertical-align="middle" fo:padding="0.049cm" fo:border="none"/>
    </style:style>
    <style:style style:name="Table2" style:family="table">
      <style:table-properties style:width="5.357cm" table:align="left"/>
    </style:style>
    <style:style style:name="Table2.A" style:family="table-column">
      <style:table-column-properties style:column-width="1.789cm"/>
    </style:style>
    <style:style style:name="Table2.B" style:family="table-column">
      <style:table-column-properties style:column-width="3.568cm"/>
    </style:style>
    <style:style style:name="Table2.A1" style:family="table-cell">
      <style:table-cell-properties style:vertical-align="middle" fo:padding="0.049cm" fo:border="none"/>
    </style:style>
    <style:style style:name="Table3" style:family="table">
      <style:table-properties style:width="5.357cm" table:align="left"/>
    </style:style>
    <style:style style:name="Table3.A" style:family="table-column">
      <style:table-column-properties style:column-width="1.789cm"/>
    </style:style>
    <style:style style:name="Table3.B" style:family="table-column">
      <style:table-column-properties style:column-width="3.568cm"/>
    </style:style>
    <style:style style:name="Table3.A1" style:family="table-cell">
      <style:table-cell-properties style:vertical-align="middle" fo:padding="0.049cm" fo:border="none"/>
    </style:style>
    <style:style style:name="Table4" style:family="table">
      <style:table-properties style:width="4.958cm" table:align="left"/>
    </style:style>
    <style:style style:name="Table4.A" style:family="table-column">
      <style:table-column-properties style:column-width="1.39cm"/>
    </style:style>
    <style:style style:name="Table4.B" style:family="table-column">
      <style:table-column-properties style:column-width="3.568cm"/>
    </style:style>
    <style:style style:name="Table4.A1" style:family="table-cell">
      <style:table-cell-properties style:vertical-align="middle" fo:padding="0.049cm" fo:border="none"/>
    </style:style>
    <style:style style:name="Table5" style:family="table">
      <style:table-properties style:width="5.357cm" table:align="left"/>
    </style:style>
    <style:style style:name="Table5.A" style:family="table-column">
      <style:table-column-properties style:column-width="1.789cm"/>
    </style:style>
    <style:style style:name="Table5.B" style:family="table-column">
      <style:table-column-properties style:column-width="3.568cm"/>
    </style:style>
    <style:style style:name="Table5.A1" style:family="table-cell">
      <style:table-cell-properties style:vertical-align="middle" fo:padding="0.049cm" fo:border="none"/>
    </style:style>
    <style:style style:name="Table6" style:family="table">
      <style:table-properties style:width="5.357cm" table:align="left"/>
    </style:style>
    <style:style style:name="Table6.A" style:family="table-column">
      <style:table-column-properties style:column-width="1.789cm"/>
    </style:style>
    <style:style style:name="Table6.B" style:family="table-column">
      <style:table-column-properties style:column-width="3.568cm"/>
    </style:style>
    <style:style style:name="Table6.A1" style:family="table-cell">
      <style:table-cell-properties style:vertical-align="middle" fo:padding="0.049cm" fo:border="none"/>
    </style:style>
    <style:style style:name="Table7" style:family="table">
      <style:table-properties style:width="5.357cm" table:align="left"/>
    </style:style>
    <style:style style:name="Table7.A" style:family="table-column">
      <style:table-column-properties style:column-width="1.789cm"/>
    </style:style>
    <style:style style:name="Table7.B" style:family="table-column">
      <style:table-column-properties style:column-width="3.568cm"/>
    </style:style>
    <style:style style:name="Table7.A1" style:family="table-cell">
      <style:table-cell-properties style:vertical-align="middle" fo:padding="0.049cm" fo:border="none"/>
    </style:style>
    <style:style style:name="Table8" style:family="table">
      <style:table-properties style:width="3.337cm" table:align="left"/>
    </style:style>
    <style:style style:name="Table8.A" style:family="table-column">
      <style:table-column-properties style:column-width="3.337cm"/>
    </style:style>
    <style:style style:name="Table8.A1" style:family="table-cell">
      <style:table-cell-properties style:vertical-align="middle" fo:padding="0.049cm" fo:border="none"/>
    </style:style>
    <style:style style:name="Table9" style:family="table">
      <style:table-properties style:width="5.697cm" table:align="left"/>
    </style:style>
    <style:style style:name="Table9.A" style:family="table-column">
      <style:table-column-properties style:column-width="1.812cm"/>
    </style:style>
    <style:style style:name="Table9.B" style:family="table-column">
      <style:table-column-properties style:column-width="1.245cm"/>
    </style:style>
    <style:style style:name="Table9.C" style:family="table-column">
      <style:table-column-properties style:column-width="0.727cm"/>
    </style:style>
    <style:style style:name="Table9.D" style:family="table-column">
      <style:table-column-properties style:column-width="1.914cm"/>
    </style:style>
    <style:style style:name="Table9.A1" style:family="table-cell">
      <style:table-cell-properties style:vertical-align="middle" fo:padding="0.049cm" fo:border="none"/>
    </style:style>
    <style:style style:name="Table10" style:family="table">
      <style:table-properties style:width="2.667cm" table:align="left"/>
    </style:style>
    <style:style style:name="Table10.A" style:family="table-column">
      <style:table-column-properties style:column-width="1.861cm"/>
    </style:style>
    <style:style style:name="Table10.B" style:family="table-column">
      <style:table-column-properties style:column-width="0.806cm"/>
    </style:style>
    <style:style style:name="Table10.A1" style:family="table-cell">
      <style:table-cell-properties style:vertical-align="middle" fo:padding="0.049cm" fo:border="none"/>
    </style:style>
    <style:style style:name="Table11" style:family="table">
      <style:table-properties style:width="5.697cm" table:align="left"/>
    </style:style>
    <style:style style:name="Table11.A" style:family="table-column">
      <style:table-column-properties style:column-width="1.812cm"/>
    </style:style>
    <style:style style:name="Table11.B" style:family="table-column">
      <style:table-column-properties style:column-width="1.245cm"/>
    </style:style>
    <style:style style:name="Table11.C" style:family="table-column">
      <style:table-column-properties style:column-width="0.727cm"/>
    </style:style>
    <style:style style:name="Table11.D" style:family="table-column">
      <style:table-column-properties style:column-width="1.914cm"/>
    </style:style>
    <style:style style:name="Table11.A1" style:family="table-cell">
      <style:table-cell-properties style:vertical-align="middle" fo:padding="0.049cm" fo:border="none"/>
    </style:style>
    <style:style style:name="Table12" style:family="table">
      <style:table-properties style:width="3.113cm" table:align="left"/>
    </style:style>
    <style:style style:name="Table12.A" style:family="table-column">
      <style:table-column-properties style:column-width="1.812cm"/>
    </style:style>
    <style:style style:name="Table12.B" style:family="table-column">
      <style:table-column-properties style:column-width="1.302cm"/>
    </style:style>
    <style:style style:name="Table12.A1" style:family="table-cell">
      <style:table-cell-properties style:vertical-align="middle" fo:padding="0.049cm" fo:border="none"/>
    </style:style>
    <style:style style:name="Table13" style:family="table">
      <style:table-properties style:width="5.674cm" table:align="left"/>
    </style:style>
    <style:style style:name="Table13.A" style:family="table-column">
      <style:table-column-properties style:column-width="1.812cm"/>
    </style:style>
    <style:style style:name="Table13.B" style:family="table-column">
      <style:table-column-properties style:column-width="1.222cm"/>
    </style:style>
    <style:style style:name="Table13.C" style:family="table-column">
      <style:table-column-properties style:column-width="0.727cm"/>
    </style:style>
    <style:style style:name="Table13.D" style:family="table-column">
      <style:table-column-properties style:column-width="1.914cm"/>
    </style:style>
    <style:style style:name="Table13.A1" style:family="table-cell">
      <style:table-cell-properties style:vertical-align="middle" fo:padding="0.049cm" fo:border="none"/>
    </style:style>
    <style:style style:name="Table14" style:family="table">
      <style:table-properties style:width="5.674cm" table:align="left"/>
    </style:style>
    <style:style style:name="Table14.A" style:family="table-column">
      <style:table-column-properties style:column-width="1.812cm"/>
    </style:style>
    <style:style style:name="Table14.B" style:family="table-column">
      <style:table-column-properties style:column-width="1.222cm"/>
    </style:style>
    <style:style style:name="Table14.C" style:family="table-column">
      <style:table-column-properties style:column-width="0.727cm"/>
    </style:style>
    <style:style style:name="Table14.D" style:family="table-column">
      <style:table-column-properties style:column-width="1.914cm"/>
    </style:style>
    <style:style style:name="Table14.A1" style:family="table-cell">
      <style:table-cell-properties style:vertical-align="middle" fo:padding="0.049cm" fo:border="none"/>
    </style:style>
    <style:style style:name="Table15" style:family="table">
      <style:table-properties style:width="3.136cm" table:align="left"/>
    </style:style>
    <style:style style:name="Table15.A" style:family="table-column">
      <style:table-column-properties style:column-width="1.812cm"/>
    </style:style>
    <style:style style:name="Table15.B" style:family="table-column">
      <style:table-column-properties style:column-width="1.325cm"/>
    </style:style>
    <style:style style:name="Table15.A1" style:family="table-cell">
      <style:table-cell-properties style:vertical-align="middle" fo:padding="0.049cm" fo:border="none"/>
    </style:style>
    <style:style style:name="Table16" style:family="table">
      <style:table-properties style:width="4.429cm" table:align="left"/>
    </style:style>
    <style:style style:name="Table16.A" style:family="table-column">
      <style:table-column-properties style:column-width="2.588cm"/>
    </style:style>
    <style:style style:name="Table16.B" style:family="table-column">
      <style:table-column-properties style:column-width="1.842cm"/>
    </style:style>
    <style:style style:name="Table16.A1" style:family="table-cell">
      <style:table-cell-properties style:vertical-align="middle" fo:padding="0.049cm" fo:border="none"/>
    </style:style>
    <style:style style:name="Table17" style:family="table">
      <style:table-properties style:width="5.357cm" table:align="left"/>
    </style:style>
    <style:style style:name="Table17.A" style:family="table-column">
      <style:table-column-properties style:column-width="1.789cm"/>
    </style:style>
    <style:style style:name="Table17.B" style:family="table-column">
      <style:table-column-properties style:column-width="3.568cm"/>
    </style:style>
    <style:style style:name="Table17.A1" style:family="table-cell">
      <style:table-cell-properties style:vertical-align="middle" fo:padding="0.049cm" fo:border="none"/>
    </style:style>
    <style:style style:name="Table18" style:family="table">
      <style:table-properties style:width="3.337cm" table:align="left"/>
    </style:style>
    <style:style style:name="Table18.A" style:family="table-column">
      <style:table-column-properties style:column-width="3.337cm"/>
    </style:style>
    <style:style style:name="Table18.A1" style:family="table-cell">
      <style:table-cell-properties style:vertical-align="middle" fo:padding="0.049cm" fo:border="none"/>
    </style:style>
    <style:style style:name="Table19" style:family="table">
      <style:table-properties style:width="2.434cm" table:align="left"/>
    </style:style>
    <style:style style:name="Table19.A" style:family="table-column">
      <style:table-column-properties style:column-width="2.434cm"/>
    </style:style>
    <style:style style:name="Table19.A1" style:family="table-cell">
      <style:table-cell-properties style:vertical-align="middle" fo:padding="0.049cm" fo:border="none"/>
    </style:style>
    <style:style style:name="Table20" style:family="table">
      <style:table-properties style:width="5.3cm" table:align="left"/>
    </style:style>
    <style:style style:name="Table20.A" style:family="table-column">
      <style:table-column-properties style:column-width="1.342cm"/>
    </style:style>
    <style:style style:name="Table20.B" style:family="table-column">
      <style:table-column-properties style:column-width="2.328cm"/>
    </style:style>
    <style:style style:name="Table20.C" style:family="table-column">
      <style:table-column-properties style:column-width="1.63cm"/>
    </style:style>
    <style:style style:name="Table20.A1" style:family="table-cell">
      <style:table-cell-properties style:vertical-align="middle" fo:padding="0.049cm" fo:border="none"/>
    </style:style>
    <style:style style:name="Table21" style:family="table">
      <style:table-properties style:width="1.797cm" table:align="left"/>
    </style:style>
    <style:style style:name="Table21.A" style:family="table-column">
      <style:table-column-properties style:column-width="1.797cm"/>
    </style:style>
    <style:style style:name="Table21.A1" style:family="table-cell">
      <style:table-cell-properties style:vertical-align="middle" fo:padding="0.049cm" fo:border="none"/>
    </style:style>
    <style:style style:name="Table22" style:family="table">
      <style:table-properties style:width="1.656cm" table:align="left"/>
    </style:style>
    <style:style style:name="Table22.A" style:family="table-column">
      <style:table-column-properties style:column-width="1.656cm"/>
    </style:style>
    <style:style style:name="Table22.A1" style:family="table-cell">
      <style:table-cell-properties style:vertical-align="middle" fo:padding="0.049cm" fo:border="none"/>
    </style:style>
    <style:style style:name="Table23" style:family="table">
      <style:table-properties style:width="4.396cm" table:align="left"/>
    </style:style>
    <style:style style:name="Table23.A" style:family="table-column">
      <style:table-column-properties style:column-width="4.396cm"/>
    </style:style>
    <style:style style:name="Table23.A1" style:family="table-cell">
      <style:table-cell-properties style:vertical-align="middle" fo:padding="0.049cm" fo:border="none"/>
    </style:style>
    <style:style style:name="Table24" style:family="table">
      <style:table-properties style:width="5.697cm" table:align="left"/>
    </style:style>
    <style:style style:name="Table24.A" style:family="table-column">
      <style:table-column-properties style:column-width="1.812cm"/>
    </style:style>
    <style:style style:name="Table24.B" style:family="table-column">
      <style:table-column-properties style:column-width="1.245cm"/>
    </style:style>
    <style:style style:name="Table24.C" style:family="table-column">
      <style:table-column-properties style:column-width="0.727cm"/>
    </style:style>
    <style:style style:name="Table24.D" style:family="table-column">
      <style:table-column-properties style:column-width="1.914cm"/>
    </style:style>
    <style:style style:name="Table24.A1" style:family="table-cell">
      <style:table-cell-properties style:vertical-align="middle" fo:padding="0.049cm" fo:border="none"/>
    </style:style>
    <style:style style:name="Table25" style:family="table">
      <style:table-properties style:width="3.233cm" table:align="left"/>
    </style:style>
    <style:style style:name="Table25.A" style:family="table-column">
      <style:table-column-properties style:column-width="3.233cm"/>
    </style:style>
    <style:style style:name="Table25.A1" style:family="table-cell">
      <style:table-cell-properties style:vertical-align="middle" fo:padding="0.049cm" fo:border="none"/>
    </style:style>
    <style:style style:name="Table26" style:family="table">
      <style:table-properties style:width="4.68cm" table:align="left"/>
    </style:style>
    <style:style style:name="Table26.A" style:family="table-column">
      <style:table-column-properties style:column-width="4.68cm"/>
    </style:style>
    <style:style style:name="Table26.A1" style:family="table-cell">
      <style:table-cell-properties style:vertical-align="middle" fo:padding="0.049cm" fo:border="none"/>
    </style:style>
    <style:style style:name="Table27" style:family="table">
      <style:table-properties style:width="17cm" table:align="left"/>
    </style:style>
    <style:style style:name="Table27.A" style:family="table-column">
      <style:table-column-properties style:column-width="1.536cm"/>
    </style:style>
    <style:style style:name="Table27.B" style:family="table-column">
      <style:table-column-properties style:column-width="1.252cm"/>
    </style:style>
    <style:style style:name="Table27.C" style:family="table-column">
      <style:table-column-properties style:column-width="1.134cm"/>
    </style:style>
    <style:style style:name="Table27.D" style:family="table-column">
      <style:table-column-properties style:column-width="1.205cm"/>
    </style:style>
    <style:style style:name="Table27.E" style:family="table-column">
      <style:table-column-properties style:column-width="1.275cm"/>
    </style:style>
    <style:style style:name="Table27.F" style:family="table-column">
      <style:table-column-properties style:column-width="2.161cm"/>
    </style:style>
    <style:style style:name="Table27.G" style:family="table-column">
      <style:table-column-properties style:column-width="2.096cm"/>
    </style:style>
    <style:style style:name="Table27.H" style:family="table-column">
      <style:table-column-properties style:column-width="2.066cm"/>
    </style:style>
    <style:style style:name="Table27.I" style:family="table-column">
      <style:table-column-properties style:column-width="2.083cm"/>
    </style:style>
    <style:style style:name="Table27.J" style:family="table-column">
      <style:table-column-properties style:column-width="2.193cm"/>
    </style:style>
    <style:style style:name="Table27.A1" style:family="table-cell">
      <style:table-cell-properties style:vertical-align="middle" fo:padding="0.049cm" fo:border="none"/>
    </style:style>
    <style:style style:name="Table28" style:family="table">
      <style:table-properties style:width="4.374cm" table:align="left"/>
    </style:style>
    <style:style style:name="Table28.A" style:family="table-column">
      <style:table-column-properties style:column-width="1.06cm"/>
    </style:style>
    <style:style style:name="Table28.B" style:family="table-column">
      <style:table-column-properties style:column-width="1.66cm"/>
    </style:style>
    <style:style style:name="Table28.C" style:family="table-column">
      <style:table-column-properties style:column-width="1.655cm"/>
    </style:style>
    <style:style style:name="Table28.A1" style:family="table-cell">
      <style:table-cell-properties style:vertical-align="middle" fo:padding="0.049cm" fo:border="none"/>
    </style:style>
    <style:style style:name="Table29" style:family="table">
      <style:table-properties style:width="4.045cm" table:align="left"/>
    </style:style>
    <style:style style:name="Table29.A" style:family="table-column">
      <style:table-column-properties style:column-width="1.06cm"/>
    </style:style>
    <style:style style:name="Table29.B" style:family="table-column">
      <style:table-column-properties style:column-width="1.66cm"/>
    </style:style>
    <style:style style:name="Table29.C" style:family="table-column">
      <style:table-column-properties style:column-width="1.325cm"/>
    </style:style>
    <style:style style:name="Table29.A1" style:family="table-cell">
      <style:table-cell-properties style:vertical-align="middle" fo:padding="0.049cm" fo:border="none"/>
    </style:style>
    <style:style style:name="Table30" style:family="table">
      <style:table-properties style:width="4.045cm" table:align="left"/>
    </style:style>
    <style:style style:name="Table30.A" style:family="table-column">
      <style:table-column-properties style:column-width="1.06cm"/>
    </style:style>
    <style:style style:name="Table30.B" style:family="table-column">
      <style:table-column-properties style:column-width="1.66cm"/>
    </style:style>
    <style:style style:name="Table30.C" style:family="table-column">
      <style:table-column-properties style:column-width="1.325cm"/>
    </style:style>
    <style:style style:name="Table30.A1" style:family="table-cell">
      <style:table-cell-properties style:vertical-align="middle" fo:padding="0.049cm" fo:border="none"/>
    </style:style>
    <style:style style:name="Table31" style:family="table">
      <style:table-properties style:width="2.9cm" table:align="left"/>
    </style:style>
    <style:style style:name="Table31.A" style:family="table-column">
      <style:table-column-properties style:column-width="1.388cm"/>
    </style:style>
    <style:style style:name="Table31.B" style:family="table-column">
      <style:table-column-properties style:column-width="1.512cm"/>
    </style:style>
    <style:style style:name="Table31.A1" style:family="table-cell">
      <style:table-cell-properties style:vertical-align="middle" fo:padding="0.049cm" fo:border="none"/>
    </style:style>
    <style:style style:name="Table32" style:family="table">
      <style:table-properties style:width="2.9cm" table:align="left"/>
    </style:style>
    <style:style style:name="Table32.A" style:family="table-column">
      <style:table-column-properties style:column-width="1.388cm"/>
    </style:style>
    <style:style style:name="Table32.B" style:family="table-column">
      <style:table-column-properties style:column-width="1.512cm"/>
    </style:style>
    <style:style style:name="Table32.A1" style:family="table-cell">
      <style:table-cell-properties style:vertical-align="middle" fo:padding="0.049cm" fo:border="none"/>
    </style:style>
    <style:style style:name="P1" style:family="paragraph" style:parent-style-name="Heading_20_3">
      <style:text-properties officeooo:paragraph-rsid="0014166f"/>
    </style:style>
    <style:style style:name="P2" style:family="paragraph" style:parent-style-name="Text_20_body">
      <style:text-properties officeooo:paragraph-rsid="0014166f"/>
    </style:style>
    <style:style style:name="P3" style:family="paragraph" style:parent-style-name="Preformatted_20_Text">
      <style:paragraph-properties style:writing-mode="lr-tb"/>
    </style:style>
    <style:style style:name="P4" style:family="paragraph" style:parent-style-name="Preformatted_20_Text">
      <style:paragraph-properties fo:margin-top="0cm" fo:margin-bottom="0.499cm" style:contextual-spacing="false" style:writing-mode="lr-tb"/>
    </style:style>
    <style:style style:name="P5" style:family="paragraph" style:parent-style-name="Preformatted_20_Text">
      <style:paragraph-properties fo:margin-left="0cm" fo:margin-right="0cm" fo:margin-top="0cm" fo:margin-bottom="0.499cm" style:contextual-spacing="false" fo:text-indent="0cm" style:auto-text-indent="false" style:writing-mode="lr-tb"/>
    </style:style>
    <style:style style:name="P6" style:family="paragraph" style:parent-style-name="Preformatted_20_Text">
      <style:paragraph-properties fo:margin-left="0cm" fo:margin-right="0cm" fo:text-indent="0cm" style:auto-text-indent="false" style:writing-mode="lr-tb"/>
    </style:style>
    <style:style style:name="P7" style:family="paragraph" style:parent-style-name="Text_20_body">
      <style:paragraph-properties fo:margin-top="0cm" fo:margin-bottom="0cm" style:contextual-spacing="false"/>
    </style:style>
    <style:style style:name="P8" style:family="paragraph" style:parent-style-name="Heading_20_3">
      <style:text-properties officeooo:paragraph-rsid="001775d6"/>
    </style:style>
    <style:style style:name="P9" style:family="paragraph" style:parent-style-name="Preformatted_20_Text" style:list-style-name="L3"/>
    <style:style style:name="P10" style:family="paragraph" style:parent-style-name="Preformatted_20_Text" style:list-style-name="L3">
      <style:paragraph-properties fo:margin-left="0cm" fo:margin-right="0cm" fo:text-indent="0cm" style:auto-text-indent="false" style:writing-mode="lr-tb"/>
    </style:style>
    <style:style style:name="P11" style:family="paragraph" style:parent-style-name="Preformatted_20_Text" style:list-style-name="L3">
      <style:paragraph-properties style:writing-mode="lr-tb"/>
    </style:style>
    <style:style style:name="P12" style:family="paragraph" style:parent-style-name="Preformatted_20_Text" style:list-style-name="L3">
      <style:paragraph-properties fo:margin-top="0cm" fo:margin-bottom="0.499cm" style:contextual-spacing="false" style:writing-mode="lr-tb"/>
    </style:style>
    <style:style style:name="P13" style:family="paragraph" style:parent-style-name="Preformatted_20_Text" style:list-style-name="L5"/>
    <style:style style:name="P14" style:family="paragraph" style:parent-style-name="Preformatted_20_Text" style:list-style-name="L5">
      <style:paragraph-properties fo:margin-left="0cm" fo:margin-right="0cm" fo:text-indent="0cm" style:auto-text-indent="false" style:writing-mode="lr-tb"/>
    </style:style>
    <style:style style:name="P15" style:family="paragraph" style:parent-style-name="Preformatted_20_Text" style:list-style-name="L5">
      <style:paragraph-properties style:writing-mode="lr-tb"/>
    </style:style>
    <style:style style:name="P16" style:family="paragraph" style:parent-style-name="Preformatted_20_Text" style:list-style-name="L5">
      <style:paragraph-properties fo:margin-top="0cm" fo:margin-bottom="0.499cm" style:contextual-spacing="false" style:writing-mode="lr-tb"/>
    </style:style>
    <style:style style:name="P17" style:family="paragraph" style:parent-style-name="Preformatted_20_Text" style:list-style-name="L26"/>
    <style:style style:name="P18" style:family="paragraph" style:parent-style-name="Preformatted_20_Text" style:list-style-name="L26">
      <style:paragraph-properties fo:margin-left="0cm" fo:margin-right="0cm" fo:margin-top="0cm" fo:margin-bottom="0.499cm" style:contextual-spacing="false" fo:text-indent="0cm" style:auto-text-indent="false" style:writing-mode="lr-tb"/>
    </style:style>
    <style:style style:name="P19" style:family="paragraph" style:parent-style-name="Preformatted_20_Text" style:list-style-name="L28"/>
    <style:style style:name="P20" style:family="paragraph" style:parent-style-name="Preformatted_20_Text" style:list-style-name="L28">
      <style:paragraph-properties fo:margin-left="0cm" fo:margin-right="0cm" fo:text-indent="0cm" style:auto-text-indent="false" style:writing-mode="lr-tb"/>
    </style:style>
    <style:style style:name="P21" style:family="paragraph" style:parent-style-name="Preformatted_20_Text" style:list-style-name="L28">
      <style:paragraph-properties style:writing-mode="lr-tb"/>
    </style:style>
    <style:style style:name="P22" style:family="paragraph" style:parent-style-name="Preformatted_20_Text" style:list-style-name="L28">
      <style:paragraph-properties fo:margin-top="0cm" fo:margin-bottom="0.499cm" style:contextual-spacing="false" style:writing-mode="lr-tb"/>
    </style:style>
    <style:style style:name="P23" style:family="paragraph" style:parent-style-name="Preformatted_20_Text" style:list-style-name="L29"/>
    <style:style style:name="P24" style:family="paragraph" style:parent-style-name="Preformatted_20_Text" style:list-style-name="L29">
      <style:paragraph-properties fo:margin-left="0cm" fo:margin-right="0cm" fo:text-indent="0cm" style:auto-text-indent="false" style:writing-mode="lr-tb"/>
    </style:style>
    <style:style style:name="P25" style:family="paragraph" style:parent-style-name="Preformatted_20_Text" style:list-style-name="L29">
      <style:paragraph-properties style:writing-mode="lr-tb"/>
    </style:style>
    <style:style style:name="P26" style:family="paragraph" style:parent-style-name="Preformatted_20_Text" style:list-style-name="L29">
      <style:paragraph-properties fo:margin-top="0cm" fo:margin-bottom="0.499cm" style:contextual-spacing="false" style:writing-mode="lr-tb"/>
    </style:style>
    <style:style style:name="P27" style:family="paragraph" style:parent-style-name="Preformatted_20_Text" style:list-style-name="L47"/>
    <style:style style:name="P28" style:family="paragraph" style:parent-style-name="Preformatted_20_Text" style:list-style-name="L47">
      <style:paragraph-properties fo:margin-left="0cm" fo:margin-right="0cm" fo:text-indent="0cm" style:auto-text-indent="false" style:writing-mode="lr-tb"/>
    </style:style>
    <style:style style:name="P29" style:family="paragraph" style:parent-style-name="Preformatted_20_Text" style:list-style-name="L47">
      <style:paragraph-properties style:writing-mode="lr-tb"/>
    </style:style>
    <style:style style:name="P30" style:family="paragraph" style:parent-style-name="Preformatted_20_Text" style:list-style-name="L47">
      <style:paragraph-properties fo:margin-top="0cm" fo:margin-bottom="0.499cm" style:contextual-spacing="false" style:writing-mode="lr-tb"/>
    </style:style>
    <style:style style:name="P31" style:family="paragraph" style:parent-style-name="Preformatted_20_Text" style:list-style-name="L68"/>
    <style:style style:name="P32" style:family="paragraph" style:parent-style-name="Preformatted_20_Text" style:list-style-name="L68">
      <style:paragraph-properties fo:margin-left="0cm" fo:margin-right="0cm" fo:text-indent="0cm" style:auto-text-indent="false" style:writing-mode="lr-tb"/>
    </style:style>
    <style:style style:name="P33" style:family="paragraph" style:parent-style-name="Preformatted_20_Text" style:list-style-name="L68">
      <style:paragraph-properties style:writing-mode="lr-tb"/>
    </style:style>
    <style:style style:name="P34" style:family="paragraph" style:parent-style-name="Preformatted_20_Text" style:list-style-name="L68">
      <style:paragraph-properties fo:margin-top="0cm" fo:margin-bottom="0.499cm" style:contextual-spacing="false" style:writing-mode="lr-tb"/>
    </style:style>
    <style:style style:name="P35" style:family="paragraph" style:parent-style-name="Preformatted_20_Text" style:list-style-name="L70"/>
    <style:style style:name="P36" style:family="paragraph" style:parent-style-name="Preformatted_20_Text" style:list-style-name="L70">
      <style:paragraph-properties fo:margin-left="0cm" fo:margin-right="0cm" fo:text-indent="0cm" style:auto-text-indent="false" style:writing-mode="lr-tb"/>
    </style:style>
    <style:style style:name="P37" style:family="paragraph" style:parent-style-name="Preformatted_20_Text" style:list-style-name="L70">
      <style:paragraph-properties style:writing-mode="lr-tb"/>
    </style:style>
    <style:style style:name="P38" style:family="paragraph" style:parent-style-name="Preformatted_20_Text" style:list-style-name="L70">
      <style:paragraph-properties fo:margin-top="0cm" fo:margin-bottom="0.499cm" style:contextual-spacing="false" style:writing-mode="lr-tb"/>
    </style:style>
    <style:style style:name="P39" style:family="paragraph" style:parent-style-name="Preformatted_20_Text" style:list-style-name="L77">
      <style:text-properties officeooo:paragraph-rsid="001775d6"/>
    </style:style>
    <style:style style:name="P40" style:family="paragraph" style:parent-style-name="Preformatted_20_Text" style:list-style-name="L77">
      <style:paragraph-properties fo:margin-left="0cm" fo:margin-right="0cm" fo:margin-top="0cm" fo:margin-bottom="0.499cm" style:contextual-spacing="false" fo:text-indent="0cm" style:auto-text-indent="false" style:writing-mode="lr-tb"/>
      <style:text-properties officeooo:paragraph-rsid="001775d6"/>
    </style:style>
    <style:style style:name="P41" style:family="paragraph" style:parent-style-name="Preformatted_20_Text" style:list-style-name="L77">
      <style:paragraph-properties fo:margin-left="0cm" fo:margin-right="0cm" fo:text-indent="0cm" style:auto-text-indent="false" style:writing-mode="lr-tb"/>
      <style:text-properties officeooo:paragraph-rsid="001775d6"/>
    </style:style>
    <style:style style:name="P42" style:family="paragraph" style:parent-style-name="Preformatted_20_Text" style:list-style-name="L77">
      <style:paragraph-properties style:writing-mode="lr-tb"/>
      <style:text-properties officeooo:paragraph-rsid="001775d6"/>
    </style:style>
    <style:style style:name="P43" style:family="paragraph" style:parent-style-name="Preformatted_20_Text" style:list-style-name="L77">
      <style:paragraph-properties fo:margin-top="0cm" fo:margin-bottom="0.499cm" style:contextual-spacing="false" style:writing-mode="lr-tb"/>
      <style:text-properties officeooo:paragraph-rsid="001775d6"/>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4">
      <style:paragraph-properties fo:margin-top="0cm" fo:margin-bottom="0cm" style:contextual-spacing="false"/>
    </style:style>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6">
      <style:paragraph-properties fo:margin-top="0cm" fo:margin-bottom="0cm" style:contextual-spacing="false"/>
    </style:style>
    <style:style style:name="P52" style:family="paragraph" style:parent-style-name="Text_20_body" style:list-style-name="L7"/>
    <style:style style:name="P53" style:family="paragraph" style:parent-style-name="Text_20_body" style:list-style-name="L7">
      <style:paragraph-properties fo:margin-top="0cm" fo:margin-bottom="0cm" style:contextual-spacing="false"/>
    </style:style>
    <style:style style:name="P54" style:family="paragraph" style:parent-style-name="Text_20_body" style:list-style-name="L8"/>
    <style:style style:name="P55" style:family="paragraph" style:parent-style-name="Text_20_body" style:list-style-name="L8">
      <style:paragraph-properties fo:margin-top="0cm" fo:margin-bottom="0cm" style:contextual-spacing="false"/>
    </style:style>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1">
      <style:paragraph-properties fo:margin-top="0cm" fo:margin-bottom="0cm" style:contextual-spacing="false"/>
    </style:style>
    <style:style style:name="P60" style:family="paragraph" style:parent-style-name="Text_20_body" style:list-style-name="L12"/>
    <style:style style:name="P61" style:family="paragraph" style:parent-style-name="Text_20_body" style:list-style-name="L12">
      <style:paragraph-properties fo:margin-top="0cm" fo:margin-bottom="0cm" style:contextual-spacing="false"/>
    </style:style>
    <style:style style:name="P62" style:family="paragraph" style:parent-style-name="Text_20_body" style:list-style-name="L13"/>
    <style:style style:name="P63" style:family="paragraph" style:parent-style-name="Text_20_body" style:list-style-name="L13">
      <style:paragraph-properties fo:margin-top="0cm" fo:margin-bottom="0cm" style:contextual-spacing="false"/>
    </style:style>
    <style:style style:name="P64" style:family="paragraph" style:parent-style-name="Text_20_body" style:list-style-name="L14"/>
    <style:style style:name="P65" style:family="paragraph" style:parent-style-name="Text_20_body" style:list-style-name="L14">
      <style:paragraph-properties fo:margin-top="0cm" fo:margin-bottom="0cm" style:contextual-spacing="false"/>
    </style:style>
    <style:style style:name="P66" style:family="paragraph" style:parent-style-name="Text_20_body" style:list-style-name="L15"/>
    <style:style style:name="P67" style:family="paragraph" style:parent-style-name="Text_20_body" style:list-style-name="L15">
      <style:paragraph-properties fo:margin-top="0cm" fo:margin-bottom="0cm" style:contextual-spacing="false"/>
    </style:style>
    <style:style style:name="P68" style:family="paragraph" style:parent-style-name="Text_20_body" style:list-style-name="L16"/>
    <style:style style:name="P69" style:family="paragraph" style:parent-style-name="Text_20_body" style:list-style-name="L17"/>
    <style:style style:name="P70" style:family="paragraph" style:parent-style-name="Text_20_body" style:list-style-name="L18"/>
    <style:style style:name="P71" style:family="paragraph" style:parent-style-name="Text_20_body" style:list-style-name="L18">
      <style:paragraph-properties fo:margin-top="0cm" fo:margin-bottom="0cm" style:contextual-spacing="false"/>
    </style:style>
    <style:style style:name="P72" style:family="paragraph" style:parent-style-name="Text_20_body" style:list-style-name="L19"/>
    <style:style style:name="P73" style:family="paragraph" style:parent-style-name="Text_20_body" style:list-style-name="L19">
      <style:paragraph-properties fo:margin-top="0cm" fo:margin-bottom="0cm" style:contextual-spacing="false"/>
    </style:style>
    <style:style style:name="P74" style:family="paragraph" style:parent-style-name="Text_20_body" style:list-style-name="L20"/>
    <style:style style:name="P75" style:family="paragraph" style:parent-style-name="Text_20_body" style:list-style-name="L20">
      <style:paragraph-properties fo:margin-top="0cm" fo:margin-bottom="0cm" style:contextual-spacing="false"/>
    </style:style>
    <style:style style:name="P76" style:family="paragraph" style:parent-style-name="Text_20_body" style:list-style-name="L21"/>
    <style:style style:name="P77" style:family="paragraph" style:parent-style-name="Text_20_body" style:list-style-name="L21">
      <style:paragraph-properties fo:margin-top="0cm" fo:margin-bottom="0cm" style:contextual-spacing="false"/>
    </style:style>
    <style:style style:name="P78" style:family="paragraph" style:parent-style-name="Text_20_body" style:list-style-name="L22"/>
    <style:style style:name="P79" style:family="paragraph" style:parent-style-name="Text_20_body" style:list-style-name="L22">
      <style:paragraph-properties fo:margin-top="0cm" fo:margin-bottom="0cm" style:contextual-spacing="false"/>
    </style:style>
    <style:style style:name="P80" style:family="paragraph" style:parent-style-name="Text_20_body" style:list-style-name="L23"/>
    <style:style style:name="P81" style:family="paragraph" style:parent-style-name="Text_20_body" style:list-style-name="L23">
      <style:paragraph-properties fo:margin-top="0cm" fo:margin-bottom="0cm" style:contextual-spacing="false"/>
    </style:style>
    <style:style style:name="P82" style:family="paragraph" style:parent-style-name="Text_20_body" style:list-style-name="L24"/>
    <style:style style:name="P83" style:family="paragraph" style:parent-style-name="Text_20_body" style:list-style-name="L24">
      <style:paragraph-properties fo:margin-top="0cm" fo:margin-bottom="0cm" style:contextual-spacing="false"/>
    </style:style>
    <style:style style:name="P84" style:family="paragraph" style:parent-style-name="Text_20_body" style:list-style-name="L25"/>
    <style:style style:name="P85" style:family="paragraph" style:parent-style-name="Text_20_body" style:list-style-name="L25">
      <style:paragraph-properties fo:margin-top="0cm" fo:margin-bottom="0cm" style:contextual-spacing="false"/>
    </style:style>
    <style:style style:name="P86" style:family="paragraph" style:parent-style-name="Text_20_body" style:list-style-name="L26"/>
    <style:style style:name="P87" style:family="paragraph" style:parent-style-name="Text_20_body" style:list-style-name="L26">
      <style:paragraph-properties fo:margin-top="0cm" fo:margin-bottom="0cm" style:contextual-spacing="false"/>
    </style:style>
    <style:style style:name="P88" style:family="paragraph" style:parent-style-name="Text_20_body" style:list-style-name="L27"/>
    <style:style style:name="P89" style:family="paragraph" style:parent-style-name="Text_20_body" style:list-style-name="L27">
      <style:paragraph-properties fo:margin-top="0cm" fo:margin-bottom="0cm" style:contextual-spacing="false"/>
    </style:style>
    <style:style style:name="P90" style:family="paragraph" style:parent-style-name="Text_20_body" style:list-style-name="L28"/>
    <style:style style:name="P91" style:family="paragraph" style:parent-style-name="Text_20_body" style:list-style-name="L28">
      <style:paragraph-properties fo:margin-top="0cm" fo:margin-bottom="0cm" style:contextual-spacing="false"/>
    </style:style>
    <style:style style:name="P92" style:family="paragraph" style:parent-style-name="Text_20_body" style:list-style-name="L29"/>
    <style:style style:name="P93" style:family="paragraph" style:parent-style-name="Text_20_body" style:list-style-name="L30"/>
    <style:style style:name="P94" style:family="paragraph" style:parent-style-name="Text_20_body" style:list-style-name="L30">
      <style:paragraph-properties fo:margin-top="0cm" fo:margin-bottom="0cm" style:contextual-spacing="false"/>
    </style:style>
    <style:style style:name="P95" style:family="paragraph" style:parent-style-name="Text_20_body" style:list-style-name="L31"/>
    <style:style style:name="P96" style:family="paragraph" style:parent-style-name="Text_20_body" style:list-style-name="L31">
      <style:paragraph-properties fo:margin-top="0cm" fo:margin-bottom="0cm" style:contextual-spacing="false"/>
    </style:style>
    <style:style style:name="P97" style:family="paragraph" style:parent-style-name="Text_20_body" style:list-style-name="L32"/>
    <style:style style:name="P98" style:family="paragraph" style:parent-style-name="Text_20_body" style:list-style-name="L32">
      <style:paragraph-properties fo:margin-top="0cm" fo:margin-bottom="0cm" style:contextual-spacing="false"/>
    </style:style>
    <style:style style:name="P99" style:family="paragraph" style:parent-style-name="Text_20_body" style:list-style-name="L33"/>
    <style:style style:name="P100" style:family="paragraph" style:parent-style-name="Text_20_body" style:list-style-name="L33">
      <style:paragraph-properties fo:margin-top="0cm" fo:margin-bottom="0cm" style:contextual-spacing="false"/>
    </style:style>
    <style:style style:name="P101" style:family="paragraph" style:parent-style-name="Text_20_body" style:list-style-name="L34"/>
    <style:style style:name="P102" style:family="paragraph" style:parent-style-name="Text_20_body" style:list-style-name="L34">
      <style:paragraph-properties fo:margin-top="0cm" fo:margin-bottom="0cm" style:contextual-spacing="false"/>
    </style:style>
    <style:style style:name="P103" style:family="paragraph" style:parent-style-name="Text_20_body" style:list-style-name="L35"/>
    <style:style style:name="P104" style:family="paragraph" style:parent-style-name="Text_20_body" style:list-style-name="L35">
      <style:paragraph-properties fo:margin-top="0cm" fo:margin-bottom="0cm" style:contextual-spacing="false"/>
    </style:style>
    <style:style style:name="P105" style:family="paragraph" style:parent-style-name="Text_20_body" style:list-style-name="L36"/>
    <style:style style:name="P106" style:family="paragraph" style:parent-style-name="Text_20_body" style:list-style-name="L36">
      <style:paragraph-properties fo:margin-top="0cm" fo:margin-bottom="0cm" style:contextual-spacing="false"/>
    </style:style>
    <style:style style:name="P107" style:family="paragraph" style:parent-style-name="Text_20_body" style:list-style-name="L37"/>
    <style:style style:name="P108" style:family="paragraph" style:parent-style-name="Text_20_body" style:list-style-name="L37">
      <style:paragraph-properties fo:margin-top="0cm" fo:margin-bottom="0cm" style:contextual-spacing="false"/>
    </style:style>
    <style:style style:name="P109" style:family="paragraph" style:parent-style-name="Text_20_body" style:list-style-name="L38"/>
    <style:style style:name="P110" style:family="paragraph" style:parent-style-name="Text_20_body" style:list-style-name="L38">
      <style:paragraph-properties fo:margin-top="0cm" fo:margin-bottom="0cm" style:contextual-spacing="false"/>
    </style:style>
    <style:style style:name="P111" style:family="paragraph" style:parent-style-name="Text_20_body" style:list-style-name="L39"/>
    <style:style style:name="P112" style:family="paragraph" style:parent-style-name="Text_20_body" style:list-style-name="L40"/>
    <style:style style:name="P113" style:family="paragraph" style:parent-style-name="Text_20_body" style:list-style-name="L40">
      <style:paragraph-properties fo:margin-top="0cm" fo:margin-bottom="0cm" style:contextual-spacing="false"/>
    </style:style>
    <style:style style:name="P114" style:family="paragraph" style:parent-style-name="Text_20_body" style:list-style-name="L41"/>
    <style:style style:name="P115" style:family="paragraph" style:parent-style-name="Text_20_body" style:list-style-name="L41">
      <style:paragraph-properties fo:margin-top="0cm" fo:margin-bottom="0cm" style:contextual-spacing="false"/>
    </style:style>
    <style:style style:name="P116" style:family="paragraph" style:parent-style-name="Text_20_body" style:list-style-name="L42"/>
    <style:style style:name="P117" style:family="paragraph" style:parent-style-name="Text_20_body" style:list-style-name="L42">
      <style:paragraph-properties fo:margin-top="0cm" fo:margin-bottom="0cm" style:contextual-spacing="false"/>
    </style:style>
    <style:style style:name="P118" style:family="paragraph" style:parent-style-name="Text_20_body" style:list-style-name="L43"/>
    <style:style style:name="P119" style:family="paragraph" style:parent-style-name="Text_20_body" style:list-style-name="L43">
      <style:paragraph-properties fo:margin-top="0cm" fo:margin-bottom="0cm" style:contextual-spacing="false"/>
    </style:style>
    <style:style style:name="P120" style:family="paragraph" style:parent-style-name="Text_20_body" style:list-style-name="L44"/>
    <style:style style:name="P121" style:family="paragraph" style:parent-style-name="Text_20_body" style:list-style-name="L44">
      <style:paragraph-properties fo:margin-top="0cm" fo:margin-bottom="0cm" style:contextual-spacing="false"/>
    </style:style>
    <style:style style:name="P122" style:family="paragraph" style:parent-style-name="Text_20_body" style:list-style-name="L45"/>
    <style:style style:name="P123" style:family="paragraph" style:parent-style-name="Text_20_body" style:list-style-name="L45">
      <style:paragraph-properties fo:margin-top="0cm" fo:margin-bottom="0cm" style:contextual-spacing="false"/>
    </style:style>
    <style:style style:name="P124" style:family="paragraph" style:parent-style-name="Text_20_body" style:list-style-name="L46"/>
    <style:style style:name="P125" style:family="paragraph" style:parent-style-name="Text_20_body" style:list-style-name="L46">
      <style:paragraph-properties fo:margin-top="0cm" fo:margin-bottom="0cm" style:contextual-spacing="false"/>
    </style:style>
    <style:style style:name="P126" style:family="paragraph" style:parent-style-name="Text_20_body" style:list-style-name="L47"/>
    <style:style style:name="P127" style:family="paragraph" style:parent-style-name="Text_20_body" style:list-style-name="L47">
      <style:paragraph-properties fo:margin-top="0cm" fo:margin-bottom="0cm" style:contextual-spacing="false"/>
    </style:style>
    <style:style style:name="P128" style:family="paragraph" style:parent-style-name="Text_20_body" style:list-style-name="L48"/>
    <style:style style:name="P129" style:family="paragraph" style:parent-style-name="Text_20_body" style:list-style-name="L48">
      <style:paragraph-properties fo:margin-top="0cm" fo:margin-bottom="0cm" style:contextual-spacing="false"/>
    </style:style>
    <style:style style:name="P130" style:family="paragraph" style:parent-style-name="Text_20_body" style:list-style-name="L49"/>
    <style:style style:name="P131" style:family="paragraph" style:parent-style-name="Text_20_body" style:list-style-name="L49">
      <style:paragraph-properties fo:margin-top="0cm" fo:margin-bottom="0cm" style:contextual-spacing="false"/>
    </style:style>
    <style:style style:name="P132" style:family="paragraph" style:parent-style-name="Text_20_body" style:list-style-name="L50"/>
    <style:style style:name="P133" style:family="paragraph" style:parent-style-name="Text_20_body" style:list-style-name="L50">
      <style:paragraph-properties fo:margin-top="0cm" fo:margin-bottom="0cm" style:contextual-spacing="false"/>
    </style:style>
    <style:style style:name="P134" style:family="paragraph" style:parent-style-name="Text_20_body" style:list-style-name="L51"/>
    <style:style style:name="P135" style:family="paragraph" style:parent-style-name="Text_20_body" style:list-style-name="L51">
      <style:paragraph-properties fo:margin-top="0cm" fo:margin-bottom="0cm" style:contextual-spacing="false"/>
    </style:style>
    <style:style style:name="P136" style:family="paragraph" style:parent-style-name="Text_20_body" style:list-style-name="L52"/>
    <style:style style:name="P137" style:family="paragraph" style:parent-style-name="Text_20_body" style:list-style-name="L52">
      <style:paragraph-properties fo:margin-top="0cm" fo:margin-bottom="0cm" style:contextual-spacing="false"/>
    </style:style>
    <style:style style:name="P138" style:family="paragraph" style:parent-style-name="Text_20_body" style:list-style-name="L53"/>
    <style:style style:name="P139" style:family="paragraph" style:parent-style-name="Text_20_body" style:list-style-name="L53">
      <style:paragraph-properties fo:margin-top="0cm" fo:margin-bottom="0cm" style:contextual-spacing="false"/>
    </style:style>
    <style:style style:name="P140" style:family="paragraph" style:parent-style-name="Text_20_body" style:list-style-name="L54"/>
    <style:style style:name="P141" style:family="paragraph" style:parent-style-name="Text_20_body" style:list-style-name="L54">
      <style:paragraph-properties fo:margin-top="0cm" fo:margin-bottom="0cm" style:contextual-spacing="false"/>
    </style:style>
    <style:style style:name="P142" style:family="paragraph" style:parent-style-name="Text_20_body" style:list-style-name="L55"/>
    <style:style style:name="P143" style:family="paragraph" style:parent-style-name="Text_20_body" style:list-style-name="L55">
      <style:paragraph-properties fo:margin-top="0cm" fo:margin-bottom="0cm" style:contextual-spacing="false"/>
    </style:style>
    <style:style style:name="P144" style:family="paragraph" style:parent-style-name="Text_20_body" style:list-style-name="L56"/>
    <style:style style:name="P145" style:family="paragraph" style:parent-style-name="Text_20_body" style:list-style-name="L56">
      <style:paragraph-properties fo:margin-top="0cm" fo:margin-bottom="0cm" style:contextual-spacing="false"/>
    </style:style>
    <style:style style:name="P146" style:family="paragraph" style:parent-style-name="Text_20_body" style:list-style-name="L57"/>
    <style:style style:name="P147" style:family="paragraph" style:parent-style-name="Text_20_body" style:list-style-name="L57">
      <style:paragraph-properties fo:margin-top="0cm" fo:margin-bottom="0cm" style:contextual-spacing="false"/>
    </style:style>
    <style:style style:name="P148" style:family="paragraph" style:parent-style-name="Text_20_body" style:list-style-name="L58"/>
    <style:style style:name="P149" style:family="paragraph" style:parent-style-name="Text_20_body" style:list-style-name="L58">
      <style:paragraph-properties fo:margin-top="0cm" fo:margin-bottom="0cm" style:contextual-spacing="false"/>
    </style:style>
    <style:style style:name="P150" style:family="paragraph" style:parent-style-name="Text_20_body" style:list-style-name="L59"/>
    <style:style style:name="P151" style:family="paragraph" style:parent-style-name="Text_20_body" style:list-style-name="L59">
      <style:paragraph-properties fo:margin-top="0cm" fo:margin-bottom="0cm" style:contextual-spacing="false"/>
    </style:style>
    <style:style style:name="P152" style:family="paragraph" style:parent-style-name="Text_20_body" style:list-style-name="L60"/>
    <style:style style:name="P153" style:family="paragraph" style:parent-style-name="Text_20_body" style:list-style-name="L60">
      <style:paragraph-properties fo:margin-top="0cm" fo:margin-bottom="0cm" style:contextual-spacing="false"/>
    </style:style>
    <style:style style:name="P154" style:family="paragraph" style:parent-style-name="Text_20_body" style:list-style-name="L61"/>
    <style:style style:name="P155" style:family="paragraph" style:parent-style-name="Text_20_body" style:list-style-name="L61">
      <style:paragraph-properties fo:margin-top="0cm" fo:margin-bottom="0cm" style:contextual-spacing="false"/>
    </style:style>
    <style:style style:name="P156" style:family="paragraph" style:parent-style-name="Text_20_body" style:list-style-name="L62"/>
    <style:style style:name="P157" style:family="paragraph" style:parent-style-name="Text_20_body" style:list-style-name="L62">
      <style:paragraph-properties fo:margin-top="0cm" fo:margin-bottom="0cm" style:contextual-spacing="false"/>
    </style:style>
    <style:style style:name="P158" style:family="paragraph" style:parent-style-name="Text_20_body" style:list-style-name="L63"/>
    <style:style style:name="P159" style:family="paragraph" style:parent-style-name="Text_20_body" style:list-style-name="L63">
      <style:paragraph-properties fo:margin-top="0cm" fo:margin-bottom="0cm" style:contextual-spacing="false"/>
    </style:style>
    <style:style style:name="P160" style:family="paragraph" style:parent-style-name="Text_20_body" style:list-style-name="L64"/>
    <style:style style:name="P161" style:family="paragraph" style:parent-style-name="Text_20_body" style:list-style-name="L64">
      <style:paragraph-properties fo:margin-top="0cm" fo:margin-bottom="0cm" style:contextual-spacing="false"/>
    </style:style>
    <style:style style:name="P162" style:family="paragraph" style:parent-style-name="Text_20_body" style:list-style-name="L65"/>
    <style:style style:name="P163" style:family="paragraph" style:parent-style-name="Text_20_body" style:list-style-name="L65">
      <style:paragraph-properties fo:margin-top="0cm" fo:margin-bottom="0cm" style:contextual-spacing="false"/>
    </style:style>
    <style:style style:name="P164" style:family="paragraph" style:parent-style-name="Text_20_body" style:list-style-name="L66"/>
    <style:style style:name="P165" style:family="paragraph" style:parent-style-name="Text_20_body" style:list-style-name="L66">
      <style:paragraph-properties fo:margin-top="0cm" fo:margin-bottom="0cm" style:contextual-spacing="false"/>
    </style:style>
    <style:style style:name="P166" style:family="paragraph" style:parent-style-name="Text_20_body" style:list-style-name="L67"/>
    <style:style style:name="P167" style:family="paragraph" style:parent-style-name="Text_20_body" style:list-style-name="L67">
      <style:paragraph-properties fo:margin-top="0cm" fo:margin-bottom="0cm" style:contextual-spacing="false"/>
    </style:style>
    <style:style style:name="P168" style:family="paragraph" style:parent-style-name="Text_20_body" style:list-style-name="L68"/>
    <style:style style:name="P169" style:family="paragraph" style:parent-style-name="Text_20_body" style:list-style-name="L68">
      <style:paragraph-properties fo:margin-top="0cm" fo:margin-bottom="0cm" style:contextual-spacing="false"/>
    </style:style>
    <style:style style:name="P170" style:family="paragraph" style:parent-style-name="Text_20_body" style:list-style-name="L69"/>
    <style:style style:name="P171" style:family="paragraph" style:parent-style-name="Text_20_body" style:list-style-name="L69">
      <style:paragraph-properties fo:margin-top="0cm" fo:margin-bottom="0cm" style:contextual-spacing="false"/>
    </style:style>
    <style:style style:name="P172" style:family="paragraph" style:parent-style-name="Text_20_body" style:list-style-name="L70"/>
    <style:style style:name="P173" style:family="paragraph" style:parent-style-name="Text_20_body" style:list-style-name="L70">
      <style:paragraph-properties fo:margin-top="0cm" fo:margin-bottom="0cm" style:contextual-spacing="false"/>
    </style:style>
    <style:style style:name="P174" style:family="paragraph" style:parent-style-name="Text_20_body" style:list-style-name="L71"/>
    <style:style style:name="P175" style:family="paragraph" style:parent-style-name="Text_20_body" style:list-style-name="L71">
      <style:paragraph-properties fo:margin-top="0cm" fo:margin-bottom="0cm" style:contextual-spacing="false"/>
    </style:style>
    <style:style style:name="P176" style:family="paragraph" style:parent-style-name="Text_20_body" style:list-style-name="L72"/>
    <style:style style:name="P177" style:family="paragraph" style:parent-style-name="Text_20_body" style:list-style-name="L72">
      <style:paragraph-properties fo:margin-top="0cm" fo:margin-bottom="0cm" style:contextual-spacing="false"/>
    </style:style>
    <style:style style:name="P178" style:family="paragraph" style:parent-style-name="Text_20_body" style:list-style-name="L73"/>
    <style:style style:name="P179" style:family="paragraph" style:parent-style-name="Text_20_body" style:list-style-name="L74"/>
    <style:style style:name="P180" style:family="paragraph" style:parent-style-name="Text_20_body" style:list-style-name="L74">
      <style:paragraph-properties fo:margin-top="0cm" fo:margin-bottom="0cm" style:contextual-spacing="false"/>
    </style:style>
    <style:style style:name="P181" style:family="paragraph" style:parent-style-name="Text_20_body" style:list-style-name="L75"/>
    <style:style style:name="P182" style:family="paragraph" style:parent-style-name="Text_20_body" style:list-style-name="L75">
      <style:paragraph-properties fo:margin-top="0cm" fo:margin-bottom="0cm" style:contextual-spacing="false"/>
    </style:style>
    <style:style style:name="P183" style:family="paragraph" style:parent-style-name="Text_20_body" style:list-style-name="L76"/>
    <style:style style:name="P184" style:family="paragraph" style:parent-style-name="Text_20_body" style:list-style-name="L76">
      <style:paragraph-properties fo:margin-top="0cm" fo:margin-bottom="0cm" style:contextual-spacing="false"/>
    </style:style>
    <style:style style:name="P185" style:family="paragraph" style:parent-style-name="Text_20_body" style:list-style-name="L77">
      <style:text-properties officeooo:paragraph-rsid="001775d6"/>
    </style:style>
    <style:style style:name="P186" style:family="paragraph" style:parent-style-name="Text_20_body" style:list-style-name="L77">
      <style:paragraph-properties fo:margin-top="0cm" fo:margin-bottom="0cm" style:contextual-spacing="false"/>
      <style:text-properties officeooo:paragraph-rsid="001775d6"/>
    </style:style>
    <style:style style:name="P187" style:family="paragraph" style:parent-style-name="Text_20_body" style:list-style-name="L78">
      <style:text-properties officeooo:paragraph-rsid="001775d6"/>
    </style:style>
    <style:style style:name="P188" style:family="paragraph" style:parent-style-name="Text_20_body" style:list-style-name="L78">
      <style:paragraph-properties fo:margin-top="0cm" fo:margin-bottom="0cm" style:contextual-spacing="false"/>
      <style:text-properties officeooo:paragraph-rsid="001775d6"/>
    </style:style>
    <style:style style:name="T1" style:family="text">
      <style:text-properties officeooo:rsid="0014166f"/>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3"><text:span text:style-name="Strong_20_Emphasis">Creazione di Database, Schemi e Tabelle</text:span></text:h>
      <text:list text:style-name="L77">
        <text:list-item>
          <text:p text:style-name="P185"><text:span text:style-name="Strong_20_Emphasis">Creazione di un database</text:span><text:line-break/>Sintassi:</text:p>
          <text:p text:style-name="P39">sql</text:p>
          <text:p text:style-name="P39">Copia codice</text:p>
          <text:p text:style-name="P40"><text:span text:style-name="Source_20_Text">create database nome_database [opzioni];</text:span></text:p>
          <text:p text:style-name="P185">Questo comando crea un nuovo database.</text:p>
        </text:list-item>
        <text:list-item>
          <text:p text:style-name="P185"><text:span text:style-name="Strong_20_Emphasis">Creazione di uno schema</text:span><text:line-break/>Sintassi:</text:p>
          <text:p text:style-name="P39">sql</text:p>
          <text:p text:style-name="P39">Copia codice</text:p>
          <text:p text:style-name="P40"><text:span text:style-name="Source_20_Text">create schema nome_schema [opzioni];</text:span></text:p>
          <text:p text:style-name="P185">Questo comando crea uno schema (namespace) all'interno del database corrente.</text:p>
        </text:list-item>
        <text:list-item>
          <text:p text:style-name="P185"><text:span text:style-name="Strong_20_Emphasis">Creazione di una tabella</text:span><text:line-break/>Sintassi:</text:p>
          <text:p text:style-name="P39">sql</text:p>
          <text:p text:style-name="P39">Copia codice</text:p>
          <text:p text:style-name="P41"><text:span text:style-name="Source_20_Text">create table nome_tabella (</text:span></text:p>
          <text:p text:style-name="P42"><text:span text:style-name="Source_20_Text"><text:s text:c="4"/>nome_attributo dominio [vincoli di dominio],</text:span></text:p>
          <text:p text:style-name="P42"><text:span text:style-name="Source_20_Text"><text:s text:c="4"/>nome_attributo dominio [vincoli di dominio],</text:span></text:p>
          <text:p text:style-name="P42"><text:span text:style-name="Source_20_Text"><text:s text:c="4"/>...</text:span></text:p>
          <text:p text:style-name="P42"><text:span text:style-name="Source_20_Text"><text:s text:c="4"/>[altri vincoli inter-relazionali]</text:span></text:p>
          <text:p text:style-name="P43"><text:span text:style-name="Source_20_Text">);</text:span></text:p>
          <text:list>
            <text:list-item>
              <text:p text:style-name="P186"><text:span text:style-name="Source_20_Text">nome_schema</text:span> è opzionale. Se omesso, si usa lo schema di default (senza nome).</text:p>
            </text:list-item>
            <text:list-item>
              <text:p text:style-name="P186">I vincoli inter-relazionali si riferiscono a chiavi esterne o altre relazioni tra tabelle.</text:p>
            </text:list-item>
          </text:list>
        </text:list-item>
        <text:list-item>
          <text:p text:style-name="P185"><text:span text:style-name="Strong_20_Emphasis">Esempio di creazione di tabelle</text:span></text:p>
          <text:list>
            <text:list-item>
              <text:p text:style-name="P185">Creazione di una tabella per i corsi:</text:p>
              <text:p text:style-name="P39">sql</text:p>
              <text:p text:style-name="P39">Copia codice</text:p>
              <text:p text:style-name="P41"><text:span text:style-name="Source_20_Text">create table Corso (</text:span></text:p>
              <text:p text:style-name="P42"><text:span text:style-name="Source_20_Text"><text:s text:c="4"/>codice integer not null,</text:span></text:p>
              <text:p text:style-name="P42"><text:span text:style-name="Source_20_Text"><text:s text:c="4"/>nome character varying(100) not null,</text:span></text:p>
              <text:p text:style-name="P42"><text:span text:style-name="Source_20_Text"><text:s text:c="4"/>aula character varying(10) not null,</text:span></text:p>
              <text:p text:style-name="P42"><text:span text:style-name="Source_20_Text"><text:s text:c="4"/>primary key (codice)</text:span></text:p>
              <text:p text:style-name="P43"><text:span text:style-name="Source_20_Text">);</text:span></text:p>
            </text:list-item>
            <text:list-item>
              <text:p text:style-name="P185">Creazione di una tabella per gli incarichi (con vincoli di chiave esterna):</text:p>
              <text:p text:style-name="P39">sql</text:p>
              <text:p text:style-name="P39">Copia codice</text:p>
              <text:p text:style-name="P41"><text:span text:style-name="Source_20_Text">create table Incarico (</text:span></text:p>
              <text:p text:style-name="P42"><text:span text:style-name="Source_20_Text"><text:s text:c="4"/>docente integer not null,</text:span></text:p>
              <text:p text:style-name="P42"><text:span text:style-name="Source_20_Text"><text:s text:c="4"/>corso integer not null,</text:span></text:p>
              <text:p text:style-name="P42"><text:span text:style-name="Source_20_Text"><text:s text:c="4"/>primary key (docente, corso),</text:span></text:p>
              <text:p text:style-name="P42"><text:span text:style-name="Source_20_Text"><text:s text:c="4"/>foreign key (docente) references Docente (matr),</text:span></text:p>
              <text:p text:style-name="P42"><text:span text:style-name="Source_20_Text"><text:s text:c="4"/>foreign key (corso) references Corso (codice)</text:span></text:p>
            </text:list-item>
          </text:list>
        </text:list-item>
      </text:list>
      <text:h text:style-name="P8" text:outline-level="3"><text:soft-page-break/><text:span text:style-name="Source_20_Text">);</text:span></text:h>
      <text:h text:style-name="P8" text:outline-level="3"><text:span text:style-name="Source_20_Text"/></text:h>
      <text:h text:style-name="P8" text:outline-level="3"><text:span text:style-name="Strong_20_Emphasis">Domini SQL Predefiniti</text:span></text:h>
      <text:list text:style-name="L78">
        <text:list-item>
          <text:p text:style-name="P187"><text:span text:style-name="Strong_20_Emphasis">Domini numerici:</text:span></text:p>
          <text:list>
            <text:list-item>
              <text:p text:style-name="P188">Interi: <text:span text:style-name="Source_20_Text">integer</text:span>, <text:span text:style-name="Source_20_Text">smallint</text:span>, etc.</text:p>
            </text:list-item>
            <text:list-item>
              <text:p text:style-name="P188">Decimali: <text:span text:style-name="Source_20_Text">numeric(precision, scale)</text:span>, <text:span text:style-name="Source_20_Text">decimal(precision, scale)</text:span></text:p>
            </text:list-item>
            <text:list-item>
              <text:p text:style-name="P188">Approssimati: <text:span text:style-name="Source_20_Text">float(precision)</text:span>, <text:span text:style-name="Source_20_Text">real</text:span>, <text:span text:style-name="Source_20_Text">double precision</text:span></text:p>
            </text:list-item>
          </text:list>
        </text:list-item>
        <text:list-item>
          <text:p text:style-name="P187"><text:span text:style-name="Strong_20_Emphasis">Stringhe:</text:span></text:p>
          <text:list>
            <text:list-item>
              <text:p text:style-name="P188"><text:span text:style-name="Source_20_Text">character</text:span>, <text:span text:style-name="Source_20_Text">character varying(lung_max)</text:span>, <text:span text:style-name="Source_20_Text">text</text:span></text:p>
            </text:list-item>
          </text:list>
        </text:list-item>
        <text:list-item>
          <text:p text:style-name="P187"><text:span text:style-name="Strong_20_Emphasis">Istanti temporali:</text:span></text:p>
          <text:list>
            <text:list-item>
              <text:p text:style-name="P188"><text:span text:style-name="Source_20_Text">date</text:span>, <text:span text:style-name="Source_20_Text">time</text:span>, <text:span text:style-name="Source_20_Text">timestamp</text:span></text:p>
            </text:list-item>
          </text:list>
        </text:list-item>
        <text:list-item>
          <text:p text:style-name="P187"><text:span text:style-name="Strong_20_Emphasis">Intervalli temporali:</text:span></text:p>
          <text:list>
            <text:list-item>
              <text:p text:style-name="P188"><text:span text:style-name="Source_20_Text">interval</text:span></text:p>
            </text:list-item>
          </text:list>
        </text:list-item>
        <text:list-item>
          <text:p text:style-name="P187"><text:span text:style-name="Strong_20_Emphasis">Valori booleani:</text:span></text:p>
          <text:list>
            <text:list-item>
              <text:p text:style-name="P188"><text:span text:style-name="Source_20_Text">boolean</text:span></text:p>
            </text:list-item>
          </text:list>
        </text:list-item>
        <text:list-item>
          <text:p text:style-name="P187"><text:span text:style-name="Strong_20_Emphasis">Dati non strutturati di grandi dimensioni:</text:span></text:p>
          <text:list>
            <text:list-item>
              <text:p text:style-name="P187"><text:span text:style-name="Source_20_Text">CLOB, </text:span><text:span text:style-name="Source_20_Text">BLOB</text:span></text:p>
            </text:list-item>
          </text:list>
        </text:list-item>
      </text:list>
      <text:h text:style-name="P8" text:outline-level="3"><text:span text:style-name="Source_20_Text"/></text:h>
      <text:h text:style-name="P8" text:outline-level="3"><text:span text:style-name="Strong_20_Emphasis">Creazione di Tabelle: Valori di Default</text:span></text:h>
      <text:p text:style-name="Text_20_body">Sintassi:</text:p>
      <text:p text:style-name="Preformatted_20_Text">sql</text:p>
      <text:p text:style-name="Preformatted_20_Text">Copia codice</text:p>
      <text:p text:style-name="P6"><text:span text:style-name="Source_20_Text">create table Impiegato (</text:span></text:p>
      <text:p text:style-name="P3"><text:span text:style-name="Source_20_Text"><text:s text:c="4"/>nome ...,</text:span></text:p>
      <text:p text:style-name="P3"><text:span text:style-name="Source_20_Text"><text:s text:c="4"/>cognome ...,</text:span></text:p>
      <text:p text:style-name="P3"><text:span text:style-name="Source_20_Text"><text:s text:c="4"/>stipendio integer default 0,</text:span></text:p>
      <text:p text:style-name="P3"><text:span text:style-name="Source_20_Text"><text:s text:c="4"/>...</text:span></text:p>
      <text:p text:style-name="P4"><text:span text:style-name="Source_20_Text">);</text:span></text:p>
      <text:list text:style-name="L1">
        <text:list-item>
          <text:p text:style-name="P44">Se durante un inserimento non viene fornito un valore per la colonna <text:span text:style-name="Source_20_Text">stipendio</text:span>, il valore di default sarà <text:span text:style-name="Source_20_Text">0</text:span>.</text:p>
        </text:list-item>
      </text:list>
      <text:p text:style-name="Horizontal_20_Line"/>
      <text:h text:style-name="Heading_20_3" text:outline-level="3"><text:span text:style-name="Strong_20_Emphasis">Creazione di Tabelle: Vincoli di Dominio</text:span></text:h>
      <text:p text:style-name="Text_20_body">Sintassi:</text:p>
      <text:p text:style-name="Preformatted_20_Text">sql</text:p>
      <text:p text:style-name="Preformatted_20_Text">Copia codice</text:p>
      <text:p text:style-name="P6"><text:span text:style-name="Source_20_Text">create table Impiegato (</text:span></text:p>
      <text:p text:style-name="P3"><text:span text:style-name="Source_20_Text"><text:s text:c="4"/>nome varchar(100) not null,</text:span></text:p>
      <text:p text:style-name="P3"><text:span text:style-name="Source_20_Text"><text:s text:c="4"/>cognome varchar(100) not null,</text:span></text:p>
      <text:p text:style-name="P3"><text:soft-page-break/><text:span text:style-name="Source_20_Text"><text:s text:c="4"/>stipendio integer default 0 check (stipendio &gt;= 0),</text:span></text:p>
      <text:p text:style-name="P3"><text:span text:style-name="Source_20_Text"><text:s text:c="4"/>...</text:span></text:p>
      <text:p text:style-name="P4"><text:span text:style-name="Source_20_Text">);</text:span></text:p>
      <text:list text:style-name="L2">
        <text:list-item>
          <text:p text:style-name="P45">Ogni ennupla nella relazione deve soddisfare il vincolo <text:span text:style-name="Source_20_Text">stipendio &gt;= 0</text:span>. In caso di violazione, l'inserimento o la modifica non avverrà e verrà generato un errore.</text:p>
        </text:list-item>
      </text:list>
      <text:p text:style-name="Horizontal_20_Line"/>
      <text:h text:style-name="Heading_20_3" text:outline-level="3"><text:span text:style-name="Strong_20_Emphasis">Creazione di Tabelle: Vincoli di Chiave</text:span></text:h>
      <text:list text:style-name="L3">
        <text:list-item>
          <text:p text:style-name="P46"><text:span text:style-name="Strong_20_Emphasis">Vincoli di chiave primaria:</text:span></text:p>
          <text:p text:style-name="P9">sql</text:p>
          <text:p text:style-name="P9">Copia codice</text:p>
          <text:p text:style-name="P10"><text:span text:style-name="Source_20_Text">create table Studente (</text:span></text:p>
          <text:p text:style-name="P11"><text:span text:style-name="Source_20_Text"><text:s text:c="4"/>matricola integer not null,</text:span></text:p>
          <text:p text:style-name="P11"><text:span text:style-name="Source_20_Text"><text:s text:c="4"/>nome varchar(100) not null,</text:span></text:p>
          <text:p text:style-name="P11"><text:span text:style-name="Source_20_Text"><text:s text:c="4"/>cognome varchar(100) not null,</text:span></text:p>
          <text:p text:style-name="P11"><text:span text:style-name="Source_20_Text"><text:s text:c="4"/>nascita date,</text:span></text:p>
          <text:p text:style-name="P11"><text:span text:style-name="Source_20_Text"><text:s text:c="4"/>cf char(16) not null,</text:span></text:p>
          <text:p text:style-name="P11"><text:span text:style-name="Source_20_Text"><text:s text:c="4"/>primary key (matricola),</text:span></text:p>
          <text:p text:style-name="P11"><text:span text:style-name="Source_20_Text"><text:s text:c="4"/>unique (cf),</text:span></text:p>
          <text:p text:style-name="P11"><text:span text:style-name="Source_20_Text"><text:s text:c="4"/>unique (cognome, nome, nascita)</text:span></text:p>
          <text:p text:style-name="P12"><text:span text:style-name="Source_20_Text">);</text:span></text:p>
        </text:list-item>
        <text:list-item>
          <text:p text:style-name="P46"><text:span text:style-name="Strong_20_Emphasis">Alternativa per chiave primaria su un solo attributo:</text:span></text:p>
          <text:p text:style-name="P9">sql</text:p>
          <text:p text:style-name="P9">Copia codice</text:p>
          <text:p text:style-name="P10"><text:span text:style-name="Source_20_Text">create table Studente (</text:span></text:p>
          <text:p text:style-name="P11"><text:span text:style-name="Source_20_Text"><text:s text:c="4"/>matricola integer primary key,</text:span></text:p>
          <text:p text:style-name="P11"><text:span text:style-name="Source_20_Text"><text:s text:c="4"/>...</text:span></text:p>
          <text:p text:style-name="P11"><text:span text:style-name="Source_20_Text"><text:s text:c="4"/>cf char(16) not null unique</text:span></text:p>
          <text:p text:style-name="P12"><text:span text:style-name="Source_20_Text">);</text:span></text:p>
        </text:list-item>
        <text:list-item>
          <text:p text:style-name="P46">Ogni tabella può avere chiavi primarie o uniche che identificano in modo univoco le righe.</text:p>
        </text:list-item>
      </text:list>
      <text:p text:style-name="Horizontal_20_Line"/>
      <text:h text:style-name="Heading_20_3" text:outline-level="3"><text:span text:style-name="Strong_20_Emphasis">SQL e Modello Relazionale</text:span></text:h>
      <text:list text:style-name="L4">
        <text:list-item>
          <text:p text:style-name="P48">Una tabella SQL non rappresenta in generale una relazione relazionale, poiché può contenere ennuple duplicate.</text:p>
        </text:list-item>
        <text:list-item>
          <text:p text:style-name="P47">Affinché rappresenti una relazione, è necessario definire almeno una chiave primaria o unica.</text:p>
        </text:list-item>
      </text:list>
      <text:p text:style-name="Horizontal_20_Line"/>
      <text:h text:style-name="Heading_20_3" text:outline-level="3"><text:span text:style-name="Strong_20_Emphasis">Vincoli di Integrità Referenziale</text:span></text:h>
      <text:p text:style-name="Text_20_body">I vincoli di integrità referenziale sono utilizzati per stabilire relazioni tra tabelle.</text:p>
      <text:list text:style-name="L5">
        <text:list-item>
          <text:p text:style-name="P49"><text:span text:style-name="Strong_20_Emphasis">Esempio con Officina e Veicolo:</text:span></text:p>
          <text:p text:style-name="P13">sql</text:p>
          <text:p text:style-name="P13">Copia codice</text:p>
          <text:p text:style-name="P14"><text:span text:style-name="Source_20_Text">create table Officina (</text:span></text:p>
          <text:p text:style-name="P15"><text:span text:style-name="Source_20_Text"><text:s text:c="4"/>nome varchar(100) not null,</text:span></text:p>
          <text:p text:style-name="P15"><text:span text:style-name="Source_20_Text"><text:s text:c="4"/>indirizzo varchar(500) not null,</text:span></text:p>
          <text:p text:style-name="P15"><text:soft-page-break/><text:span text:style-name="Source_20_Text"><text:s text:c="4"/>primary key (nome)</text:span></text:p>
          <text:p text:style-name="P15"><text:span text:style-name="Source_20_Text">);</text:span></text:p>
          <text:p text:style-name="P15"/>
          <text:p text:style-name="P15"><text:span text:style-name="Source_20_Text">create table Veicolo (</text:span></text:p>
          <text:p text:style-name="P15"><text:span text:style-name="Source_20_Text"><text:s text:c="4"/>targa char(8) not null,</text:span></text:p>
          <text:p text:style-name="P15"><text:span text:style-name="Source_20_Text"><text:s text:c="4"/>tipo varchar(50) not null,</text:span></text:p>
          <text:p text:style-name="P15"><text:span text:style-name="Source_20_Text"><text:s text:c="4"/>primary key (targa)</text:span></text:p>
          <text:p text:style-name="P15"><text:span text:style-name="Source_20_Text">);</text:span></text:p>
          <text:p text:style-name="P15"/>
          <text:p text:style-name="P15"><text:span text:style-name="Source_20_Text">create table Riparazione (</text:span></text:p>
          <text:p text:style-name="P15"><text:span text:style-name="Source_20_Text"><text:s text:c="4"/>officina varchar(100) not null,</text:span></text:p>
          <text:p text:style-name="P15"><text:span text:style-name="Source_20_Text"><text:s text:c="4"/>codice integer not null,</text:span></text:p>
          <text:p text:style-name="P15"><text:span text:style-name="Source_20_Text"><text:s text:c="4"/>veicolo char(8) not null,</text:span></text:p>
          <text:p text:style-name="P15"><text:span text:style-name="Source_20_Text"><text:s text:c="4"/>primary key (officina, codice),</text:span></text:p>
          <text:p text:style-name="P15"><text:span text:style-name="Source_20_Text"><text:s text:c="4"/>foreign key (officina) references Officina (nome),</text:span></text:p>
          <text:p text:style-name="P15"><text:span text:style-name="Source_20_Text"><text:s text:c="4"/>foreign key (veicolo) references Veicolo (targa)</text:span></text:p>
          <text:p text:style-name="P16"><text:span text:style-name="Source_20_Text">);</text:span></text:p>
        </text:list-item>
        <text:list-item>
          <text:p text:style-name="P49"><text:span text:style-name="Strong_20_Emphasis">Altri esempi di tabelle con vincoli referenziali:</text:span></text:p>
          <text:list>
            <text:list-item>
              <text:p text:style-name="P49"><text:span text:style-name="Strong_20_Emphasis">RicambioRip</text:span> (relazione tra ricambi e riparazioni):</text:p>
              <text:p text:style-name="P13">sql</text:p>
              <text:p text:style-name="P13">Copia codice</text:p>
              <text:p text:style-name="P14"><text:span text:style-name="Source_20_Text">create table RicambioRip (</text:span></text:p>
              <text:p text:style-name="P15"><text:span text:style-name="Source_20_Text"><text:s text:c="4"/>officina varchar(100) not null,</text:span></text:p>
              <text:p text:style-name="P15"><text:span text:style-name="Source_20_Text"><text:s text:c="4"/>rip integer not null,</text:span></text:p>
              <text:p text:style-name="P15"><text:span text:style-name="Source_20_Text"><text:s text:c="4"/>ricambio char(5) not null,</text:span></text:p>
              <text:p text:style-name="P15"><text:span text:style-name="Source_20_Text"><text:s text:c="4"/>primary key (officina, rip, ricambio),</text:span></text:p>
              <text:p text:style-name="P15"><text:span text:style-name="Source_20_Text"><text:s text:c="4"/>foreign key (officina, rip) references Riparazione (nome, codice),</text:span></text:p>
              <text:p text:style-name="P15"><text:span text:style-name="Source_20_Text"><text:s text:c="4"/>foreign key (ricambio) references Ricambio (codice)</text:span></text:p>
              <text:p text:style-name="P16"><text:span text:style-name="Source_20_Text">);</text:span></text:p>
            </text:list-item>
          </text:list>
        </text:list-item>
      </text:list>
      <text:p text:style-name="Horizontal_20_Line"/>
      <text:h text:style-name="Heading_20_3" text:outline-level="3"><text:span text:style-name="Strong_20_Emphasis">Modifica e Cancellazione di Tabelle, Schemi e Database</text:span></text:h>
      <text:list text:style-name="L6">
        <text:list-item>
          <text:p text:style-name="P50"><text:span text:style-name="Strong_20_Emphasis">Modifica di una tabella:</text:span></text:p>
          <text:list>
            <text:list-item>
              <text:p text:style-name="P51"><text:span text:style-name="Source_20_Text">alter table add column</text:span></text:p>
            </text:list-item>
            <text:list-item>
              <text:p text:style-name="P51"><text:span text:style-name="Source_20_Text">alter table drop column</text:span></text:p>
            </text:list-item>
            <text:list-item>
              <text:p text:style-name="P51"><text:span text:style-name="Source_20_Text">alter table alter column</text:span></text:p>
            </text:list-item>
            <text:list-item>
              <text:p text:style-name="P51"><text:span text:style-name="Source_20_Text">alter table add constraint</text:span></text:p>
            </text:list-item>
            <text:list-item>
              <text:p text:style-name="P51"><text:span text:style-name="Source_20_Text">alter table drop constraint</text:span></text:p>
            </text:list-item>
          </text:list>
        </text:list-item>
        <text:list-item>
          <text:p text:style-name="P50"><text:span text:style-name="Strong_20_Emphasis">Cancellazione di una tabella, schema o database:</text:span></text:p>
          <text:list>
            <text:list-item>
              <text:p text:style-name="P51"><text:span text:style-name="Source_20_Text">drop table &lt;nome_tabella&gt;</text:span></text:p>
            </text:list-item>
            <text:list-item>
              <text:p text:style-name="P51"><text:span text:style-name="Source_20_Text">drop schema &lt;nome_schema&gt;</text:span></text:p>
            </text:list-item>
            <text:list-item>
              <text:p text:style-name="P50"><text:span text:style-name="Source_20_Text">drop database &lt;nome_database&gt;</text:span></text:p>
            </text:list-item>
          </text:list>
        </text:list-item>
      </text:list>
      <text:p text:style-name="Horizontal_20_Line"/>
      <text:h text:style-name="Heading_20_3" text:outline-level="3"><text:span text:style-name="Strong_20_Emphasis">Domini SQL definiti dall’utente</text:span></text:h>
      <text:p text:style-name="Text_20_body">È possibile per l'utente definire nuovi <text:span text:style-name="Strong_20_Emphasis">domini</text:span> in SQL, che possono essere utilizzati allo stesso modo dei domini predefiniti. I domini definiti dall'utente possono essere:</text:p>
      <text:list text:style-name="L7">
        <text:list-item>
          <text:p text:style-name="P53"><text:span text:style-name="Strong_20_Emphasis">Domini di specializzazione</text:span> di altri domini</text:p>
        </text:list-item>
        <text:list-item>
          <text:p text:style-name="P53"><text:soft-page-break/><text:span text:style-name="Strong_20_Emphasis">Domini di tipo enumerativo</text:span></text:p>
        </text:list-item>
        <text:list-item>
          <text:p text:style-name="P52"><text:span text:style-name="Strong_20_Emphasis">Domini di tipo record</text:span></text:p>
        </text:list-item>
      </text:list>
      <text:p text:style-name="Text_20_body">SQL offre due comandi principali per la creazione di domini definiti dall'utente:</text:p>
      <text:list text:style-name="L8">
        <text:list-item>
          <text:p text:style-name="P55"><text:span text:style-name="Source_20_Text">CREATE DOMAIN ...</text:span></text:p>
        </text:list-item>
        <text:list-item>
          <text:p text:style-name="P54"><text:span text:style-name="Source_20_Text">CREATE TYPE ...</text:span></text:p>
        </text:list-item>
      </text:list>
      <text:p text:style-name="Text_20_body">Questi comandi offrono funzionalità differenti.</text:p>
      <text:p text:style-name="Horizontal_20_Line"/>
      <text:h text:style-name="Heading_20_3" text:outline-level="3"><text:span text:style-name="Strong_20_Emphasis">Definizione di domini SQL specializzati</text:span></text:h>
      <text:p text:style-name="Text_20_body">Un <text:span text:style-name="Strong_20_Emphasis">dominio specializzato</text:span> definisce un insieme di valori che è un sottoinsieme dei valori di un dominio esistente.</text:p>
      <text:p text:style-name="Text_20_body">La sintassi per creare un dominio specializzato è:</text:p>
      <text:p text:style-name="Preformatted_20_Text">sql</text:p>
      <text:p text:style-name="Preformatted_20_Text">Copia codice</text:p>
      <text:p text:style-name="P6"><text:span text:style-name="Source_20_Text">CREATE DOMAIN nome_dominio AS tipo_base</text:span></text:p>
      <text:p text:style-name="P3"><text:span text:style-name="Source_20_Text"><text:s text:c="2"/>[ DEFAULT valore ]</text:span></text:p>
      <text:p text:style-name="P4"><text:span text:style-name="Source_20_Text"><text:s text:c="2"/>[ CONSTRAINT vincolo ]</text:span></text:p>
      <text:h text:style-name="Heading_20_4" text:outline-level="4"><text:span text:style-name="Strong_20_Emphasis">Esempio:</text:span></text:h>
      <text:p text:style-name="Text_20_body">Definizione del dominio <text:span text:style-name="Strong_20_Emphasis">voto</text:span> (interi tra 18 e 30):</text:p>
      <text:p text:style-name="Preformatted_20_Text">sql</text:p>
      <text:p text:style-name="Preformatted_20_Text">Copia codice</text:p>
      <text:p text:style-name="P6"><text:span text:style-name="Source_20_Text">CREATE DOMAIN voto AS INTEGER</text:span></text:p>
      <text:p text:style-name="P3"><text:span text:style-name="Source_20_Text"><text:s text:c="2"/>DEFAULT 0</text:span></text:p>
      <text:p text:style-name="P4"><text:span text:style-name="Source_20_Text"><text:s text:c="2"/>CHECK (VALUE &gt;= 18 AND VALUE &lt;= 30)</text:span></text:p>
      <text:p text:style-name="Text_20_body">Il <text:span text:style-name="Strong_20_Emphasis">vincolo</text:span> definisce i valori del dominio base che sono anche valori del dominio specializzato. Si usano le parole chiave <text:span text:style-name="Source_20_Text">CHECK</text:span> e <text:span text:style-name="Source_20_Text">VALUE</text:span> per applicare il vincolo.</text:p>
      <text:p text:style-name="Horizontal_20_Line"/>
      <text:h text:style-name="Heading_20_3" text:outline-level="3"><text:span text:style-name="Strong_20_Emphasis">Definizione di domini SQL di tipo enumerativo</text:span></text:h>
      <text:p text:style-name="Text_20_body">Un <text:span text:style-name="Strong_20_Emphasis">dominio di tipo enumerativo</text:span> definisce un insieme finito, piccolo e stabile di valori, ognuno identificato da un'etichetta.</text:p>
      <text:p text:style-name="Text_20_body">La sintassi per creare un dominio enumerativo è:</text:p>
      <text:p text:style-name="Preformatted_20_Text">sql</text:p>
      <text:p text:style-name="Preformatted_20_Text">Copia codice</text:p>
      <text:p text:style-name="P5"><text:span text:style-name="Source_20_Text">CREATE TYPE nome_dominio AS ENUM ('valore1', 'valore2', ..., 'valoreN')</text:span></text:p>
      <text:h text:style-name="Heading_20_4" text:outline-level="4"><text:span text:style-name="Strong_20_Emphasis">Esempi:</text:span></text:h>
      <text:list text:style-name="L9">
        <text:list-item>
          <text:p text:style-name="P56"><text:span text:style-name="Strong_20_Emphasis">Definizione del dominio enumerativo </text:span><text:span text:style-name="Strong_20_Emphasis"><text:span text:style-name="Source_20_Text">genere</text:span></text:span> (con valori: 'M' e 'F'):</text:p>
        </text:list-item>
      </text:list>
      <text:p text:style-name="Preformatted_20_Text">sql</text:p>
      <text:p text:style-name="Preformatted_20_Text">Copia codice</text:p>
      <text:p text:style-name="P5"><text:span text:style-name="Source_20_Text">CREATE TYPE genere AS ENUM ('M', 'F')</text:span></text:p>
      <text:list text:style-name="L10">
        <text:list-item>
          <text:p text:style-name="P57"><text:soft-page-break/><text:span text:style-name="Strong_20_Emphasis">Definizione del dominio enumerativo </text:span><text:span text:style-name="Strong_20_Emphasis"><text:span text:style-name="Source_20_Text">continente</text:span></text:span> (con sei valori):</text:p>
        </text:list-item>
      </text:list>
      <text:p text:style-name="Preformatted_20_Text">sql</text:p>
      <text:p text:style-name="Preformatted_20_Text">Copia codice</text:p>
      <text:p text:style-name="P5"><text:span text:style-name="Source_20_Text">CREATE TYPE continente AS ENUM ('America Nord', 'America Sud', 'Africa', 'Europa', 'Asia', 'Oceania')</text:span></text:p>
      <text:p text:style-name="Text_20_body"><text:span text:style-name="Strong_20_Emphasis">Nota</text:span>: Le etichette (ad esempio, <text:span text:style-name="Source_20_Text">'America Nord'</text:span>) non sono stringhe, ma identificatori per gli elementi dell'insieme (anche se vengono racchiuse tra apici!).</text:p>
      <text:p text:style-name="Horizontal_20_Line"/>
      <text:h text:style-name="Heading_20_3" text:outline-level="3"><text:span text:style-name="Strong_20_Emphasis">Definizione di domini SQL di tipo record</text:span></text:h>
      <text:p text:style-name="Text_20_body">Un <text:span text:style-name="Strong_20_Emphasis">dominio di tipo record</text:span> (o dominio composto) definisce valori che sono record di valori, uno per ogni campo del record. Ogni campo di un record avrà un proprio dominio.</text:p>
      <text:p text:style-name="Text_20_body">La sintassi per creare un dominio di tipo record è:</text:p>
      <text:p text:style-name="Preformatted_20_Text">sql</text:p>
      <text:p text:style-name="Preformatted_20_Text">Copia codice</text:p>
      <text:p text:style-name="P6"><text:span text:style-name="Source_20_Text">CREATE TYPE nome_dominio AS (</text:span></text:p>
      <text:p text:style-name="P3"><text:span text:style-name="Source_20_Text"><text:s text:c="2"/>campo1 dominio1,</text:span></text:p>
      <text:p text:style-name="P3"><text:span text:style-name="Source_20_Text"><text:s text:c="2"/>campo2 dominio2,</text:span></text:p>
      <text:p text:style-name="P3"><text:span text:style-name="Source_20_Text"><text:s text:c="2"/>...</text:span></text:p>
      <text:p text:style-name="P3"><text:span text:style-name="Source_20_Text"><text:s text:c="2"/>campoN dominioN</text:span></text:p>
      <text:p text:style-name="P4"><text:span text:style-name="Source_20_Text">)</text:span></text:p>
      <text:h text:style-name="Heading_20_4" text:outline-level="4"><text:span text:style-name="Strong_20_Emphasis">Esempio:</text:span></text:h>
      <text:p text:style-name="Text_20_body">Definizione del dominio composto <text:span text:style-name="Strong_20_Emphasis">indirizzo</text:span> (con campi per "via" e "città"):</text:p>
      <text:p text:style-name="Preformatted_20_Text">sql</text:p>
      <text:p text:style-name="Preformatted_20_Text">Copia codice</text:p>
      <text:p text:style-name="P6"><text:span text:style-name="Source_20_Text">CREATE TYPE indirizzo AS (</text:span></text:p>
      <text:p text:style-name="P3"><text:span text:style-name="Source_20_Text"><text:s text:c="2"/>via VARCHAR(200),</text:span></text:p>
      <text:p text:style-name="P3"><text:span text:style-name="Source_20_Text"><text:s text:c="2"/>citta VARCHAR(100)</text:span></text:p>
      <text:p text:style-name="P4"><text:span text:style-name="Source_20_Text">)</text:span></text:p>
      <text:p text:style-name="Text_20_body"><text:span text:style-name="Strong_20_Emphasis">Nota</text:span>: Il costrutto <text:span text:style-name="Source_20_Text">CREATE TYPE</text:span> è implementato in modo non-standard da alcuni DBMS e può soffrire di limitazioni (ad esempio, potrebbe non supportare vincoli di dominio tramite <text:span text:style-name="Source_20_Text">CHECK</text:span> e/o <text:span text:style-name="Source_20_Text">NOT NULL</text:span>). Qui viene mostrata la sintassi di PostgreSQL, ma è importante consultare sempre la documentazione del DBMS in uso.</text:p>
      <text:p text:style-name="Horizontal_20_Line"/>
      <text:h text:style-name="Heading_20_3" text:outline-level="3"><text:span text:style-name="Strong_20_Emphasis">Modifica e cancellazione di domini</text:span></text:h>
      <text:p text:style-name="Text_20_body">I domini creati dall'utente possono essere <text:span text:style-name="Strong_20_Emphasis">modificati</text:span> o <text:span text:style-name="Strong_20_Emphasis">rimossi</text:span>.</text:p>
      <text:h text:style-name="Heading_20_4" text:outline-level="4"><text:span text:style-name="Strong_20_Emphasis">Modifica di un dominio:</text:span></text:h>
      <text:list text:style-name="L11">
        <text:list-item>
          <text:p text:style-name="P59"><text:span text:style-name="Source_20_Text">ALTER DOMAIN &lt;nome_dominio&gt;</text:span></text:p>
        </text:list-item>
        <text:list-item>
          <text:p text:style-name="P58"><text:span text:style-name="Source_20_Text">ALTER TYPE &lt;nome_dominio&gt;</text:span></text:p>
        </text:list-item>
      </text:list>
      <text:h text:style-name="Heading_20_4" text:outline-level="4"><text:span text:style-name="Strong_20_Emphasis">Cancellazione di un dominio:</text:span></text:h>
      <text:list text:style-name="L12">
        <text:list-item>
          <text:p text:style-name="P61"><text:span text:style-name="Source_20_Text">DROP DOMAIN &lt;nome_dominio&gt;</text:span></text:p>
        </text:list-item>
        <text:list-item>
          <text:p text:style-name="P60"><text:soft-page-break/><text:span text:style-name="Source_20_Text">DROP TYPE &lt;nome_dominio&gt;</text:span></text:p>
        </text:list-item>
      </text:list>
      <text:h text:style-name="Heading_20_3" text:outline-level="3"><text:span text:style-name="Strong_20_Emphasis">Generazione di Valori Progressivi</text:span></text:h>
      <text:p text:style-name="Text_20_body">In alcuni casi, è necessario o conveniente aggiungere un identificatore artificiale (tipicamente un <text:span text:style-name="Strong_20_Emphasis">ID</text:span> progressivo) a una entità. Questo identificatore viene poi utilizzato come attributo aggiuntivo nella relazione che rappresenta l'entità nel database.</text:p>
      <text:h text:style-name="Heading_20_4" text:outline-level="4"><text:span text:style-name="Strong_20_Emphasis">Esempio:</text:span></text:h>
      <text:p text:style-name="Text_20_body">Una relazione <text:span text:style-name="Strong_20_Emphasis">Prenotazione</text:span> potrebbe essere definita con un attributo <text:span text:style-name="Strong_20_Emphasis">id</text:span> che rappresenta un identificatore univoco per ogni prenotazione:</text:p>
      <text:p text:style-name="Preformatted_20_Text">plaintext</text:p>
      <text:p text:style-name="Preformatted_20_Text">Copia codice</text:p>
      <text:p text:style-name="P5"><text:span text:style-name="Source_20_Text">Prenotazione(id: integer, istante: timestamp)</text:span></text:p>
      <text:p text:style-name="Text_20_body">In questo caso, il campo <text:span text:style-name="Strong_20_Emphasis">id</text:span> può essere <text:span text:style-name="Strong_20_Emphasis">popolato automaticamente</text:span> dal DBMS, garantendo valori progressivi univoci per ogni nuova prenotazione, senza che l'utente debba gestirli manualmente.</text:p>
      <text:p text:style-name="Horizontal_20_Line"/>
      <text:h text:style-name="Heading_20_3" text:outline-level="3"><text:span text:style-name="Strong_20_Emphasis">Generazione di Valori Progressivi in PostgreSQL</text:span></text:h>
      <text:p text:style-name="Text_20_body">PostgreSQL fornisce il concetto di <text:span text:style-name="Strong_20_Emphasis">sequenze</text:span> per generare valori progressivi.</text:p>
      <text:h text:style-name="Heading_20_4" text:outline-level="4"><text:span text:style-name="Strong_20_Emphasis">Creazione della Sequenza:</text:span></text:h>
      <text:p text:style-name="Preformatted_20_Text">sql</text:p>
      <text:p text:style-name="Preformatted_20_Text">Copia codice</text:p>
      <text:p text:style-name="P5"><text:span text:style-name="Source_20_Text">CREATE SEQUENCE Prenotazione_id_seq;</text:span></text:p>
      <text:h text:style-name="Heading_20_4" text:outline-level="4"><text:span text:style-name="Strong_20_Emphasis">Creazione della Tabella con il Valore Progressivo per l'ID:</text:span></text:h>
      <text:p text:style-name="Text_20_body">Si può utilizzare il costrutto <text:span text:style-name="Source_20_Text">NEXTVAL</text:span> per ottenere il valore progressivo dalla sequenza:</text:p>
      <text:p text:style-name="Preformatted_20_Text">sql</text:p>
      <text:p text:style-name="Preformatted_20_Text">Copia codice</text:p>
      <text:p text:style-name="P6"><text:span text:style-name="Source_20_Text">CREATE TABLE Prenotazione (</text:span></text:p>
      <text:p text:style-name="P3"><text:span text:style-name="Source_20_Text"><text:s text:c="2"/>id INTEGER DEFAULT NEXTVAL('Prenotazione_id_seq') NOT NULL,</text:span></text:p>
      <text:p text:style-name="P3"><text:span text:style-name="Source_20_Text"><text:s text:c="2"/>istante TIMESTAMP NOT NULL,</text:span></text:p>
      <text:p text:style-name="P3"><text:span text:style-name="Source_20_Text"><text:s text:c="2"/>PRIMARY KEY (id)</text:span></text:p>
      <text:p text:style-name="P4"><text:span text:style-name="Source_20_Text">);</text:span></text:p>
      <text:h text:style-name="Heading_20_4" text:outline-level="4"><text:span text:style-name="Strong_20_Emphasis">Scorciatoia:</text:span></text:h>
      <text:p text:style-name="Text_20_body">PostgreSQL fornisce una scorciatoia per creare colonne auto-incrementanti usando il tipo <text:span text:style-name="Strong_20_Emphasis">serial</text:span>:</text:p>
      <text:p text:style-name="Preformatted_20_Text">sql</text:p>
      <text:p text:style-name="Preformatted_20_Text">Copia codice</text:p>
      <text:p text:style-name="P6"><text:span text:style-name="Source_20_Text">CREATE TABLE Prenotazione (</text:span></text:p>
      <text:p text:style-name="P3"><text:span text:style-name="Source_20_Text"><text:s text:c="2"/>id SERIAL NOT NULL,</text:span></text:p>
      <text:p text:style-name="P3"><text:span text:style-name="Source_20_Text"><text:s text:c="2"/>istante TIMESTAMP NOT NULL,</text:span></text:p>
      <text:p text:style-name="P3"><text:span text:style-name="Source_20_Text"><text:s text:c="2"/>PRIMARY KEY (id)</text:span></text:p>
      <text:p text:style-name="P4"><text:span text:style-name="Source_20_Text">);</text:span></text:p>
      <text:h text:style-name="Heading_20_4" text:outline-level="4"><text:soft-page-break/><text:span text:style-name="Strong_20_Emphasis">Inserimento di Ennuple:</text:span></text:h>
      <text:p text:style-name="Text_20_body">Durante l'inserimento di una nuova riga nella tabella, l'ID verrà automaticamente assegnato dal DBMS tramite la sequenza. La sintassi dell'inserimento potrebbe essere la seguente:</text:p>
      <text:p text:style-name="Preformatted_20_Text">sql</text:p>
      <text:p text:style-name="Preformatted_20_Text">Copia codice</text:p>
      <text:p text:style-name="P6"><text:span text:style-name="Source_20_Text">INSERT INTO Prenotazione (istante)</text:span></text:p>
      <text:p text:style-name="P4"><text:span text:style-name="Source_20_Text">VALUES ('2011-08-24 13:15:05') RETURNING id;</text:span></text:p>
      <text:p text:style-name="Text_20_body"><text:span text:style-name="Strong_20_Emphasis">Nota:</text:span> Il costrutto <text:span text:style-name="Source_20_Text">RETURNING id</text:span> è specifico di PostgreSQL e consente di restituire il valore dell'<text:span text:style-name="Strong_20_Emphasis">id</text:span> generato dal DBMS al momento dell'inserimento.</text:p>
      <text:p text:style-name="Horizontal_20_Line"/>
      <text:h text:style-name="Heading_20_3" text:outline-level="3"><text:span text:style-name="Strong_20_Emphasis">Generazione di Valori Progressivi in MySQL</text:span></text:h>
      <text:p text:style-name="Text_20_body">In MySQL, il modificatore <text:span text:style-name="Strong_20_Emphasis"><text:span text:style-name="Source_20_Text">AUTO_INCREMENT</text:span></text:span> viene utilizzato per creare colonne che generano automaticamente valori progressivi.</text:p>
      <text:h text:style-name="Heading_20_4" text:outline-level="4"><text:span text:style-name="Strong_20_Emphasis">Creazione della Tabella con </text:span><text:span text:style-name="Strong_20_Emphasis"><text:span text:style-name="Source_20_Text">AUTO_INCREMENT</text:span></text:span><text:span text:style-name="Strong_20_Emphasis">:</text:span></text:h>
      <text:p text:style-name="Preformatted_20_Text">sql</text:p>
      <text:p text:style-name="Preformatted_20_Text">Copia codice</text:p>
      <text:p text:style-name="P6"><text:span text:style-name="Source_20_Text">CREATE TABLE Prenotazione (</text:span></text:p>
      <text:p text:style-name="P3"><text:span text:style-name="Source_20_Text"><text:s text:c="2"/>id INTEGER NOT NULL AUTO_INCREMENT,</text:span></text:p>
      <text:p text:style-name="P3"><text:span text:style-name="Source_20_Text"><text:s text:c="2"/>istante TIMESTAMP NOT NULL,</text:span></text:p>
      <text:p text:style-name="P3"><text:span text:style-name="Source_20_Text"><text:s text:c="2"/>PRIMARY KEY (id)</text:span></text:p>
      <text:p text:style-name="P4"><text:span text:style-name="Source_20_Text">);</text:span></text:p>
      <text:h text:style-name="Heading_20_4" text:outline-level="4"><text:span text:style-name="Strong_20_Emphasis">Inserimento di Ennuple:</text:span></text:h>
      <text:p text:style-name="Text_20_body">Anche in MySQL, il campo <text:span text:style-name="Strong_20_Emphasis">id</text:span> verrà automaticamente popolato con un valore progressivo, senza che l'utente debba specificarlo:</text:p>
      <text:p text:style-name="Preformatted_20_Text">sql</text:p>
      <text:p text:style-name="Preformatted_20_Text">Copia codice</text:p>
      <text:p text:style-name="P6"><text:span text:style-name="Source_20_Text">INSERT INTO Prenotazione (istante)</text:span></text:p>
      <text:p text:style-name="P4"><text:span text:style-name="Source_20_Text">VALUES ('2011-08-24 13:15:05');</text:span></text:p>
      <text:h text:style-name="Heading_20_3" text:outline-level="3"><text:span text:style-name="Strong_20_Emphasis">Architettura Standard per i DBMS</text:span></text:h>
      <text:p text:style-name="Text_20_body">L'architettura standard per i Database Management Systems (DBMS) è suddivisa in <text:span text:style-name="Strong_20_Emphasis">3 livelli</text:span> distinti, che permettono di gestire la separazione tra la <text:span text:style-name="Strong_20_Emphasis">rappresentazione fisica</text:span> e quella <text:span text:style-name="Strong_20_Emphasis">logica</text:span> dei dati:</text:p>
      <text:list text:style-name="L13">
        <text:list-item>
          <text:p text:style-name="P62"><text:span text:style-name="Strong_20_Emphasis">Livello Interno</text:span>:</text:p>
          <text:list>
            <text:list-item>
              <text:p text:style-name="P63">Rappresenta la <text:span text:style-name="Strong_20_Emphasis">memorizzazione fisica</text:span> dei dati.</text:p>
            </text:list-item>
            <text:list-item>
              <text:p text:style-name="P63">Dipende dal DBMS in uso, quindi può variare in base al tipo di sistema di gestione del database (e.g., differenze nella gestione delle risorse hardware e nella strutturazione dei dati).</text:p>
            </text:list-item>
          </text:list>
        </text:list-item>
        <text:list-item>
          <text:p text:style-name="P62"><text:span text:style-name="Strong_20_Emphasis">Livello Logico</text:span>:</text:p>
          <text:list>
            <text:list-item>
              <text:p text:style-name="P63">Descrive il <text:span text:style-name="Strong_20_Emphasis">modello logico</text:span> dei dati.</text:p>
            </text:list-item>
            <text:list-item>
              <text:p text:style-name="P63">È indipendente da come i dati sono memorizzati fisicamente.</text:p>
            </text:list-item>
            <text:list-item>
              <text:p text:style-name="P63"><text:soft-page-break/>Un esempio comune di modello logico è il <text:span text:style-name="Strong_20_Emphasis">modello relazionale</text:span>, in cui i dati sono organizzati in tabelle e le relazioni tra di esse vengono definite attraverso chiavi primarie e chiavi esterne.</text:p>
            </text:list-item>
          </text:list>
        </text:list-item>
        <text:list-item>
          <text:p text:style-name="P62"><text:span text:style-name="Strong_20_Emphasis">Livello Esterno</text:span>:</text:p>
          <text:list>
            <text:list-item>
              <text:p text:style-name="P63">Fornisce una o più <text:span text:style-name="Strong_20_Emphasis">descrizioni personalizzate</text:span> di porzioni specifiche dei dati, relative a <text:span text:style-name="Strong_20_Emphasis">interessi particolari</text:span> degli utenti.</text:p>
            </text:list-item>
            <text:list-item>
              <text:p text:style-name="P62">È indipendente dal modello logico e può presentare organizzazioni alternative dei dati (diverse da quelle dello schema logico), come nel caso delle <text:span text:style-name="Strong_20_Emphasis">viste sui dati</text:span>.</text:p>
            </text:list-item>
          </text:list>
        </text:list-item>
      </text:list>
      <text:p text:style-name="Horizontal_20_Line"/>
      <text:h text:style-name="Heading_20_3" text:outline-level="3"><text:span text:style-name="Strong_20_Emphasis">Viste sui Dati</text:span></text:h>
      <text:p text:style-name="Text_20_body">Una <text:span text:style-name="Strong_20_Emphasis">vista</text:span> è una <text:span text:style-name="Strong_20_Emphasis">tabella virtuale</text:span> che non memorizza dati in modo persistente, ma calcola il suo contenuto ogni volta che viene interrogata, a partire da una <text:span text:style-name="Strong_20_Emphasis">query su altre tabelle</text:span> (e/o altre viste).</text:p>
      <text:h text:style-name="Heading_20_4" text:outline-level="4"><text:span text:style-name="Strong_20_Emphasis">Definizione di una Vista</text:span>:</text:h>
      <text:p text:style-name="Text_20_body">Per creare una vista, si utilizza il comando <text:span text:style-name="Source_20_Text">CREATE VIEW</text:span> seguito dalla query che determina il contenuto della vista.</text:p>
      <text:p text:style-name="Preformatted_20_Text">sql</text:p>
      <text:p text:style-name="Preformatted_20_Text">Copia codice</text:p>
      <text:p text:style-name="P6"><text:span text:style-name="Source_20_Text">CREATE VIEW &lt;NomeVista&gt; AS</text:span></text:p>
      <text:p text:style-name="P4"><text:span text:style-name="Source_20_Text">SELECT ...</text:span></text:p>
      <text:h text:style-name="Heading_20_4" text:outline-level="4"><text:span text:style-name="Strong_20_Emphasis">Esempio di Vista</text:span>:</text:h>
      <text:p text:style-name="Text_20_body">Immagina di voler creare una vista chiamata <text:span text:style-name="Strong_20_Emphasis">Genitori</text:span>, che mostra le informazioni relative ai genitori di ciascun figlio.</text:p>
      <text:p text:style-name="Preformatted_20_Text">sql</text:p>
      <text:p text:style-name="Preformatted_20_Text">Copia codice</text:p>
      <text:p text:style-name="P6"><text:span text:style-name="Source_20_Text">CREATE VIEW Genitori AS</text:span></text:p>
      <text:p text:style-name="P3"><text:span text:style-name="Source_20_Text">SELECT mat.figlio AS persona, </text:span></text:p>
      <text:p text:style-name="P3"><text:span text:style-name="Source_20_Text"><text:s text:c="7"/>mat.madre AS madre, </text:span></text:p>
      <text:p text:style-name="P3"><text:span text:style-name="Source_20_Text"><text:s text:c="7"/>pat.padre AS padre</text:span></text:p>
      <text:p text:style-name="P3"><text:span text:style-name="Source_20_Text">FROM Maternita mat, Paternita pat</text:span></text:p>
      <text:p text:style-name="P4"><text:span text:style-name="Source_20_Text">WHERE mat.figlio = pat.figlio;</text:span></text:p>
      <text:p text:style-name="Text_20_body">In questo esempio:</text:p>
      <text:list text:style-name="L14">
        <text:list-item>
          <text:p text:style-name="P65"><text:span text:style-name="Strong_20_Emphasis">Genitori</text:span> è una vista che restituisce il nome della persona (figlio), la madre e il padre.</text:p>
        </text:list-item>
        <text:list-item>
          <text:p text:style-name="P64">Il contenuto della vista viene calcolato solo quando è necessario e non è memorizzato in modo permanente nel database.</text:p>
        </text:list-item>
      </text:list>
      <text:h text:style-name="Heading_20_4" text:outline-level="4"><text:span text:style-name="Strong_20_Emphasis">Caratteristiche delle Viste</text:span>:</text:h>
      <text:list text:style-name="L15">
        <text:list-item>
          <text:p text:style-name="P67">Le viste non memorizzano i dati fisicamente, ma calcolano il contenuto ogni volta che vengono consultate.</text:p>
        </text:list-item>
        <text:list-item>
          <text:p text:style-name="P66"><text:span text:style-name="Strong_20_Emphasis">Non è possibile</text:span> eseguire operazioni come <text:span text:style-name="Strong_20_Emphasis">INSERT</text:span>, <text:span text:style-name="Strong_20_Emphasis">DELETE</text:span>, o <text:span text:style-name="Strong_20_Emphasis">UPDATE</text:span> direttamente su una vista, a meno che la vista non soddisfi determinate condizioni (ad esempio, se è basata su una sola tabella senza join complessi).</text:p>
        </text:list-item>
      </text:list>
      <text:p text:style-name="Horizontal_20_Line"/>
      <text:h text:style-name="Heading_20_3" text:outline-level="3"><text:soft-page-break/><text:span text:style-name="Strong_20_Emphasis">Esempi di Viste</text:span></text:h>
      <text:h text:style-name="Heading_20_4" text:outline-level="4"><text:span text:style-name="Strong_20_Emphasis">Esempio 1: Vista per il reddito medio per età</text:span></text:h>
      <text:p text:style-name="Text_20_body">Supponiamo di voler creare una vista che mostri il reddito medio delle persone, raggruppato per età:</text:p>
      <text:p text:style-name="Preformatted_20_Text">sql</text:p>
      <text:p text:style-name="Preformatted_20_Text">Copia codice</text:p>
      <text:p text:style-name="P6"><text:span text:style-name="Source_20_Text">CREATE VIEW RedditoMedioPerEta AS</text:span></text:p>
      <text:p text:style-name="P3"><text:span text:style-name="Source_20_Text">SELECT eta, AVG(reddito) AS redditoMedio</text:span></text:p>
      <text:p text:style-name="P3"><text:span text:style-name="Source_20_Text">FROM Persona</text:span></text:p>
      <text:p text:style-name="P4"><text:span text:style-name="Source_20_Text">GROUP BY eta;</text:span></text:p>
      <text:p text:style-name="Text_20_body">In questo esempio:</text:p>
      <text:list text:style-name="L16">
        <text:list-item>
          <text:p text:style-name="P68">La vista <text:span text:style-name="Strong_20_Emphasis">RedditoMedioPerEta</text:span> raggruppa i dati dalla tabella <text:span text:style-name="Strong_20_Emphasis">Persona</text:span> per età e calcola la media del reddito per ciascun gruppo di età.</text:p>
        </text:list-item>
      </text:list>
      <text:h text:style-name="Heading_20_4" text:outline-level="4"><text:span text:style-name="Strong_20_Emphasis">Esempio 2: Vista per le età con reddito massimo</text:span></text:h>
      <text:p text:style-name="Text_20_body">Supponiamo di voler creare una vista che mostri le età delle persone che hanno il reddito medio massimo.</text:p>
      <text:p text:style-name="Preformatted_20_Text">sql</text:p>
      <text:p text:style-name="Preformatted_20_Text">Copia codice</text:p>
      <text:p text:style-name="P6"><text:span text:style-name="Source_20_Text">CREATE VIEW EtaRedditoMax AS</text:span></text:p>
      <text:p text:style-name="P3"><text:span text:style-name="Source_20_Text">SELECT eta</text:span></text:p>
      <text:p text:style-name="P3"><text:span text:style-name="Source_20_Text">FROM RedditoMedioPerEta</text:span></text:p>
      <text:p text:style-name="P3"><text:span text:style-name="Source_20_Text">WHERE redditoMedio = (</text:span></text:p>
      <text:p text:style-name="P3"><text:span text:style-name="Source_20_Text"><text:s text:c="2"/>SELECT MAX(redditoMedio)</text:span></text:p>
      <text:p text:style-name="P3"><text:span text:style-name="Source_20_Text"><text:s text:c="2"/>FROM RedditoMedioPerEta</text:span></text:p>
      <text:p text:style-name="P4"><text:span text:style-name="Source_20_Text">);</text:span></text:p>
      <text:p text:style-name="Text_20_body">In questo esempio:</text:p>
      <text:list text:style-name="L17">
        <text:list-item>
          <text:p text:style-name="P69">La vista <text:span text:style-name="Strong_20_Emphasis">EtaRedditoMax</text:span> seleziona le età delle persone che hanno il reddito medio più alto, utilizzando una sottoquery che calcola il massimo reddito medio dalla vista <text:span text:style-name="Strong_20_Emphasis">RedditoMedioPerEta</text:span>.</text:p>
        </text:list-item>
      </text:list>
      <text:p text:style-name="Text_20_body"/>
      <text:p text:style-name="Text_20_body"/>
      <text:h text:style-name="Heading_20_3" text:outline-level="3"><text:span text:style-name="Strong_20_Emphasis">Controllo dell’Accesso</text:span></text:h>
      <text:p text:style-name="Text_20_body">I DBMS (Database Management Systems) implementano meccanismi per il <text:span text:style-name="Strong_20_Emphasis">controllo dell'accesso</text:span> alle risorse del sistema, come:</text:p>
      <text:list text:style-name="L18">
        <text:list-item>
          <text:p text:style-name="P71"><text:span text:style-name="Strong_20_Emphasis">Tabelle</text:span></text:p>
        </text:list-item>
        <text:list-item>
          <text:p text:style-name="P71"><text:span text:style-name="Strong_20_Emphasis">Viste</text:span></text:p>
        </text:list-item>
        <text:list-item>
          <text:p text:style-name="P71"><text:span text:style-name="Strong_20_Emphasis">Domini</text:span></text:p>
        </text:list-item>
        <text:list-item>
          <text:p text:style-name="P71"><text:span text:style-name="Strong_20_Emphasis">Procedure</text:span></text:p>
        </text:list-item>
        <text:list-item>
          <text:p text:style-name="P70">Altre risorse.</text:p>
        </text:list-item>
      </text:list>
      <text:p text:style-name="Text_20_body">Il controllo dell'accesso avviene tramite un sistema di <text:span text:style-name="Strong_20_Emphasis">utenti/password</text:span> e <text:span text:style-name="Strong_20_Emphasis">privilegi</text:span>. In particolare:</text:p>
      <text:list text:style-name="L19">
        <text:list-item>
          <text:p text:style-name="P73">L'utente che crea una risorsa (ad esempio una tabella) è considerato il <text:span text:style-name="Strong_20_Emphasis">proprietario</text:span> della risorsa stessa e ha il diritto di modificarla, eliminarla e concedere privilegi ad altri utenti.</text:p>
        </text:list-item>
        <text:list-item>
          <text:p text:style-name="P72"><text:soft-page-break/>Esiste sempre un <text:span text:style-name="Strong_20_Emphasis">super-utente</text:span> (di solito denominato <text:span text:style-name="Strong_20_Emphasis">_system</text:span> o <text:span text:style-name="Strong_20_Emphasis">root</text:span>) che ha accesso completo e illimitato alle risorse.</text:p>
        </text:list-item>
      </text:list>
      <text:p text:style-name="Horizontal_20_Line"/>
      <text:h text:style-name="Heading_20_3" text:outline-level="3"><text:span text:style-name="Strong_20_Emphasis">Creazione di Utenti</text:span></text:h>
      <text:p text:style-name="Text_20_body">Per creare un nuovo utente in un DBMS, si utilizza il comando <text:span text:style-name="Source_20_Text">CREATE USER</text:span>. La sintassi di base è:</text:p>
      <text:p text:style-name="Preformatted_20_Text">sql</text:p>
      <text:p text:style-name="Preformatted_20_Text">Copia codice</text:p>
      <text:p text:style-name="P5"><text:span text:style-name="Source_20_Text">CREATE USER &lt;Nome&gt; WITH &lt;Opzioni&gt;;</text:span></text:p>
      <text:p text:style-name="Text_20_body">Una delle opzioni principali è la possibilità di definire una <text:span text:style-name="Strong_20_Emphasis">password</text:span> per l'utente. Ad esempio:</text:p>
      <text:p text:style-name="Preformatted_20_Text">sql</text:p>
      <text:p text:style-name="Preformatted_20_Text">Copia codice</text:p>
      <text:p text:style-name="P5"><text:span text:style-name="Source_20_Text">CREATE USER mario WITH PASSWORD 'securepassword';</text:span></text:p>
      <text:p text:style-name="Text_20_body"><text:span text:style-name="Strong_20_Emphasis">Nota</text:span>: Molti dettagli specifici sulle opzioni e il comportamento di questo comando variano a seconda del DBMS utilizzato. È sempre consigliato consultare la documentazione specifica del DBMS in uso.</text:p>
      <text:p text:style-name="Horizontal_20_Line"/>
      <text:h text:style-name="Heading_20_3" text:outline-level="3"><text:span text:style-name="Strong_20_Emphasis">Privilegi Utente</text:span></text:h>
      <text:p text:style-name="Text_20_body">Un <text:span text:style-name="Strong_20_Emphasis">privilegio</text:span> è definito da:</text:p>
      <text:list text:style-name="L20">
        <text:list-item>
          <text:p text:style-name="P75">La <text:span text:style-name="Strong_20_Emphasis">risorsa</text:span> alla quale si riferisce (ad esempio una tabella o una vista).</text:p>
        </text:list-item>
        <text:list-item>
          <text:p text:style-name="P75">L'<text:span text:style-name="Strong_20_Emphasis">utente che concede</text:span> il privilegio.</text:p>
        </text:list-item>
        <text:list-item>
          <text:p text:style-name="P75">L'<text:span text:style-name="Strong_20_Emphasis">utente che riceve</text:span> il privilegio.</text:p>
        </text:list-item>
        <text:list-item>
          <text:p text:style-name="P75">L'<text:span text:style-name="Strong_20_Emphasis">azione permessa</text:span> sulla risorsa (ad esempio, leggere, inserire, aggiornare).</text:p>
        </text:list-item>
        <text:list-item>
          <text:p text:style-name="P74">Se l'utente che riceve il privilegio può o meno <text:span text:style-name="Strong_20_Emphasis">concederlo ad altri utenti</text:span>.</text:p>
        </text:list-item>
      </text:list>
      <text:p text:style-name="Horizontal_20_Line"/>
      <text:h text:style-name="Heading_20_3" text:outline-level="3"><text:span text:style-name="Strong_20_Emphasis">Privilegi Disponibili</text:span></text:h>
      <text:p text:style-name="Text_20_body">I DBMS prevedono (almeno) i seguenti privilegi:</text:p>
      <text:list text:style-name="L21">
        <text:list-item>
          <text:p text:style-name="P77"><text:span text:style-name="Strong_20_Emphasis">INSERT</text:span>: Permette di inserire nuovi oggetti (ad esempio, righe in una tabella).</text:p>
        </text:list-item>
        <text:list-item>
          <text:p text:style-name="P77"><text:span text:style-name="Strong_20_Emphasis">UPDATE</text:span>: Permette di aggiornare il valore di un oggetto (ad esempio, modificare una riga in una tabella).</text:p>
        </text:list-item>
        <text:list-item>
          <text:p text:style-name="P77"><text:span text:style-name="Strong_20_Emphasis">DELETE</text:span>: Permette di eliminare oggetti (ad esempio, righe in una tabella).</text:p>
        </text:list-item>
        <text:list-item>
          <text:p text:style-name="P77"><text:span text:style-name="Strong_20_Emphasis">SELECT</text:span>: Permette di leggere i dati di una risorsa (ad esempio, una tabella).</text:p>
        </text:list-item>
        <text:list-item>
          <text:p text:style-name="P77"><text:span text:style-name="Strong_20_Emphasis">REFERENCES</text:span>: Permette di fare riferimento a una risorsa durante la definizione dello schema di una tabella (ad esempio, utilizzare una tabella come chiave esterna).</text:p>
        </text:list-item>
        <text:list-item>
          <text:p text:style-name="P77"><text:span text:style-name="Strong_20_Emphasis">USAGE</text:span>: Permette di utilizzare una risorsa (ad esempio, un dominio) in una definizione (ad esempio, nello schema di una tabella).</text:p>
        </text:list-item>
        <text:list-item>
          <text:p text:style-name="P76"><text:span text:style-name="Strong_20_Emphasis">ALL PRIVILEGES</text:span>: Permette qualsiasi azione su una risorsa.</text:p>
        </text:list-item>
      </text:list>
      <text:p text:style-name="Horizontal_20_Line"/>
      <text:h text:style-name="Heading_20_3" text:outline-level="3"><text:soft-page-break/><text:span text:style-name="Strong_20_Emphasis">Concessione di Privilegi ad Utenti</text:span></text:h>
      <text:p text:style-name="Text_20_body">Il comando SQL per <text:span text:style-name="Strong_20_Emphasis">concedere privilegi</text:span> a uno o più utenti su una risorsa è:</text:p>
      <text:p text:style-name="Preformatted_20_Text">sql</text:p>
      <text:p text:style-name="Preformatted_20_Text">Copia codice</text:p>
      <text:p text:style-name="P5"><text:span text:style-name="Source_20_Text">GRANT &lt;Privilegi&gt; ON &lt;Risorsa&gt; TO &lt;Utenti&gt; [WITH GRANT OPTION];</text:span></text:p>
      <text:p text:style-name="Text_20_body">Dove:</text:p>
      <text:list text:style-name="L22">
        <text:list-item>
          <text:p text:style-name="P79"><text:span text:style-name="Source_20_Text">&lt;Privilegi&gt;</text:span>: i privilegi che si vogliono concedere (ad esempio <text:span text:style-name="Source_20_Text">SELECT</text:span>, <text:span text:style-name="Source_20_Text">INSERT</text:span>, ecc.).</text:p>
        </text:list-item>
        <text:list-item>
          <text:p text:style-name="P79"><text:span text:style-name="Source_20_Text">&lt;Risorsa&gt;</text:span>: la risorsa sulla quale i privilegi vengono concessi (ad esempio una tabella o una vista).</text:p>
        </text:list-item>
        <text:list-item>
          <text:p text:style-name="P78"><text:span text:style-name="Source_20_Text">&lt;Utenti&gt;</text:span>: gli utenti che ricevono i privilegi.</text:p>
        </text:list-item>
      </text:list>
      <text:p text:style-name="Text_20_body">Se si include l'opzione <text:span text:style-name="Strong_20_Emphasis">WITH GRANT OPTION</text:span>, l'utente che riceve i privilegi può <text:span text:style-name="Strong_20_Emphasis">concederli</text:span> ad altri utenti.</text:p>
      <text:p text:style-name="Text_20_body"><text:span text:style-name="Strong_20_Emphasis">Esempio</text:span>:</text:p>
      <text:p text:style-name="Preformatted_20_Text">sql</text:p>
      <text:p text:style-name="Preformatted_20_Text">Copia codice</text:p>
      <text:p text:style-name="P5"><text:span text:style-name="Source_20_Text">GRANT SELECT ON Impiegato TO mario;</text:span></text:p>
      <text:p text:style-name="Text_20_body">In questo caso, l'utente <text:span text:style-name="Strong_20_Emphasis">mario</text:span> può effettuare interrogazioni sulla tabella <text:span text:style-name="Strong_20_Emphasis">Impiegato</text:span>, ma <text:span text:style-name="Strong_20_Emphasis">non può concedere il privilegio ad altri</text:span>.</text:p>
      <text:p text:style-name="Horizontal_20_Line"/>
      <text:h text:style-name="Heading_20_3" text:outline-level="3"><text:span text:style-name="Strong_20_Emphasis">Revoca di Privilegi ad Utenti</text:span></text:h>
      <text:p text:style-name="Text_20_body">Per <text:span text:style-name="Strong_20_Emphasis">revocare</text:span> i privilegi da uno o più utenti, si utilizza il comando <text:span text:style-name="Source_20_Text">REVOKE</text:span>:</text:p>
      <text:p text:style-name="Preformatted_20_Text">sql</text:p>
      <text:p text:style-name="Preformatted_20_Text">Copia codice</text:p>
      <text:p text:style-name="P5"><text:span text:style-name="Source_20_Text">REVOKE &lt;Privilegi&gt; ON &lt;Risorsa&gt; FROM &lt;Utenti&gt; [RESTRICT | CASCADE];</text:span></text:p>
      <text:list text:style-name="L23">
        <text:list-item>
          <text:p text:style-name="P81">Se si specifica <text:span text:style-name="Strong_20_Emphasis">RESTRICT</text:span> (default), i privilegi non verranno revocati se sono stati propagati ad altri utenti.</text:p>
        </text:list-item>
        <text:list-item>
          <text:p text:style-name="P80">Se si specifica <text:span text:style-name="Strong_20_Emphasis">CASCADE</text:span>, vengono revocati anche i privilegi concessi ad altri utenti (privilegi propagati).</text:p>
        </text:list-item>
      </text:list>
      <text:p text:style-name="Text_20_body"><text:span text:style-name="Strong_20_Emphasis">Esempio</text:span>:</text:p>
      <text:p text:style-name="Preformatted_20_Text">sql</text:p>
      <text:p text:style-name="Preformatted_20_Text">Copia codice</text:p>
      <text:p text:style-name="P5"><text:span text:style-name="Source_20_Text">REVOKE SELECT ON Impiegato FROM mario;</text:span></text:p>
      <text:p text:style-name="Text_20_body">In questo caso, l'utente <text:span text:style-name="Strong_20_Emphasis">mario</text:span> non potrà più eseguire <text:span text:style-name="Strong_20_Emphasis">SELECT</text:span> sulla tabella <text:span text:style-name="Strong_20_Emphasis">Impiegato</text:span>.</text:p>
      <text:p text:style-name="Horizontal_20_Line"/>
      <text:h text:style-name="Heading_20_3" text:outline-level="3"><text:span text:style-name="Strong_20_Emphasis">Principio dei Privilegi Minimali</text:span></text:h>
      <text:p text:style-name="Text_20_body">Un concetto fondamentale per la sicurezza dei DBMS è il <text:span text:style-name="Strong_20_Emphasis">principio dei privilegi minimi</text:span>, che stabilisce che <text:span text:style-name="Strong_20_Emphasis">gli utenti devono ricevere solo i privilegi strettamente necessari</text:span> per eseguire le <text:soft-page-break/>azioni che devono svolgere. Questo principio è essenziale per limitare i rischi di abusi o di accessi non autorizzati alle risorse.</text:p>
      <text:p text:style-name="Horizontal_20_Line"/>
      <text:h text:style-name="Heading_20_3" text:outline-level="3"><text:span text:style-name="Strong_20_Emphasis">Ruoli</text:span></text:h>
      <text:p text:style-name="Text_20_body">In SQL:1999, è possibile definire <text:span text:style-name="Strong_20_Emphasis">ruoli</text:span>, che sono insiemi di privilegi. Un <text:span text:style-name="Strong_20_Emphasis">ruolo</text:span> può essere assegnato a uno o più utenti, semplificando la gestione dei privilegi, soprattutto in sistemi con molti utenti.</text:p>
      <text:p text:style-name="Text_20_body"><text:span text:style-name="Strong_20_Emphasis">Esempio di gestione di un ruolo</text:span>:</text:p>
      <text:p text:style-name="Preformatted_20_Text">sql</text:p>
      <text:p text:style-name="Preformatted_20_Text">Copia codice</text:p>
      <text:p text:style-name="P6"><text:span text:style-name="Source_20_Text">CREATE ROLE manager;</text:span></text:p>
      <text:p text:style-name="P4"><text:span text:style-name="Source_20_Text">GRANT SELECT, INSERT, UPDATE ON Impiegato TO manager;</text:span></text:p>
      <text:p text:style-name="Text_20_body">In questo esempio:</text:p>
      <text:list text:style-name="L24">
        <text:list-item>
          <text:p text:style-name="P83">Viene creato un <text:span text:style-name="Strong_20_Emphasis">ruolo</text:span> chiamato <text:span text:style-name="Strong_20_Emphasis">manager</text:span>.</text:p>
        </text:list-item>
        <text:list-item>
          <text:p text:style-name="P82">A questo ruolo vengono concessi i privilegi di <text:span text:style-name="Strong_20_Emphasis">SELECT</text:span>, <text:span text:style-name="Strong_20_Emphasis">INSERT</text:span> e <text:span text:style-name="Strong_20_Emphasis">UPDATE</text:span> sulla tabella <text:span text:style-name="Strong_20_Emphasis">Impiegato</text:span>.</text:p>
        </text:list-item>
      </text:list>
      <text:p text:style-name="Text_20_body">Gli utenti possono quindi essere assegnati al ruolo <text:span text:style-name="Strong_20_Emphasis">manager</text:span> senza dover concedere manualmente i privilegi uno per uno.</text:p>
      <text:p text:style-name="Text_20_body"/>
      <text:h text:style-name="Heading_20_3" text:outline-level="3"><text:span text:style-name="Strong_20_Emphasis">Indici</text:span></text:h>
      <text:p text:style-name="Text_20_body">Gli <text:span text:style-name="Strong_20_Emphasis">indici</text:span> sono strutture dati ausiliarie memorizzate su <text:span text:style-name="Strong_20_Emphasis">memoria secondaria</text:span> che permettono un recupero più efficiente delle <text:span text:style-name="Strong_20_Emphasis">ennuple</text:span> (righe) di una relazione (tabella) quando si conoscono i valori (o intervalli di valori) di alcuni attributi (noti come <text:span text:style-name="Strong_20_Emphasis">pseudo-chiave</text:span>).</text:p>
      <text:p text:style-name="Text_20_body">Gli indici sono generalmente implementati con strutture ad albero a pochi livelli (come B-trees), ma possono anche essere basati su <text:span text:style-name="Strong_20_Emphasis">tabelle hash</text:span>.</text:p>
      <text:p text:style-name="Text_20_body">Gli indici possono essere classificati in due tipi principali:</text:p>
      <text:list text:style-name="L25">
        <text:list-item>
          <text:p text:style-name="P85"><text:span text:style-name="Strong_20_Emphasis">Indici primari</text:span>:</text:p>
          <text:list>
            <text:list-item>
              <text:p text:style-name="P85">Le ennuple sono memorizzate <text:span text:style-name="Strong_20_Emphasis">nello stesso indice</text:span> o, sebbene in un <text:span text:style-name="Strong_20_Emphasis">file separato</text:span>, sono <text:span text:style-name="Strong_20_Emphasis">ordinate</text:span> in base al valore della pseudo-chiave.</text:p>
            </text:list-item>
          </text:list>
        </text:list-item>
        <text:list-item>
          <text:p text:style-name="P85"><text:span text:style-name="Strong_20_Emphasis">Indici secondari</text:span>:</text:p>
          <text:list>
            <text:list-item>
              <text:p text:style-name="P85">L'ordinamento dell'indice è <text:span text:style-name="Strong_20_Emphasis">indipendente</text:span> da quello delle ennuple nel file che memorizza la relazione.</text:p>
            </text:list-item>
            <text:list-item>
              <text:p text:style-name="P84">L'indice contiene <text:span text:style-name="Strong_20_Emphasis">puntatori</text:span> alle ennuple nel file.</text:p>
            </text:list-item>
          </text:list>
        </text:list-item>
      </text:list>
      <text:p text:style-name="Text_20_body">Questi dettagli sono fondamentali per ottimizzare le operazioni di ricerca sui dati, ma la loro gestione e implementazione specifica possono essere trattati in corsi più avanzati di "Basi di Dati, Modulo 1".</text:p>
      <text:p text:style-name="Horizontal_20_Line"/>
      <text:h text:style-name="Heading_20_3" text:outline-level="3"><text:soft-page-break/><text:span text:style-name="Strong_20_Emphasis">Gestione degli Indici in SQL</text:span></text:h>
      <text:p text:style-name="Text_20_body">Molti DBMS (Database Management Systems) supportano comandi per creare ed eliminare indici, sebbene questi non siano sempre parte dello standard SQL. I comandi principali sono:</text:p>
      <text:list text:style-name="L26">
        <text:list-item>
          <text:p text:style-name="P86"><text:span text:style-name="Strong_20_Emphasis">Creazione di un indice</text:span>:</text:p>
          <text:p text:style-name="P17">sql</text:p>
          <text:p text:style-name="P17">Copia codice</text:p>
          <text:p text:style-name="P18"><text:span text:style-name="Source_20_Text">CREATE INDEX &lt;Nome&gt; ON &lt;Tabella&gt; (&lt;Attributi&gt;) USING &lt;Metodo&gt;;</text:span></text:p>
          <text:p text:style-name="P86">Dove:</text:p>
          <text:list>
            <text:list-item>
              <text:p text:style-name="P87"><text:span text:style-name="Source_20_Text">&lt;Nome&gt;</text:span> è il nome dell'indice.</text:p>
            </text:list-item>
            <text:list-item>
              <text:p text:style-name="P87"><text:span text:style-name="Source_20_Text">&lt;Tabella&gt;</text:span> è il nome della tabella su cui viene creato l'indice.</text:p>
            </text:list-item>
            <text:list-item>
              <text:p text:style-name="P87"><text:span text:style-name="Source_20_Text">&lt;Attributi&gt;</text:span> sono gli attributi (colonne) sui quali viene costruito l'indice.</text:p>
            </text:list-item>
            <text:list-item>
              <text:p text:style-name="P87"><text:span text:style-name="Source_20_Text">&lt;Metodo&gt;</text:span> specifica il tipo di struttura dati utilizzata per l'indice (ad esempio, <text:span text:style-name="Source_20_Text">BTREE</text:span>, <text:span text:style-name="Source_20_Text">HASH</text:span>, ecc.).</text:p>
            </text:list-item>
          </text:list>
        </text:list-item>
        <text:list-item>
          <text:p text:style-name="P86"><text:span text:style-name="Strong_20_Emphasis">Eliminazione di un indice</text:span>:</text:p>
          <text:p text:style-name="P17">sql</text:p>
          <text:p text:style-name="P17">Copia codice</text:p>
          <text:p text:style-name="P18"><text:span text:style-name="Source_20_Text">DROP INDEX &lt;Nome&gt;;</text:span></text:p>
        </text:list-item>
      </text:list>
      <text:p text:style-name="Horizontal_20_Line"/>
      <text:h text:style-name="Heading_20_3" text:outline-level="3"><text:span text:style-name="Strong_20_Emphasis">Funzioni degli Indici</text:span></text:h>
      <text:p text:style-name="Text_20_body">Creare un indice su una lista di attributi consente di:</text:p>
      <text:list text:style-name="L27">
        <text:list-item>
          <text:p text:style-name="P89"><text:span text:style-name="Strong_20_Emphasis">Ottimizzare il recupero delle ennuple</text:span>:</text:p>
          <text:list>
            <text:list-item>
              <text:p text:style-name="P89">Permette di recuperare le ennuple da una tabella in modo più <text:span text:style-name="Strong_20_Emphasis">efficiente</text:span> quando si cercano valori specifici o intervalli di valori sugli attributi indicizzati.</text:p>
            </text:list-item>
          </text:list>
        </text:list-item>
        <text:list-item>
          <text:p text:style-name="P89"><text:span text:style-name="Strong_20_Emphasis">Svantaggi</text:span>:</text:p>
          <text:list>
            <text:list-item>
              <text:p text:style-name="P88">La creazione di un indice può <text:span text:style-name="Strong_20_Emphasis">ridurre l'efficienza</text:span> delle operazioni di <text:span text:style-name="Strong_20_Emphasis">inserimento</text:span>, <text:span text:style-name="Strong_20_Emphasis">aggiornamento</text:span> e <text:span text:style-name="Strong_20_Emphasis">cancellazione</text:span> delle ennuple, poiché l'indice stesso deve essere aggiornato ogni volta che si modifica la tabella. Tuttavia, l'<text:span text:style-name="Strong_20_Emphasis">impatto negativo</text:span> su queste operazioni è generalmente <text:span text:style-name="Strong_20_Emphasis">ridotto</text:span> grazie all'uso di tecniche sofisticate di aggiornamento degli indici.</text:p>
            </text:list-item>
          </text:list>
        </text:list-item>
      </text:list>
      <text:p text:style-name="Horizontal_20_Line"/>
      <text:h text:style-name="Heading_20_3" text:outline-level="3"><text:span text:style-name="Strong_20_Emphasis">Indici Automatica</text:span></text:h>
      <text:p text:style-name="Text_20_body">I DBMS di solito creano automaticamente un <text:span text:style-name="Strong_20_Emphasis">indice</text:span> sugli <text:span text:style-name="Strong_20_Emphasis">attributi chiave primaria</text:span> di ogni tabella. Questo garantisce che le operazioni di ricerca sui valori chiave primaria siano rapide e efficienti, migliorando così le performance delle query che fanno riferimento alla chiave primaria.</text:p>
      <text:p text:style-name="Text_20_body"/>
      <text:h text:style-name="P1" text:outline-level="3"><text:soft-page-break/><text:span text:style-name="Strong_20_Emphasis"><text:span text:style-name="T1">Vincoli di integrità</text:span></text:span></text:h>
      <text:p text:style-name="P2"><text:span text:style-name="Strong_20_Emphasis">I vincoli di integrità nei database relazionali sono strumenti fondamentali per garantire la coerenza e la validità dei dati all'interno di un sistema. Esistono diversi tipi di vincoli che possono essere utilizzati per proteggere i dati:</text:span></text:p>
      <text:list text:style-name="L28">
        <text:list-item>
          <text:p text:style-name="P90"><text:span text:style-name="Strong_20_Emphasis">Vincoli di chiave</text:span>:</text:p>
          <text:list>
            <text:list-item>
              <text:p text:style-name="P91"><text:span text:style-name="Strong_20_Emphasis">Primary key</text:span>: garantisce che ogni record in una tabella sia unico, non permettendo valori duplicati per la chiave primaria.</text:p>
            </text:list-item>
            <text:list-item>
              <text:p text:style-name="P90"><text:span text:style-name="Strong_20_Emphasis">Unique</text:span>: simile alla chiave primaria, ma una colonna può essere vuota (NULL) in una riga.</text:p>
            </text:list-item>
          </text:list>
          <text:p text:style-name="P90">Esempio in SQL:</text:p>
          <text:p text:style-name="P19">sql</text:p>
          <text:p text:style-name="P19">Copia codice</text:p>
          <text:p text:style-name="P20"><text:span text:style-name="Source_20_Text">create table Progetto (</text:span></text:p>
          <text:p text:style-name="P21"><text:span text:style-name="Source_20_Text"><text:s text:c="2"/>nome varchar(100) not null,</text:span></text:p>
          <text:p text:style-name="P21"><text:span text:style-name="Source_20_Text"><text:s text:c="2"/>inizio date not null,</text:span></text:p>
          <text:p text:style-name="P21"><text:span text:style-name="Source_20_Text"><text:s text:c="2"/>fine date not null,</text:span></text:p>
          <text:p text:style-name="P21"><text:span text:style-name="Source_20_Text"><text:s text:c="2"/>primary key (nome)</text:span></text:p>
          <text:p text:style-name="P22"><text:span text:style-name="Source_20_Text">);</text:span></text:p>
        </text:list-item>
        <text:list-item>
          <text:p text:style-name="P90"><text:span text:style-name="Strong_20_Emphasis">Vincoli di dominio</text:span>:</text:p>
          <text:list>
            <text:list-item>
              <text:p text:style-name="P91"><text:span text:style-name="Strong_20_Emphasis">Check</text:span>: garantisce che i valori all'interno di una colonna rispettino certe condizioni.</text:p>
            </text:list-item>
            <text:list-item>
              <text:p text:style-name="P90"><text:span text:style-name="Strong_20_Emphasis">Not NULL</text:span>: impone che una colonna non possa contenere valori NULL.</text:p>
            </text:list-item>
          </text:list>
          <text:p text:style-name="P90">Esempio di un vincolo di dominio con <text:span text:style-name="Source_20_Text">CHECK</text:span>:</text:p>
          <text:p text:style-name="P19">sql</text:p>
          <text:p text:style-name="P19">Copia codice</text:p>
          <text:p text:style-name="P20"><text:span text:style-name="Source_20_Text">create table Progetto (</text:span></text:p>
          <text:p text:style-name="P21"><text:span text:style-name="Source_20_Text"><text:s text:c="2"/>nome varchar(100) not null,</text:span></text:p>
          <text:p text:style-name="P21"><text:span text:style-name="Source_20_Text"><text:s text:c="2"/>inizio date not null,</text:span></text:p>
          <text:p text:style-name="P21"><text:span text:style-name="Source_20_Text"><text:s text:c="2"/>fine date not null,</text:span></text:p>
          <text:p text:style-name="P21"><text:span text:style-name="Source_20_Text"><text:s text:c="2"/>check (fine &gt;= inizio) <text:s/>-- vincolo di dominio</text:span></text:p>
          <text:p text:style-name="P22"><text:span text:style-name="Source_20_Text">);</text:span></text:p>
        </text:list-item>
        <text:list-item>
          <text:p text:style-name="P90"><text:span text:style-name="Strong_20_Emphasis">Vincoli di ennupla</text:span>:</text:p>
          <text:list>
            <text:list-item>
              <text:p text:style-name="P90">Un vincolo che impone condizioni sui valori di più colonne in una singola riga. Ad esempio, è possibile garantire che la fine di un progetto non sia antecedente alla data di inizio.</text:p>
            </text:list-item>
          </text:list>
          <text:p text:style-name="P90">Esempio in SQL:</text:p>
          <text:p text:style-name="P19">sql</text:p>
          <text:p text:style-name="P19">Copia codice</text:p>
          <text:p text:style-name="P20"><text:span text:style-name="Source_20_Text">create table WP (</text:span></text:p>
          <text:p text:style-name="P21"><text:span text:style-name="Source_20_Text"><text:s text:c="2"/>nome varchar(100) not null,</text:span></text:p>
          <text:p text:style-name="P21"><text:span text:style-name="Source_20_Text"><text:s text:c="2"/>progetto varchar(100) not null,</text:span></text:p>
          <text:p text:style-name="P21"><text:span text:style-name="Source_20_Text"><text:s text:c="2"/>inizio date not null,</text:span></text:p>
          <text:p text:style-name="P21"><text:span text:style-name="Source_20_Text"><text:s text:c="2"/>fine date not null,</text:span></text:p>
          <text:p text:style-name="P21"><text:span text:style-name="Source_20_Text"><text:s text:c="2"/>primary key (nome),</text:span></text:p>
          <text:p text:style-name="P21"><text:span text:style-name="Source_20_Text"><text:s text:c="2"/>foreign key (progetto) references Progetto(nome),</text:span></text:p>
          <text:p text:style-name="P21"><text:span text:style-name="Source_20_Text"><text:s text:c="2"/>check (fine &gt;= inizio) <text:s/>-- vincolo di ennupla</text:span></text:p>
          <text:p text:style-name="P22"><text:span text:style-name="Source_20_Text">);</text:span></text:p>
        </text:list-item>
        <text:list-item>
          <text:p text:style-name="P90"><text:soft-page-break/><text:span text:style-name="Strong_20_Emphasis">Vincoli di chiave esterna (Foreign Key)</text:span>:</text:p>
          <text:list>
            <text:list-item>
              <text:p text:style-name="P90">Garantisce che una colonna in una tabella contenga solo valori che esistono come chiavi primarie in un'altra tabella, mantenendo l'integrità referenziale.</text:p>
            </text:list-item>
          </text:list>
          <text:p text:style-name="P90">Esempio di una chiave esterna:</text:p>
          <text:p text:style-name="P19">sql</text:p>
          <text:p text:style-name="P19">Copia codice</text:p>
          <text:p text:style-name="P20"><text:span text:style-name="Source_20_Text">create table WP (</text:span></text:p>
          <text:p text:style-name="P21"><text:span text:style-name="Source_20_Text"><text:s text:c="2"/>nome varchar(100) not null,</text:span></text:p>
          <text:p text:style-name="P21"><text:span text:style-name="Source_20_Text"><text:s text:c="2"/>progetto varchar(100) not null,</text:span></text:p>
          <text:p text:style-name="P21"><text:span text:style-name="Source_20_Text"><text:s text:c="2"/>inizio date not null,</text:span></text:p>
          <text:p text:style-name="P21"><text:span text:style-name="Source_20_Text"><text:s text:c="2"/>fine date not null,</text:span></text:p>
          <text:p text:style-name="P21"><text:span text:style-name="Source_20_Text"><text:s text:c="2"/>primary key (nome),</text:span></text:p>
          <text:p text:style-name="P21"><text:span text:style-name="Source_20_Text"><text:s text:c="2"/>foreign key (progetto) references Progetto(nome)</text:span></text:p>
          <text:p text:style-name="P22"><text:span text:style-name="Source_20_Text">);</text:span></text:p>
        </text:list-item>
      </text:list>
      <text:h text:style-name="Heading_20_3" text:outline-level="3">Vincoli di integrità e transazioni</text:h>
      <text:p text:style-name="Text_20_body">Per gestire situazioni in cui l'integrità dei dati deve essere garantita durante una transazione complessa (ad esempio, inserimento in più tabelle), i vincoli possono essere dichiarati come <text:span text:style-name="Strong_20_Emphasis">deferrable</text:span>, il che consente di verificare i vincoli alla fine di una transazione invece che immediatamente dopo ogni operazione.</text:p>
      <text:p text:style-name="Text_20_body">Esempio di transazione con vincoli deferrable:</text:p>
      <text:p text:style-name="Preformatted_20_Text">sql</text:p>
      <text:p text:style-name="Preformatted_20_Text">Copia codice</text:p>
      <text:p text:style-name="P6"><text:span text:style-name="Source_20_Text">begin transaction;</text:span></text:p>
      <text:p text:style-name="P3"><text:span text:style-name="Source_20_Text">set constraints all deferred;</text:span></text:p>
      <text:p text:style-name="P3"/>
      <text:p text:style-name="P3"><text:span text:style-name="Source_20_Text">insert into Azienda (nome) values ('az');</text:span></text:p>
      <text:p text:style-name="P3"><text:span text:style-name="Source_20_Text">insert into Impiegato (cf) values ('111');</text:span></text:p>
      <text:p text:style-name="P3"><text:span text:style-name="Source_20_Text">insert into lavora (impiegato, azienda) values ('111', 'az');</text:span></text:p>
      <text:p text:style-name="P3"/>
      <text:p text:style-name="P4"><text:span text:style-name="Source_20_Text">commit;</text:span></text:p>
      <text:p text:style-name="Text_20_body">In questo caso, il DBMS valuterà i vincoli solo al termine della transazione, consentendo operazioni che potrebbero violare i vincoli durante il loro svolgimento ma che sono corrette nel contesto della transazione completa.</text:p>
      <text:h text:style-name="Heading_20_3" text:outline-level="3">Vincoli complessi: Asserzioni e Trigger</text:h>
      <text:p text:style-name="Text_20_body">Alcuni vincoli non possono essere espressi usando i vincoli standard SQL e necessitano di approcci più avanzati, come le <text:span text:style-name="Strong_20_Emphasis">asserzioni</text:span> e i <text:span text:style-name="Strong_20_Emphasis">trigger</text:span>.</text:p>
      <text:list text:style-name="L29">
        <text:list-item>
          <text:p text:style-name="P92"><text:span text:style-name="Strong_20_Emphasis">Asserzioni</text:span>: forniscono un modo per esprimere vincoli complessi che coinvolgono più tabelle, ma non sono supportati dalla maggior parte dei DBMS.</text:p>
          <text:p text:style-name="P92">Esempio di asserzione:</text:p>
          <text:p text:style-name="P23">sql</text:p>
          <text:p text:style-name="P23">Copia codice</text:p>
          <text:p text:style-name="P24"><text:span text:style-name="Source_20_Text">create assertion check_date_wp</text:span></text:p>
          <text:p text:style-name="P25"><text:span text:style-name="Source_20_Text">check (</text:span></text:p>
          <text:p text:style-name="P25"><text:span text:style-name="Source_20_Text"><text:s text:c="2"/>not exists (</text:span></text:p>
          <text:p text:style-name="P25"><text:span text:style-name="Source_20_Text"><text:s text:c="4"/>select * from WP w, Progetto p</text:span></text:p>
          <text:p text:style-name="P25"><text:span text:style-name="Source_20_Text"><text:s text:c="4"/>where w.progetto = p.nome</text:span></text:p>
          <text:p text:style-name="P25"><text:soft-page-break/><text:span text:style-name="Source_20_Text"><text:s text:c="4"/>and (w.inizio &lt; p.inizio or w.fine &gt; p.fine)</text:span></text:p>
          <text:p text:style-name="P25"><text:span text:style-name="Source_20_Text"><text:s text:c="2"/>)</text:span></text:p>
          <text:p text:style-name="P26"><text:span text:style-name="Source_20_Text">);</text:span></text:p>
        </text:list-item>
        <text:list-item>
          <text:p text:style-name="P92"><text:span text:style-name="Strong_20_Emphasis">Trigger</text:span>: sono utilizzati per eseguire operazioni automaticamente quando si verificano determinati eventi (inserimento, aggiornamento, cancellazione). I trigger possono essere utilizzati per implementare logiche di integrità più complesse, come la gestione di vincoli di disgiunzione tra entità.</text:p>
          <text:p text:style-name="P92">Esempio di trigger in PostgreSQL:</text:p>
          <text:p text:style-name="P23">sql</text:p>
          <text:p text:style-name="P23">Copia codice</text:p>
          <text:p text:style-name="P24"><text:span text:style-name="Source_20_Text">create trigger V_Persona_isa_disj_trigger_Studente</text:span></text:p>
          <text:p text:style-name="P25"><text:span text:style-name="Source_20_Text">before insert or update on Studente</text:span></text:p>
          <text:p text:style-name="P25"><text:span text:style-name="Source_20_Text">for each row</text:span></text:p>
          <text:p text:style-name="P26"><text:span text:style-name="Source_20_Text">execute procedure V_Persona_isa_disj();</text:span></text:p>
        </text:list-item>
      </text:list>
      <text:h text:style-name="Heading_20_3" text:outline-level="3">Conclusione</text:h>
      <text:p text:style-name="Text_20_body">I vincoli di integrità sono un meccanismo fondamentale per mantenere l'affidabilità dei dati in un database. Utilizzando vincoli di chiave, dominio, ennupla e chiave esterna, insieme a strumenti avanzati come asserzioni e trigger, è possibile garantire che i dati rispettino le regole aziendali e le relazioni tra le entità, assicurando la coerenza e l'integrità dei dati nel sistema.</text:p>
      <text:p text:style-name="P2"><text:span text:style-name="Strong_20_Emphasis"/></text:p>
      <text:p text:style-name="P2"><text:span text:style-name="Strong_20_Emphasis"/></text:p>
      <text:p text:style-name="P2"><text:span text:style-name="Strong_20_Emphasis">Inserimento di Ennuple</text:span></text:p>
      <text:p text:style-name="Text_20_body">L'istruzione SQL per inserire M ≥ 1 ennuple in una tabella è <text:span text:style-name="Source_20_Text">INSERT</text:span>. La sintassi è la seguente:</text:p>
      <text:p text:style-name="Preformatted_20_Text">sql</text:p>
      <text:p text:style-name="Preformatted_20_Text">Copia codice</text:p>
      <text:p text:style-name="P6"><text:span text:style-name="Source_20_Text">INSERT INTO tabella (attributo1, ..., attributoN)</text:span></text:p>
      <text:p text:style-name="P3"><text:span text:style-name="Source_20_Text">VALUES (valore1_1, ..., valore1_N),</text:span></text:p>
      <text:p text:style-name="P3"><text:span text:style-name="Source_20_Text"><text:s text:c="7"/>...,</text:span></text:p>
      <text:p text:style-name="P4"><text:span text:style-name="Source_20_Text"><text:s text:c="7"/>(valoreM_1, ..., valoreM_N);</text:span></text:p>
      <text:h text:style-name="Heading_20_3" text:outline-level="3">Esempio di inserimento:</text:h>
      <text:p text:style-name="Text_20_body">Supponiamo di avere una tabella chiamata <text:span text:style-name="Source_20_Text">Officina</text:span> con gli attributi <text:span text:style-name="Source_20_Text">nome</text:span> e <text:span text:style-name="Source_20_Text">indirizzo</text:span>.</text:p>
      <text:p text:style-name="Text_20_body">Tabella <text:span text:style-name="Source_20_Text">Officina</text:span>:</text:p>
      <table:table table:name="Table1" table:style-name="Table1">
        <table:table-column table:style-name="Table1.A"/>
        <table:table-column table:style-name="Table1.B"/>
        <table:table-header-rows>
          <table:table-row>
            <table:table-cell table:style-name="Table1.A1" office:value-type="string">
              <text:p text:style-name="Table_20_Heading">nome</text:p>
            </table:table-cell>
            <table:table-cell table:style-name="Table1.A1" office:value-type="string">
              <text:p text:style-name="Table_20_Heading">indirizzo</text:p>
            </table:table-cell>
          </table:table-row>
        </table:table-header-rows>
        <table:table-row>
          <table:table-cell table:style-name="Table1.A1" office:value-type="string">
            <text:p text:style-name="Table_20_Contents">FixIt</text:p>
          </table:table-cell>
          <table:table-cell table:style-name="Table1.A1" office:value-type="string">
            <text:p text:style-name="Table_20_Contents">via delle Spighe 4</text:p>
          </table:table-cell>
        </table:table-row>
        <table:table-row>
          <table:table-cell table:style-name="Table1.A1" office:value-type="string">
            <text:p text:style-name="Table_20_Contents">CarFix</text:p>
          </table:table-cell>
          <table:table-cell table:style-name="Table1.A1" office:value-type="string">
            <text:p text:style-name="Table_20_Contents">via delle Betulle 32</text:p>
          </table:table-cell>
        </table:table-row>
      </table:table>
      <text:p text:style-name="Text_20_body">Per inserire una nuova ennupla (’MotorGo’, ’piazza Turing 1’), possiamo utilizzare l'istruzione SQL come segue:</text:p>
      <text:p text:style-name="Preformatted_20_Text">sql</text:p>
      <text:p text:style-name="Preformatted_20_Text">Copia codice</text:p>
      <text:p text:style-name="P6"><text:span text:style-name="Source_20_Text">INSERT INTO Officina (nome, indirizzo)</text:span></text:p>
      <text:p text:style-name="P4"><text:span text:style-name="Source_20_Text">VALUES ('MotorGo', 'piazza Turing 1');</text:span></text:p>
      <text:p text:style-name="Text_20_body"><text:soft-page-break/>La tabella <text:span text:style-name="Source_20_Text">Officina</text:span> aggiornata sarà:</text:p>
      <table:table table:name="Table2" table:style-name="Table2">
        <table:table-column table:style-name="Table2.A"/>
        <table:table-column table:style-name="Table2.B"/>
        <table:table-header-rows>
          <table:table-row>
            <table:table-cell table:style-name="Table2.A1" office:value-type="string">
              <text:p text:style-name="Table_20_Heading">nome</text:p>
            </table:table-cell>
            <table:table-cell table:style-name="Table2.A1" office:value-type="string">
              <text:p text:style-name="Table_20_Heading">indirizzo</text:p>
            </table:table-cell>
          </table:table-row>
        </table:table-header-rows>
        <table:table-row>
          <table:table-cell table:style-name="Table2.A1" office:value-type="string">
            <text:p text:style-name="Table_20_Contents">FixIt</text:p>
          </table:table-cell>
          <table:table-cell table:style-name="Table2.A1" office:value-type="string">
            <text:p text:style-name="Table_20_Contents">via delle Spighe 4</text:p>
          </table:table-cell>
        </table:table-row>
        <table:table-row>
          <table:table-cell table:style-name="Table2.A1" office:value-type="string">
            <text:p text:style-name="Table_20_Contents">CarFix</text:p>
          </table:table-cell>
          <table:table-cell table:style-name="Table2.A1" office:value-type="string">
            <text:p text:style-name="Table_20_Contents">via delle Betulle 32</text:p>
          </table:table-cell>
        </table:table-row>
        <table:table-row>
          <table:table-cell table:style-name="Table2.A1" office:value-type="string">
            <text:p text:style-name="Table_20_Contents">MotorGo</text:p>
          </table:table-cell>
          <table:table-cell table:style-name="Table2.A1" office:value-type="string">
            <text:p text:style-name="Table_20_Contents">piazza Turing 1</text:p>
          </table:table-cell>
        </table:table-row>
      </table:table>
      <text:p text:style-name="Horizontal_20_Line"/>
      <text:p text:style-name="Text_20_body"><text:span text:style-name="Strong_20_Emphasis">Cancellazione di Ennuple</text:span></text:p>
      <text:p text:style-name="Text_20_body">Per cancellare ennuple in una tabella, si utilizza l'istruzione SQL <text:span text:style-name="Source_20_Text">DELETE</text:span>. La sintassi è la seguente:</text:p>
      <text:p text:style-name="Preformatted_20_Text">sql</text:p>
      <text:p text:style-name="Preformatted_20_Text">Copia codice</text:p>
      <text:p text:style-name="P6"><text:span text:style-name="Source_20_Text">DELETE FROM tabella</text:span></text:p>
      <text:p text:style-name="P4"><text:span text:style-name="Source_20_Text">WHERE condizione;</text:span></text:p>
      <text:p text:style-name="Text_20_body">Le ennuple che soddisfano la condizione vengono cancellate.</text:p>
      <text:h text:style-name="Heading_20_3" text:outline-level="3">Esempio di cancellazione:</text:h>
      <text:p text:style-name="Text_20_body">Tabella <text:span text:style-name="Source_20_Text">Officina</text:span>:</text:p>
      <table:table table:name="Table3" table:style-name="Table3">
        <table:table-column table:style-name="Table3.A"/>
        <table:table-column table:style-name="Table3.B"/>
        <table:table-header-rows>
          <table:table-row>
            <table:table-cell table:style-name="Table3.A1" office:value-type="string">
              <text:p text:style-name="Table_20_Heading">nome</text:p>
            </table:table-cell>
            <table:table-cell table:style-name="Table3.A1" office:value-type="string">
              <text:p text:style-name="Table_20_Heading">indirizzo</text:p>
            </table:table-cell>
          </table:table-row>
        </table:table-header-rows>
        <table:table-row>
          <table:table-cell table:style-name="Table3.A1" office:value-type="string">
            <text:p text:style-name="Table_20_Contents">FixIt</text:p>
          </table:table-cell>
          <table:table-cell table:style-name="Table3.A1" office:value-type="string">
            <text:p text:style-name="Table_20_Contents">via delle Spighe 4</text:p>
          </table:table-cell>
        </table:table-row>
        <table:table-row>
          <table:table-cell table:style-name="Table3.A1" office:value-type="string">
            <text:p text:style-name="Table_20_Contents">CarFix</text:p>
          </table:table-cell>
          <table:table-cell table:style-name="Table3.A1" office:value-type="string">
            <text:p text:style-name="Table_20_Contents">via delle Betulle 32</text:p>
          </table:table-cell>
        </table:table-row>
        <table:table-row>
          <table:table-cell table:style-name="Table3.A1" office:value-type="string">
            <text:p text:style-name="Table_20_Contents">MotorGo</text:p>
          </table:table-cell>
          <table:table-cell table:style-name="Table3.A1" office:value-type="string">
            <text:p text:style-name="Table_20_Contents">piazza Turing 1</text:p>
          </table:table-cell>
        </table:table-row>
      </table:table>
      <text:p text:style-name="Text_20_body">Per cancellare la ennupla (’MotorGo’, ’piazza Turing 1’), si può scrivere:</text:p>
      <text:p text:style-name="Preformatted_20_Text">sql</text:p>
      <text:p text:style-name="Preformatted_20_Text">Copia codice</text:p>
      <text:p text:style-name="P6"><text:span text:style-name="Source_20_Text">DELETE FROM Officina</text:span></text:p>
      <text:p text:style-name="P4"><text:span text:style-name="Source_20_Text">WHERE nome = 'MotorGo' AND indirizzo = 'piazza Turing 1';</text:span></text:p>
      <text:p text:style-name="Text_20_body">La tabella <text:span text:style-name="Source_20_Text">Officina</text:span> aggiornata sarà:</text:p>
      <table:table table:name="Table4" table:style-name="Table4">
        <table:table-column table:style-name="Table4.A"/>
        <table:table-column table:style-name="Table4.B"/>
        <table:table-header-rows>
          <table:table-row>
            <table:table-cell table:style-name="Table4.A1" office:value-type="string">
              <text:p text:style-name="Table_20_Heading">nome</text:p>
            </table:table-cell>
            <table:table-cell table:style-name="Table4.A1" office:value-type="string">
              <text:p text:style-name="Table_20_Heading">indirizzo</text:p>
            </table:table-cell>
          </table:table-row>
        </table:table-header-rows>
        <table:table-row>
          <table:table-cell table:style-name="Table4.A1" office:value-type="string">
            <text:p text:style-name="Table_20_Contents">FixIt</text:p>
          </table:table-cell>
          <table:table-cell table:style-name="Table4.A1" office:value-type="string">
            <text:p text:style-name="Table_20_Contents">via delle Spighe 4</text:p>
          </table:table-cell>
        </table:table-row>
        <table:table-row>
          <table:table-cell table:style-name="Table4.A1" office:value-type="string">
            <text:p text:style-name="Table_20_Contents">CarFix</text:p>
          </table:table-cell>
          <table:table-cell table:style-name="Table4.A1" office:value-type="string">
            <text:p text:style-name="Table_20_Contents">via delle Betulle 32</text:p>
          </table:table-cell>
        </table:table-row>
      </table:table>
      <text:p text:style-name="Text_20_body">Nota: Se omettiamo la clausola <text:span text:style-name="Source_20_Text">WHERE</text:span>, verranno cancellate tutte le ennuple della tabella. Ad esempio:</text:p>
      <text:p text:style-name="Preformatted_20_Text">sql</text:p>
      <text:p text:style-name="Preformatted_20_Text">Copia codice</text:p>
      <text:p text:style-name="P5"><text:span text:style-name="Source_20_Text">DELETE FROM Officina;</text:span></text:p>
      <text:p text:style-name="Text_20_body">Eliminerebbe tutte le ennuple della tabella <text:span text:style-name="Source_20_Text">Officina</text:span>.</text:p>
      <text:p text:style-name="Horizontal_20_Line"/>
      <text:p text:style-name="Text_20_body"><text:span text:style-name="Strong_20_Emphasis">Modifica di Ennuple</text:span></text:p>
      <text:p text:style-name="Text_20_body">L'istruzione SQL per modificare ennuple in una tabella è <text:span text:style-name="Source_20_Text">UPDATE</text:span>. La sintassi è la seguente:</text:p>
      <text:p text:style-name="Preformatted_20_Text">sql</text:p>
      <text:p text:style-name="Preformatted_20_Text">Copia codice</text:p>
      <text:p text:style-name="P6"><text:soft-page-break/><text:span text:style-name="Source_20_Text">UPDATE tabella</text:span></text:p>
      <text:p text:style-name="P3"><text:span text:style-name="Source_20_Text">SET attributo1 = espr1,</text:span></text:p>
      <text:p text:style-name="P3"><text:span text:style-name="Source_20_Text"><text:s text:c="4"/>...</text:span></text:p>
      <text:p text:style-name="P3"><text:span text:style-name="Source_20_Text"><text:s text:c="4"/>attributoN = esprN</text:span></text:p>
      <text:p text:style-name="P4"><text:span text:style-name="Source_20_Text">WHERE condizione;</text:span></text:p>
      <text:p text:style-name="Text_20_body">In tutte le ennuple della tabella che soddisfano la condizione, i valori degli attributi vengono modificati.</text:p>
      <text:h text:style-name="Heading_20_3" text:outline-level="3">Esempio di modifica:</text:h>
      <text:p text:style-name="Text_20_body">Tabella <text:span text:style-name="Source_20_Text">Officina</text:span>:</text:p>
      <table:table table:name="Table5" table:style-name="Table5">
        <table:table-column table:style-name="Table5.A"/>
        <table:table-column table:style-name="Table5.B"/>
        <table:table-header-rows>
          <table:table-row>
            <table:table-cell table:style-name="Table5.A1" office:value-type="string">
              <text:p text:style-name="Table_20_Heading">nome</text:p>
            </table:table-cell>
            <table:table-cell table:style-name="Table5.A1" office:value-type="string">
              <text:p text:style-name="Table_20_Heading">indirizzo</text:p>
            </table:table-cell>
          </table:table-row>
        </table:table-header-rows>
        <table:table-row>
          <table:table-cell table:style-name="Table5.A1" office:value-type="string">
            <text:p text:style-name="Table_20_Contents">FixIt</text:p>
          </table:table-cell>
          <table:table-cell table:style-name="Table5.A1" office:value-type="string">
            <text:p text:style-name="Table_20_Contents">via delle Spighe 4</text:p>
          </table:table-cell>
        </table:table-row>
        <table:table-row>
          <table:table-cell table:style-name="Table5.A1" office:value-type="string">
            <text:p text:style-name="Table_20_Contents">CarFix</text:p>
          </table:table-cell>
          <table:table-cell table:style-name="Table5.A1" office:value-type="string">
            <text:p text:style-name="Table_20_Contents">via delle Betulle 32</text:p>
          </table:table-cell>
        </table:table-row>
        <table:table-row>
          <table:table-cell table:style-name="Table5.A1" office:value-type="string">
            <text:p text:style-name="Table_20_Contents">MotorGo</text:p>
          </table:table-cell>
          <table:table-cell table:style-name="Table5.A1" office:value-type="string">
            <text:p text:style-name="Table_20_Contents">piazza Turing 1</text:p>
          </table:table-cell>
        </table:table-row>
      </table:table>
      <text:p text:style-name="Text_20_body">Per modificare il valore dell'attributo <text:span text:style-name="Source_20_Text">indirizzo</text:span> dell’officina <text:span text:style-name="Source_20_Text">MotorGo</text:span> da 'piazza Turing 1' a 'viale Einstein 25', si utilizza la seguente istruzione:</text:p>
      <text:p text:style-name="Preformatted_20_Text">sql</text:p>
      <text:p text:style-name="Preformatted_20_Text">Copia codice</text:p>
      <text:p text:style-name="P6"><text:span text:style-name="Source_20_Text">UPDATE Officina</text:span></text:p>
      <text:p text:style-name="P3"><text:span text:style-name="Source_20_Text">SET indirizzo = 'viale Einstein 25'</text:span></text:p>
      <text:p text:style-name="P4"><text:span text:style-name="Source_20_Text">WHERE nome = 'MotorGo' AND indirizzo = 'piazza Turing 1';</text:span></text:p>
      <text:p text:style-name="Text_20_body">La tabella <text:span text:style-name="Source_20_Text">Officina</text:span> aggiornata sarà:</text:p>
      <table:table table:name="Table6" table:style-name="Table6">
        <table:table-column table:style-name="Table6.A"/>
        <table:table-column table:style-name="Table6.B"/>
        <table:table-header-rows>
          <table:table-row>
            <table:table-cell table:style-name="Table6.A1" office:value-type="string">
              <text:p text:style-name="Table_20_Heading">nome</text:p>
            </table:table-cell>
            <table:table-cell table:style-name="Table6.A1" office:value-type="string">
              <text:p text:style-name="Table_20_Heading">indirizzo</text:p>
            </table:table-cell>
          </table:table-row>
        </table:table-header-rows>
        <table:table-row>
          <table:table-cell table:style-name="Table6.A1" office:value-type="string">
            <text:p text:style-name="Table_20_Contents">FixIt</text:p>
          </table:table-cell>
          <table:table-cell table:style-name="Table6.A1" office:value-type="string">
            <text:p text:style-name="Table_20_Contents">via delle Spighe 4</text:p>
          </table:table-cell>
        </table:table-row>
        <table:table-row>
          <table:table-cell table:style-name="Table6.A1" office:value-type="string">
            <text:p text:style-name="Table_20_Contents">CarFix</text:p>
          </table:table-cell>
          <table:table-cell table:style-name="Table6.A1" office:value-type="string">
            <text:p text:style-name="Table_20_Contents">via delle Betulle 32</text:p>
          </table:table-cell>
        </table:table-row>
        <table:table-row>
          <table:table-cell table:style-name="Table6.A1" office:value-type="string">
            <text:p text:style-name="Table_20_Contents">MotorGo</text:p>
          </table:table-cell>
          <table:table-cell table:style-name="Table6.A1" office:value-type="string">
            <text:p text:style-name="Table_20_Contents">viale Einstein 25</text:p>
          </table:table-cell>
        </table:table-row>
      </table:table>
      <text:p text:style-name="Text_20_body"><text:span text:style-name="Strong_20_Emphasis">Attenzione:</text:span> Se omettiamo la clausola <text:span text:style-name="Source_20_Text">WHERE</text:span>, come nel seguente comando:</text:p>
      <text:p text:style-name="Preformatted_20_Text">sql</text:p>
      <text:p text:style-name="Preformatted_20_Text">Copia codice</text:p>
      <text:p text:style-name="P6"><text:span text:style-name="Source_20_Text">UPDATE Officina</text:span></text:p>
      <text:p text:style-name="P4"><text:span text:style-name="Source_20_Text">SET indirizzo = 'viale Einstein 25';</text:span></text:p>
      <text:p text:style-name="Text_20_body">Questo aggiornerebbe il valore dell'attributo <text:span text:style-name="Source_20_Text">indirizzo</text:span> per tutte le ennuple della tabella <text:span text:style-name="Source_20_Text">Officina</text:span>, il che potrebbe non essere l'intento desiderato.</text:p>
      <text:p text:style-name="Horizontal_20_Line"/>
      <text:p text:style-name="Text_20_body"><text:span text:style-name="Strong_20_Emphasis">Costrutti Avanzati</text:span></text:p>
      <text:p text:style-name="Text_20_body">SQL fornisce anche costrutti avanzati per l'inserimento, la cancellazione e la modifica dei dati. Alcuni di questi costrutti saranno trattati più avanti. Per ulteriori dettagli, è possibile consultare la documentazione dello standard SQL e quella del DBMS in uso.</text:p>
      <text:p text:style-name="P2"><text:span text:style-name="Strong_20_Emphasis"/></text:p>
      <text:p text:style-name="P2"><text:span text:style-name="Strong_20_Emphasis"/></text:p>
      <text:p text:style-name="P2"><text:span text:style-name="Strong_20_Emphasis">SQL Data Manipulation Language: Interrogazioni</text:span></text:p>
      <text:p text:style-name="Text_20_body"><text:soft-page-break/>L'istruzione per interrogare una base di dati in SQL è <text:span text:style-name="Source_20_Text">SELECT</text:span>, che restituisce il risultato in forma di tabella (che potrebbe non essere una relazione vera e propria).</text:p>
      <text:p text:style-name="Horizontal_20_Line"/>
      <text:h text:style-name="Heading_20_3" text:outline-level="3">Interrogazioni su una singola tabella</text:h>
      <text:p text:style-name="Text_20_body">La sintassi di base per una interrogazione su una singola tabella è la seguente:</text:p>
      <text:p text:style-name="Preformatted_20_Text">sql</text:p>
      <text:p text:style-name="Preformatted_20_Text">Copia codice</text:p>
      <text:p text:style-name="P6"><text:span text:style-name="Source_20_Text">SELECT tabella.attributo1, tabella.attributo2, ..., tabella.attributoN</text:span></text:p>
      <text:p text:style-name="P3"><text:span text:style-name="Source_20_Text">FROM tabella</text:span></text:p>
      <text:p text:style-name="P4"><text:span text:style-name="Source_20_Text">WHERE condizione;</text:span></text:p>
      <text:p text:style-name="Text_20_body">Dove:</text:p>
      <text:list text:style-name="L30">
        <text:list-item>
          <text:p text:style-name="P94"><text:span text:style-name="Strong_20_Emphasis">target list</text:span>: elenca gli attributi che vogliamo selezionare.</text:p>
        </text:list-item>
        <text:list-item>
          <text:p text:style-name="P94"><text:span text:style-name="Strong_20_Emphasis">clausola FROM</text:span>: specifica la tabella dalla quale ottenere i dati.</text:p>
        </text:list-item>
        <text:list-item>
          <text:p text:style-name="P93"><text:span text:style-name="Strong_20_Emphasis">clausola WHERE</text:span>: indica le condizioni che devono essere soddisfatte per restituire i dati.</text:p>
        </text:list-item>
      </text:list>
      <text:p text:style-name="Horizontal_20_Line"/>
      <text:h text:style-name="Heading_20_3" text:outline-level="3">Esempio 1: Restituire l'indirizzo dell'officina "FixIt"</text:h>
      <text:p text:style-name="Text_20_body">Tabella <text:span text:style-name="Source_20_Text">Officina</text:span>:</text:p>
      <table:table table:name="Table7" table:style-name="Table7">
        <table:table-column table:style-name="Table7.A"/>
        <table:table-column table:style-name="Table7.B"/>
        <table:table-header-rows>
          <table:table-row>
            <table:table-cell table:style-name="Table7.A1" office:value-type="string">
              <text:p text:style-name="Table_20_Heading">nome</text:p>
            </table:table-cell>
            <table:table-cell table:style-name="Table7.A1" office:value-type="string">
              <text:p text:style-name="Table_20_Heading">indirizzo</text:p>
            </table:table-cell>
          </table:table-row>
        </table:table-header-rows>
        <table:table-row>
          <table:table-cell table:style-name="Table7.A1" office:value-type="string">
            <text:p text:style-name="Table_20_Contents">FixIt</text:p>
          </table:table-cell>
          <table:table-cell table:style-name="Table7.A1" office:value-type="string">
            <text:p text:style-name="Table_20_Contents">via delle Spighe 4</text:p>
          </table:table-cell>
        </table:table-row>
        <table:table-row>
          <table:table-cell table:style-name="Table7.A1" office:value-type="string">
            <text:p text:style-name="Table_20_Contents">CarFix</text:p>
          </table:table-cell>
          <table:table-cell table:style-name="Table7.A1" office:value-type="string">
            <text:p text:style-name="Table_20_Contents">via delle Betulle 32</text:p>
          </table:table-cell>
        </table:table-row>
        <table:table-row>
          <table:table-cell table:style-name="Table7.A1" office:value-type="string">
            <text:p text:style-name="Table_20_Contents">MotorGo</text:p>
          </table:table-cell>
          <table:table-cell table:style-name="Table7.A1" office:value-type="string">
            <text:p text:style-name="Table_20_Contents">piazza Turing 1</text:p>
          </table:table-cell>
        </table:table-row>
      </table:table>
      <text:p text:style-name="Text_20_body">Per restituire l'indirizzo dell'officina "FixIt", possiamo scrivere:</text:p>
      <text:p text:style-name="Preformatted_20_Text">sql</text:p>
      <text:p text:style-name="Preformatted_20_Text">Copia codice</text:p>
      <text:p text:style-name="P6"><text:span text:style-name="Source_20_Text">SELECT Officina.indirizzo</text:span></text:p>
      <text:p text:style-name="P3"><text:span text:style-name="Source_20_Text">FROM Officina</text:span></text:p>
      <text:p text:style-name="P4"><text:span text:style-name="Source_20_Text">WHERE Officina.nome = 'FixIt';</text:span></text:p>
      <text:p text:style-name="Text_20_body">Risultato:</text:p>
      <table:table table:name="Table8" table:style-name="Table8">
        <table:table-column table:style-name="Table8.A"/>
        <table:table-header-rows>
          <table:table-row>
            <table:table-cell table:style-name="Table8.A1" office:value-type="string">
              <text:p text:style-name="Table_20_Heading">indirizzo</text:p>
            </table:table-cell>
          </table:table-row>
        </table:table-header-rows>
        <table:table-row>
          <table:table-cell table:style-name="Table8.A1" office:value-type="string">
            <text:p text:style-name="Table_20_Contents">via delle Spighe 4</text:p>
          </table:table-cell>
        </table:table-row>
      </table:table>
      <text:p text:style-name="Horizontal_20_Line"/>
      <text:h text:style-name="Heading_20_3" text:outline-level="3">Esempio 2: Restituire gli stipendi e le età delle persone con più di 40 anni e stipendio inferiore a 45 kEuro/anno</text:h>
      <text:p text:style-name="Text_20_body">Tabella <text:span text:style-name="Source_20_Text">Persona</text:span>:</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Table_20_Heading">cognome</text:p>
            </table:table-cell>
            <table:table-cell table:style-name="Table9.A1" office:value-type="string">
              <text:p text:style-name="Table_20_Heading">nome</text:p>
            </table:table-cell>
            <table:table-cell table:style-name="Table9.A1" office:value-type="string">
              <text:p text:style-name="Table_20_Heading">eta</text:p>
            </table:table-cell>
            <table:table-cell table:style-name="Table9.A1" office:value-type="string">
              <text:p text:style-name="Table_20_Heading">stipendio</text:p>
            </table:table-cell>
          </table:table-row>
        </table:table-header-rows>
        <table:table-row>
          <table:table-cell table:style-name="Table9.A1" office:value-type="string">
            <text:p text:style-name="Table_20_Contents">Rossi</text:p>
          </table:table-cell>
          <table:table-cell table:style-name="Table9.A1" office:value-type="string">
            <text:p text:style-name="Table_20_Contents">Mario</text:p>
          </table:table-cell>
          <table:table-cell table:style-name="Table9.A1" office:value-type="string">
            <text:p text:style-name="Table_20_Contents">47</text:p>
          </table:table-cell>
          <table:table-cell table:style-name="Table9.A1" office:value-type="string">
            <text:p text:style-name="Table_20_Contents">44</text:p>
          </table:table-cell>
        </table:table-row>
        <table:table-row>
          <table:table-cell table:style-name="Table9.A1" office:value-type="string">
            <text:p text:style-name="Table_20_Contents">Verdi</text:p>
          </table:table-cell>
          <table:table-cell table:style-name="Table9.A1" office:value-type="string">
            <text:p text:style-name="Table_20_Contents">Giulia</text:p>
          </table:table-cell>
          <table:table-cell table:style-name="Table9.A1" office:value-type="string">
            <text:p text:style-name="Table_20_Contents">35</text:p>
          </table:table-cell>
          <table:table-cell table:style-name="Table9.A1" office:value-type="string">
            <text:p text:style-name="Table_20_Contents">36</text:p>
          </table:table-cell>
        </table:table-row>
        <table:table-row>
          <table:table-cell table:style-name="Table9.A1" office:value-type="string">
            <text:p text:style-name="Table_20_Contents">Bianchi</text:p>
          </table:table-cell>
          <table:table-cell table:style-name="Table9.A1" office:value-type="string">
            <text:p text:style-name="Table_20_Contents">Anna</text:p>
          </table:table-cell>
          <table:table-cell table:style-name="Table9.A1" office:value-type="string">
            <text:p text:style-name="Table_20_Contents">55</text:p>
          </table:table-cell>
          <table:table-cell table:style-name="Table9.A1" office:value-type="string">
            <text:p text:style-name="Table_20_Contents">56</text:p>
          </table:table-cell>
        </table:table-row>
      </table:table>
      <text:p text:style-name="Text_20_body"><text:soft-page-break/>Per ottenere gli stipendi e le età delle persone con età maggiore di 40 anni e stipendio inferiore a 45 kEuro/anno, la query sarà:</text:p>
      <text:p text:style-name="Preformatted_20_Text">sql</text:p>
      <text:p text:style-name="Preformatted_20_Text">Copia codice</text:p>
      <text:p text:style-name="P6"><text:span text:style-name="Source_20_Text">SELECT Persona.stipendio, Persona.eta</text:span></text:p>
      <text:p text:style-name="P3"><text:span text:style-name="Source_20_Text">FROM Persona</text:span></text:p>
      <text:p text:style-name="P4"><text:span text:style-name="Source_20_Text">WHERE Persona.eta &gt; 40 AND Persona.stipendio &lt; 45;</text:span></text:p>
      <text:p text:style-name="Text_20_body">Risultato:</text:p>
      <table:table table:name="Table10" table:style-name="Table10">
        <table:table-column table:style-name="Table10.A"/>
        <table:table-column table:style-name="Table10.B"/>
        <table:table-header-rows>
          <table:table-row>
            <table:table-cell table:style-name="Table10.A1" office:value-type="string">
              <text:p text:style-name="Table_20_Heading">stipendio</text:p>
            </table:table-cell>
            <table:table-cell table:style-name="Table10.A1" office:value-type="string">
              <text:p text:style-name="Table_20_Heading">eta</text:p>
            </table:table-cell>
          </table:table-row>
        </table:table-header-rows>
        <table:table-row>
          <table:table-cell table:style-name="Table10.A1" office:value-type="string">
            <text:p text:style-name="Table_20_Contents">44</text:p>
          </table:table-cell>
          <table:table-cell table:style-name="Table10.A1" office:value-type="string">
            <text:p text:style-name="Table_20_Contents">47</text:p>
          </table:table-cell>
        </table:table-row>
      </table:table>
      <text:p text:style-name="Horizontal_20_Line"/>
      <text:h text:style-name="Heading_20_3" text:outline-level="3">Esempio 3: Restituire il cognome e il nome delle persone che hanno più di 40 anni</text:h>
      <text:p text:style-name="Text_20_body">Tabella <text:span text:style-name="Source_20_Text">Persona</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cognome</text:p>
            </table:table-cell>
            <table:table-cell table:style-name="Table11.A1" office:value-type="string">
              <text:p text:style-name="Table_20_Heading">nome</text:p>
            </table:table-cell>
            <table:table-cell table:style-name="Table11.A1" office:value-type="string">
              <text:p text:style-name="Table_20_Heading">eta</text:p>
            </table:table-cell>
            <table:table-cell table:style-name="Table11.A1" office:value-type="string">
              <text:p text:style-name="Table_20_Heading">stipendio</text:p>
            </table:table-cell>
          </table:table-row>
        </table:table-header-rows>
        <table:table-row>
          <table:table-cell table:style-name="Table11.A1" office:value-type="string">
            <text:p text:style-name="Table_20_Contents">Rossi</text:p>
          </table:table-cell>
          <table:table-cell table:style-name="Table11.A1" office:value-type="string">
            <text:p text:style-name="Table_20_Contents">Mario</text:p>
          </table:table-cell>
          <table:table-cell table:style-name="Table11.A1" office:value-type="string">
            <text:p text:style-name="Table_20_Contents">47</text:p>
          </table:table-cell>
          <table:table-cell table:style-name="Table11.A1" office:value-type="string">
            <text:p text:style-name="Table_20_Contents">36</text:p>
          </table:table-cell>
        </table:table-row>
        <table:table-row>
          <table:table-cell table:style-name="Table11.A1" office:value-type="string">
            <text:p text:style-name="Table_20_Contents">Verdi</text:p>
          </table:table-cell>
          <table:table-cell table:style-name="Table11.A1" office:value-type="string">
            <text:p text:style-name="Table_20_Contents">Giulia</text:p>
          </table:table-cell>
          <table:table-cell table:style-name="Table11.A1" office:value-type="string">
            <text:p text:style-name="Table_20_Contents">35</text:p>
          </table:table-cell>
          <table:table-cell table:style-name="Table11.A1" office:value-type="string">
            <text:p text:style-name="Table_20_Contents">36</text:p>
          </table:table-cell>
        </table:table-row>
        <table:table-row>
          <table:table-cell table:style-name="Table11.A1" office:value-type="string">
            <text:p text:style-name="Table_20_Contents">Bianchi</text:p>
          </table:table-cell>
          <table:table-cell table:style-name="Table11.A1" office:value-type="string">
            <text:p text:style-name="Table_20_Contents">Anna</text:p>
          </table:table-cell>
          <table:table-cell table:style-name="Table11.A1" office:value-type="string">
            <text:p text:style-name="Table_20_Contents">55</text:p>
          </table:table-cell>
          <table:table-cell table:style-name="Table11.A1" office:value-type="string">
            <text:p text:style-name="Table_20_Contents">56</text:p>
          </table:table-cell>
        </table:table-row>
      </table:table>
      <text:p text:style-name="Text_20_body">Per restituire cognome e nome delle persone con età maggiore di 40 anni, la query sarà:</text:p>
      <text:p text:style-name="Preformatted_20_Text">sql</text:p>
      <text:p text:style-name="Preformatted_20_Text">Copia codice</text:p>
      <text:p text:style-name="P6"><text:span text:style-name="Source_20_Text">SELECT cognome, nome</text:span></text:p>
      <text:p text:style-name="P3"><text:span text:style-name="Source_20_Text">FROM Persona</text:span></text:p>
      <text:p text:style-name="P4"><text:span text:style-name="Source_20_Text">WHERE eta &gt; 40;</text:span></text:p>
      <text:p text:style-name="Text_20_body">Risultato:</text:p>
      <table:table table:name="Table12" table:style-name="Table12">
        <table:table-column table:style-name="Table12.A"/>
        <table:table-column table:style-name="Table12.B"/>
        <table:table-header-rows>
          <table:table-row>
            <table:table-cell table:style-name="Table12.A1" office:value-type="string">
              <text:p text:style-name="Table_20_Heading">cognome</text:p>
            </table:table-cell>
            <table:table-cell table:style-name="Table12.A1" office:value-type="string">
              <text:p text:style-name="Table_20_Heading">nome</text:p>
            </table:table-cell>
          </table:table-row>
        </table:table-header-rows>
        <table:table-row>
          <table:table-cell table:style-name="Table12.A1" office:value-type="string">
            <text:p text:style-name="Table_20_Contents">Rossi</text:p>
          </table:table-cell>
          <table:table-cell table:style-name="Table12.A1" office:value-type="string">
            <text:p text:style-name="Table_20_Contents">Mario</text:p>
          </table:table-cell>
        </table:table-row>
        <table:table-row>
          <table:table-cell table:style-name="Table12.A1" office:value-type="string">
            <text:p text:style-name="Table_20_Contents">Bianchi</text:p>
          </table:table-cell>
          <table:table-cell table:style-name="Table12.A1" office:value-type="string">
            <text:p text:style-name="Table_20_Contents">Anna</text:p>
          </table:table-cell>
        </table:table-row>
      </table:table>
      <text:p text:style-name="Text_20_body"><text:span text:style-name="Strong_20_Emphasis">Nota:</text:span> L'uso del <text:span text:style-name="Source_20_Text">DISTINCT</text:span> in una query elimina i duplicati dai risultati. Se vogliamo restituire solo valori unici, possiamo scrivere:</text:p>
      <text:p text:style-name="Preformatted_20_Text">sql</text:p>
      <text:p text:style-name="Preformatted_20_Text">Copia codice</text:p>
      <text:p text:style-name="P6"><text:span text:style-name="Source_20_Text">SELECT DISTINCT cognome, nome</text:span></text:p>
      <text:p text:style-name="P3"><text:span text:style-name="Source_20_Text">FROM Persona</text:span></text:p>
      <text:p text:style-name="P4"><text:span text:style-name="Source_20_Text">WHERE eta &gt; 40;</text:span></text:p>
      <text:p text:style-name="Text_20_body">Se ci sono duplicati, questi verranno eliminati dal risultato.</text:p>
      <text:p text:style-name="Horizontal_20_Line"/>
      <text:h text:style-name="Heading_20_3" text:outline-level="3">Esempio 4: Restituire tutti i dati delle persone che hanno più di 40 anni</text:h>
      <text:p text:style-name="Text_20_body">Per restituire tutte le informazioni (cognome, nome, età e stipendio) delle persone con età maggiore di 40 anni, la query sarà:</text:p>
      <text:p text:style-name="Preformatted_20_Text">sql</text:p>
      <text:p text:style-name="Preformatted_20_Text"><text:soft-page-break/>Copia codice</text:p>
      <text:p text:style-name="P6"><text:span text:style-name="Source_20_Text">SELECT cognome, nome, eta, stipendio</text:span></text:p>
      <text:p text:style-name="P3"><text:span text:style-name="Source_20_Text">FROM Persona</text:span></text:p>
      <text:p text:style-name="P4"><text:span text:style-name="Source_20_Text">WHERE eta &gt; 40;</text:span></text:p>
      <text:p text:style-name="Text_20_body">Risultato:</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Table_20_Heading">cognome</text:p>
            </table:table-cell>
            <table:table-cell table:style-name="Table13.A1" office:value-type="string">
              <text:p text:style-name="Table_20_Heading">nome</text:p>
            </table:table-cell>
            <table:table-cell table:style-name="Table13.A1" office:value-type="string">
              <text:p text:style-name="Table_20_Heading">eta</text:p>
            </table:table-cell>
            <table:table-cell table:style-name="Table13.A1" office:value-type="string">
              <text:p text:style-name="Table_20_Heading">stipendio</text:p>
            </table:table-cell>
          </table:table-row>
        </table:table-header-rows>
        <table:table-row>
          <table:table-cell table:style-name="Table13.A1" office:value-type="string">
            <text:p text:style-name="Table_20_Contents">Rossi</text:p>
          </table:table-cell>
          <table:table-cell table:style-name="Table13.A1" office:value-type="string">
            <text:p text:style-name="Table_20_Contents">Mario</text:p>
          </table:table-cell>
          <table:table-cell table:style-name="Table13.A1" office:value-type="string">
            <text:p text:style-name="Table_20_Contents">47</text:p>
          </table:table-cell>
          <table:table-cell table:style-name="Table13.A1" office:value-type="string">
            <text:p text:style-name="Table_20_Contents">36</text:p>
          </table:table-cell>
        </table:table-row>
        <table:table-row>
          <table:table-cell table:style-name="Table13.A1" office:value-type="string">
            <text:p text:style-name="Table_20_Contents">Bianchi</text:p>
          </table:table-cell>
          <table:table-cell table:style-name="Table13.A1" office:value-type="string">
            <text:p text:style-name="Table_20_Contents">Anna</text:p>
          </table:table-cell>
          <table:table-cell table:style-name="Table13.A1" office:value-type="string">
            <text:p text:style-name="Table_20_Contents">55</text:p>
          </table:table-cell>
          <table:table-cell table:style-name="Table13.A1" office:value-type="string">
            <text:p text:style-name="Table_20_Contents">56</text:p>
          </table:table-cell>
        </table:table-row>
      </table:table>
      <text:p text:style-name="Horizontal_20_Line"/>
      <text:h text:style-name="Heading_20_3" text:outline-level="3">Esempio 5: Restituire tutte le informazioni senza una condizione (utilizzando <text:span text:style-name="Source_20_Text">SELECT *</text:span>)</text:h>
      <text:p text:style-name="Text_20_body">Per ottenere tutte le colonne e righe della tabella, possiamo usare <text:span text:style-name="Source_20_Text">SELECT *</text:span>:</text:p>
      <text:p text:style-name="Preformatted_20_Text">sql</text:p>
      <text:p text:style-name="Preformatted_20_Text">Copia codice</text:p>
      <text:p text:style-name="P6"><text:span text:style-name="Source_20_Text">SELECT *</text:span></text:p>
      <text:p text:style-name="P3"><text:span text:style-name="Source_20_Text">FROM Persona</text:span></text:p>
      <text:p text:style-name="P4"><text:span text:style-name="Source_20_Text">WHERE eta &gt; 40;</text:span></text:p>
      <text:p text:style-name="Text_20_body">Risultato:</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Table_20_Heading">cognome</text:p>
            </table:table-cell>
            <table:table-cell table:style-name="Table14.A1" office:value-type="string">
              <text:p text:style-name="Table_20_Heading">nome</text:p>
            </table:table-cell>
            <table:table-cell table:style-name="Table14.A1" office:value-type="string">
              <text:p text:style-name="Table_20_Heading">eta</text:p>
            </table:table-cell>
            <table:table-cell table:style-name="Table14.A1" office:value-type="string">
              <text:p text:style-name="Table_20_Heading">stipendio</text:p>
            </table:table-cell>
          </table:table-row>
        </table:table-header-rows>
        <table:table-row>
          <table:table-cell table:style-name="Table14.A1" office:value-type="string">
            <text:p text:style-name="Table_20_Contents">Rossi</text:p>
          </table:table-cell>
          <table:table-cell table:style-name="Table14.A1" office:value-type="string">
            <text:p text:style-name="Table_20_Contents">Mario</text:p>
          </table:table-cell>
          <table:table-cell table:style-name="Table14.A1" office:value-type="string">
            <text:p text:style-name="Table_20_Contents">47</text:p>
          </table:table-cell>
          <table:table-cell table:style-name="Table14.A1" office:value-type="string">
            <text:p text:style-name="Table_20_Contents">36</text:p>
          </table:table-cell>
        </table:table-row>
        <table:table-row>
          <table:table-cell table:style-name="Table14.A1" office:value-type="string">
            <text:p text:style-name="Table_20_Contents">Bianchi</text:p>
          </table:table-cell>
          <table:table-cell table:style-name="Table14.A1" office:value-type="string">
            <text:p text:style-name="Table_20_Contents">Anna</text:p>
          </table:table-cell>
          <table:table-cell table:style-name="Table14.A1" office:value-type="string">
            <text:p text:style-name="Table_20_Contents">55</text:p>
          </table:table-cell>
          <table:table-cell table:style-name="Table14.A1" office:value-type="string">
            <text:p text:style-name="Table_20_Contents">56</text:p>
          </table:table-cell>
        </table:table-row>
      </table:table>
      <text:p text:style-name="Horizontal_20_Line"/>
      <text:h text:style-name="Heading_20_3" text:outline-level="3">Esempio 6: Interrogazione senza clausola WHERE</text:h>
      <text:p text:style-name="Text_20_body">Quando la clausola <text:span text:style-name="Source_20_Text">WHERE</text:span> è omessa, tutte le righe della tabella sono restituite. Ad esempio, per restituire il cognome e il nome di tutte le persone, scriviamo:</text:p>
      <text:p text:style-name="Preformatted_20_Text">sql</text:p>
      <text:p text:style-name="Preformatted_20_Text">Copia codice</text:p>
      <text:p text:style-name="P6"><text:span text:style-name="Source_20_Text">SELECT cognome, nome</text:span></text:p>
      <text:p text:style-name="P4"><text:span text:style-name="Source_20_Text">FROM Persona;</text:span></text:p>
      <text:p text:style-name="Text_20_body">Questo è equivalente a:</text:p>
      <text:p text:style-name="Preformatted_20_Text">sql</text:p>
      <text:p text:style-name="Preformatted_20_Text">Copia codice</text:p>
      <text:p text:style-name="P6"><text:span text:style-name="Source_20_Text">SELECT cognome, nome</text:span></text:p>
      <text:p text:style-name="P3"><text:span text:style-name="Source_20_Text">FROM Persona</text:span></text:p>
      <text:p text:style-name="P4"><text:span text:style-name="Source_20_Text">WHERE true;</text:span></text:p>
      <text:p text:style-name="Text_20_body">Risultato:</text:p>
      <table:table table:name="Table15" table:style-name="Table15">
        <table:table-column table:style-name="Table15.A"/>
        <table:table-column table:style-name="Table15.B"/>
        <table:table-header-rows>
          <table:table-row>
            <table:table-cell table:style-name="Table15.A1" office:value-type="string">
              <text:p text:style-name="Table_20_Heading">cognome</text:p>
            </table:table-cell>
            <table:table-cell table:style-name="Table15.A1" office:value-type="string">
              <text:p text:style-name="Table_20_Heading">nome</text:p>
            </table:table-cell>
          </table:table-row>
        </table:table-header-rows>
        <table:table-row>
          <table:table-cell table:style-name="Table15.A1" office:value-type="string">
            <text:p text:style-name="Table_20_Contents">Rossi</text:p>
          </table:table-cell>
          <table:table-cell table:style-name="Table15.A1" office:value-type="string">
            <text:p text:style-name="Table_20_Contents">Mario</text:p>
          </table:table-cell>
        </table:table-row>
        <table:table-row>
          <table:table-cell table:style-name="Table15.A1" office:value-type="string">
            <text:p text:style-name="Table_20_Contents">Verdi</text:p>
          </table:table-cell>
          <table:table-cell table:style-name="Table15.A1" office:value-type="string">
            <text:p text:style-name="Table_20_Contents">Giulia</text:p>
          </table:table-cell>
        </table:table-row>
        <table:table-row>
          <table:table-cell table:style-name="Table15.A1" office:value-type="string">
            <text:p text:style-name="Table_20_Contents">Bianchi</text:p>
          </table:table-cell>
          <table:table-cell table:style-name="Table15.A1" office:value-type="string">
            <text:p text:style-name="Table_20_Contents">Anna</text:p>
          </table:table-cell>
        </table:table-row>
      </table:table>
      <text:p text:style-name="Horizontal_20_Line"/>
      <text:h text:style-name="Heading_20_3" text:outline-level="3"><text:soft-page-break/>Esempio 7: Condizione LIKE</text:h>
      <text:p text:style-name="Text_20_body">La clausola <text:span text:style-name="Source_20_Text">LIKE</text:span> viene utilizzata per fare ricerche basate su pattern nelle stringhe. Ad esempio, per ottenere i dati delle persone che hanno un cognome che inizia con "R", possiamo scrivere:</text:p>
      <text:p text:style-name="Preformatted_20_Text">sql</text:p>
      <text:p text:style-name="Preformatted_20_Text">Copia codice</text:p>
      <text:p text:style-name="P6"><text:span text:style-name="Source_20_Text">SELECT *</text:span></text:p>
      <text:p text:style-name="P3"><text:span text:style-name="Source_20_Text">FROM Persona</text:span></text:p>
      <text:p text:style-name="P4"><text:span text:style-name="Source_20_Text">WHERE cognome LIKE 'R%';</text:span></text:p>
      <text:list text:style-name="L31">
        <text:list-item>
          <text:p text:style-name="P96"><text:span text:style-name="Source_20_Text">%</text:span>: rappresenta qualunque sequenza di caratteri.</text:p>
        </text:list-item>
        <text:list-item>
          <text:p text:style-name="P95"><text:span text:style-name="Source_20_Text">_</text:span>: rappresenta qualunque carattere singolo.</text:p>
        </text:list-item>
      </text:list>
      <text:p text:style-name="Text_20_body">Un altro esempio, per restituire i dati delle persone con un cognome che inizia per 'R' e ha 's' come terzo carattere, sarà:</text:p>
      <text:p text:style-name="Preformatted_20_Text">sql</text:p>
      <text:p text:style-name="Preformatted_20_Text">Copia codice</text:p>
      <text:p text:style-name="P6"><text:span text:style-name="Source_20_Text">SELECT *</text:span></text:p>
      <text:p text:style-name="P3"><text:span text:style-name="Source_20_Text">FROM Persona</text:span></text:p>
      <text:p text:style-name="P4"><text:span text:style-name="Source_20_Text">WHERE cognome LIKE 'R_s%';</text:span></text:p>
      <text:p text:style-name="Horizontal_20_Line"/>
      <text:h text:style-name="Heading_20_3" text:outline-level="3">Esempio 8: Condizioni IS NULL e IS NOT NULL</text:h>
      <text:p text:style-name="Text_20_body">Per ottenere le righe in cui un attributo è NULL, possiamo usare <text:span text:style-name="Source_20_Text">IS NULL</text:span>. Ad esempio, per ottenere le persone che hanno più di 40 anni o di cui non si conosce l'età:</text:p>
      <text:p text:style-name="Preformatted_20_Text">sql</text:p>
      <text:p text:style-name="Preformatted_20_Text">Copia codice</text:p>
      <text:p text:style-name="P6"><text:span text:style-name="Source_20_Text">SELECT *</text:span></text:p>
      <text:p text:style-name="P3"><text:span text:style-name="Source_20_Text">FROM Persona</text:span></text:p>
      <text:p text:style-name="P4"><text:span text:style-name="Source_20_Text">WHERE eta &gt; 40 OR eta IS NULL;</text:span></text:p>
      <text:p text:style-name="Text_20_body">Per restituire solo le persone di cui si conosce l'età, possiamo scrivere:</text:p>
      <text:p text:style-name="Preformatted_20_Text">sql</text:p>
      <text:p text:style-name="Preformatted_20_Text">Copia codice</text:p>
      <text:p text:style-name="P6"><text:span text:style-name="Source_20_Text">SELECT *</text:span></text:p>
      <text:p text:style-name="P3"><text:span text:style-name="Source_20_Text">FROM Persona</text:span></text:p>
      <text:p text:style-name="P4"><text:span text:style-name="Source_20_Text">WHERE eta IS NOT NULL;</text:span></text:p>
      <text:p text:style-name="Horizontal_20_Line"/>
      <text:p text:style-name="Text_20_body">Questi sono esempi di interrogazioni comuni in SQL che ci permettono di selezionare, filtrare e manipolare i dati all'interno delle tabelle di un database.</text:p>
      <text:p text:style-name="P2"><text:span text:style-name="Strong_20_Emphasis"/></text:p>
      <text:p text:style-name="P2"><text:span text:style-name="Strong_20_Emphasis"><text:span text:style-name="T1">Interrogazione a piu tabelle</text:span></text:span></text:p>
      <text:p text:style-name="P2"><text:span text:style-name="Strong_20_Emphasis">Ecco come si presentano le interrogazioni su più tabelle, con l'aggiunta della clausola </text:span><text:span text:style-name="Strong_20_Emphasis"><text:span text:style-name="Source_20_Text">ORDER BY</text:span></text:span><text:span text:style-name="Strong_20_Emphasis">:</text:span></text:p>
      <text:h text:style-name="Heading_20_3" text:outline-level="3"><text:soft-page-break/>Esempio: Restituire gli indirizzi delle officine dove è stato riparato il veicolo con targa ‘HK 243 BW’</text:h>
      <text:p text:style-name="Text_20_body">Immagina di avere le seguenti tabelle:</text:p>
      <text:p text:style-name="Text_20_body"><text:span text:style-name="Strong_20_Emphasis">Riparazione:</text:span></text:p>
      <table:table table:name="Table16" table:style-name="Table16">
        <table:table-column table:style-name="Table16.A"/>
        <table:table-column table:style-name="Table16.B"/>
        <table:table-header-rows>
          <table:table-row>
            <table:table-cell table:style-name="Table16.A1" office:value-type="string">
              <text:p text:style-name="Table_20_Heading">codiceveicolo</text:p>
            </table:table-cell>
            <table:table-cell table:style-name="Table16.A1" office:value-type="string">
              <text:p text:style-name="Table_20_Heading">officina</text:p>
            </table:table-cell>
          </table:table-row>
        </table:table-header-rows>
        <table:table-row>
          <table:table-cell table:style-name="Table16.A1" office:value-type="string">
            <text:p text:style-name="Table_20_Contents">HK 243 BW</text:p>
          </table:table-cell>
          <table:table-cell table:style-name="Table16.A1" office:value-type="string">
            <text:p text:style-name="Table_20_Contents">FixIt</text:p>
          </table:table-cell>
        </table:table-row>
        <table:table-row>
          <table:table-cell table:style-name="Table16.A1" office:value-type="string">
            <text:p text:style-name="Table_20_Contents">AA 662 XQ</text:p>
          </table:table-cell>
          <table:table-cell table:style-name="Table16.A1" office:value-type="string">
            <text:p text:style-name="Table_20_Contents">CarFix</text:p>
          </table:table-cell>
        </table:table-row>
        <table:table-row>
          <table:table-cell table:style-name="Table16.A1" office:value-type="string">
            <text:p text:style-name="Table_20_Contents">HK 243 BW</text:p>
          </table:table-cell>
          <table:table-cell table:style-name="Table16.A1" office:value-type="string">
            <text:p text:style-name="Table_20_Contents">MotorGo</text:p>
          </table:table-cell>
        </table:table-row>
      </table:table>
      <text:p text:style-name="Text_20_body"><text:span text:style-name="Strong_20_Emphasis">Officina:</text:span></text:p>
      <table:table table:name="Table17" table:style-name="Table17">
        <table:table-column table:style-name="Table17.A"/>
        <table:table-column table:style-name="Table17.B"/>
        <table:table-header-rows>
          <table:table-row>
            <table:table-cell table:style-name="Table17.A1" office:value-type="string">
              <text:p text:style-name="Table_20_Heading">nome</text:p>
            </table:table-cell>
            <table:table-cell table:style-name="Table17.A1" office:value-type="string">
              <text:p text:style-name="Table_20_Heading">indirizzo</text:p>
            </table:table-cell>
          </table:table-row>
        </table:table-header-rows>
        <table:table-row>
          <table:table-cell table:style-name="Table17.A1" office:value-type="string">
            <text:p text:style-name="Table_20_Contents">FixIt</text:p>
          </table:table-cell>
          <table:table-cell table:style-name="Table17.A1" office:value-type="string">
            <text:p text:style-name="Table_20_Contents">via delle Spighe 4</text:p>
          </table:table-cell>
        </table:table-row>
        <table:table-row>
          <table:table-cell table:style-name="Table17.A1" office:value-type="string">
            <text:p text:style-name="Table_20_Contents">CarFix</text:p>
          </table:table-cell>
          <table:table-cell table:style-name="Table17.A1" office:value-type="string">
            <text:p text:style-name="Table_20_Contents">via delle Betulle 32</text:p>
          </table:table-cell>
        </table:table-row>
        <table:table-row>
          <table:table-cell table:style-name="Table17.A1" office:value-type="string">
            <text:p text:style-name="Table_20_Contents">MotorGo</text:p>
          </table:table-cell>
          <table:table-cell table:style-name="Table17.A1" office:value-type="string">
            <text:p text:style-name="Table_20_Contents">piazza Turing 1</text:p>
          </table:table-cell>
        </table:table-row>
      </table:table>
      <text:p text:style-name="Text_20_body">Per ottenere gli indirizzi delle officine dove è stato riparato il veicolo con targa ‘HK 243 BW’, possiamo utilizzare l'interrogazione SQL seguente:</text:p>
      <text:p text:style-name="Preformatted_20_Text">sql</text:p>
      <text:p text:style-name="Preformatted_20_Text">Copia codice</text:p>
      <text:p text:style-name="P6"><text:span text:style-name="Source_20_Text">select Officina.indirizzo</text:span></text:p>
      <text:p text:style-name="P3"><text:span text:style-name="Source_20_Text">from Officina, Riparazione</text:span></text:p>
      <text:p text:style-name="P3"><text:span text:style-name="Source_20_Text">where Officina.nome = Riparazione.officina</text:span></text:p>
      <text:p text:style-name="P4"><text:span text:style-name="Source_20_Text">and Riparazione.veicolo = 'HK 243 BW';</text:span></text:p>
      <text:p text:style-name="Text_20_body"><text:span text:style-name="Strong_20_Emphasis">Risultato:</text:span></text:p>
      <table:table table:name="Table18" table:style-name="Table18">
        <table:table-column table:style-name="Table18.A"/>
        <table:table-header-rows>
          <table:table-row>
            <table:table-cell table:style-name="Table18.A1" office:value-type="string">
              <text:p text:style-name="Table_20_Heading">indirizzo</text:p>
            </table:table-cell>
          </table:table-row>
        </table:table-header-rows>
        <table:table-row>
          <table:table-cell table:style-name="Table18.A1" office:value-type="string">
            <text:p text:style-name="Table_20_Contents">via delle Spighe 4</text:p>
          </table:table-cell>
        </table:table-row>
        <table:table-row>
          <table:table-cell table:style-name="Table18.A1" office:value-type="string">
            <text:p text:style-name="Table_20_Contents">piazza Turing 1</text:p>
          </table:table-cell>
        </table:table-row>
      </table:table>
      <text:h text:style-name="Heading_20_3" text:outline-level="3">Alias di tabelle</text:h>
      <text:p text:style-name="Text_20_body">Per migliorare la leggibilità dell'interrogazione, possiamo utilizzare degli alias per le tabelle, come segue:</text:p>
      <text:p text:style-name="Preformatted_20_Text">sql</text:p>
      <text:p text:style-name="Preformatted_20_Text">Copia codice</text:p>
      <text:p text:style-name="P6"><text:span text:style-name="Source_20_Text">select o.indirizzo</text:span></text:p>
      <text:p text:style-name="P3"><text:span text:style-name="Source_20_Text">from Officina as o, Riparazione as r</text:span></text:p>
      <text:p text:style-name="P3"><text:span text:style-name="Source_20_Text">where o.nome = r.officina</text:span></text:p>
      <text:p text:style-name="P4"><text:span text:style-name="Source_20_Text">and r.veicolo = 'HK 243 BW';</text:span></text:p>
      <text:h text:style-name="Heading_20_3" text:outline-level="3">Occorrenze multiple di una tabella</text:h>
      <text:p text:style-name="Text_20_body">Se vogliamo restituire le targhe dei veicoli che sono stati riparati in almeno due officine diverse, utilizziamo la seguente interrogazione SQL:</text:p>
      <text:p text:style-name="Preformatted_20_Text">sql</text:p>
      <text:p text:style-name="Preformatted_20_Text">Copia codice</text:p>
      <text:p text:style-name="P6"><text:span text:style-name="Source_20_Text">select distinct r1.veicolo as targa</text:span></text:p>
      <text:p text:style-name="P3"><text:span text:style-name="Source_20_Text">from Riparazione as r1, Riparazione as r2</text:span></text:p>
      <text:p text:style-name="P3"><text:span text:style-name="Source_20_Text">where r1.veicolo = r2.veicolo</text:span></text:p>
      <text:p text:style-name="P4"><text:span text:style-name="Source_20_Text">and r1.officina &lt;&gt; r2.officina;</text:span></text:p>
      <text:p text:style-name="Text_20_body"><text:soft-page-break/><text:span text:style-name="Strong_20_Emphasis">Risultato:</text:span></text:p>
      <table:table table:name="Table19" table:style-name="Table19">
        <table:table-column table:style-name="Table19.A"/>
        <table:table-header-rows>
          <table:table-row>
            <table:table-cell table:style-name="Table19.A1" office:value-type="string">
              <text:p text:style-name="Table_20_Heading">targa</text:p>
            </table:table-cell>
          </table:table-row>
        </table:table-header-rows>
        <table:table-row>
          <table:table-cell table:style-name="Table19.A1" office:value-type="string">
            <text:p text:style-name="Table_20_Contents">HK 243 BW</text:p>
          </table:table-cell>
        </table:table-row>
      </table:table>
      <text:h text:style-name="Heading_20_3" text:outline-level="3">SQL e Algebra Relazionale</text:h>
      <text:p text:style-name="Text_20_body">Un'interrogazione SQL come questa:</text:p>
      <text:p text:style-name="Preformatted_20_Text">sql</text:p>
      <text:p text:style-name="Preformatted_20_Text">Copia codice</text:p>
      <text:p text:style-name="P6"><text:span text:style-name="Source_20_Text">select attr1, attr2, ..., attrN</text:span></text:p>
      <text:p text:style-name="P3"><text:span text:style-name="Source_20_Text">from Tabella1, ..., TabellaM</text:span></text:p>
      <text:p text:style-name="P4"><text:span text:style-name="Source_20_Text">where condizione;</text:span></text:p>
      <text:p text:style-name="Text_20_body">è (quasi) equivalente alla seguente espressione in algebra relazionale:</text:p>
      <text:p text:style-name="Preformatted_20_Text">scss</text:p>
      <text:p text:style-name="Preformatted_20_Text">Copia codice</text:p>
      <text:p text:style-name="P5"><text:span text:style-name="Source_20_Text">πattr1,...,attrN (σcondizione (Tabella1 × ... × TabellaM))</text:span></text:p>
      <text:p text:style-name="Text_20_body">Questo rappresenta il <text:span text:style-name="Strong_20_Emphasis">prodotto cartesiano</text:span> delle tabelle, che può essere costoso in termini di performance, specialmente per tabelle di grandi dimensioni. Tuttavia, i DBMS moderni ottimizzano le interrogazioni utilizzando join e pre-elaborando il piano di esecuzione per rendere l'interrogazione più efficiente.</text:p>
      <text:h text:style-name="Heading_20_3" text:outline-level="3">Clausola <text:span text:style-name="Source_20_Text">ORDER BY</text:span></text:h>
      <text:p text:style-name="Text_20_body">In SQL, possiamo anche ordinare i risultati della nostra interrogazione. Ad esempio, se volessimo ordinare le officine in ordine alfabetico per nome, possiamo aggiungere la clausola <text:span text:style-name="Source_20_Text">ORDER BY</text:span>:</text:p>
      <text:p text:style-name="Preformatted_20_Text">sql</text:p>
      <text:p text:style-name="Preformatted_20_Text">Copia codice</text:p>
      <text:p text:style-name="P6"><text:span text:style-name="Source_20_Text">select *</text:span></text:p>
      <text:p text:style-name="P3"><text:span text:style-name="Source_20_Text">from Officina</text:span></text:p>
      <text:p text:style-name="P3"><text:span text:style-name="Source_20_Text">where ...</text:span></text:p>
      <text:p text:style-name="P4"><text:span text:style-name="Source_20_Text">order by nome asc;</text:span></text:p>
      <text:list text:style-name="L32">
        <text:list-item>
          <text:p text:style-name="P98"><text:span text:style-name="Strong_20_Emphasis"><text:span text:style-name="Source_20_Text">asc</text:span></text:span>: Ordinamento crescente (default).</text:p>
        </text:list-item>
        <text:list-item>
          <text:p text:style-name="P97"><text:span text:style-name="Strong_20_Emphasis"><text:span text:style-name="Source_20_Text">desc</text:span></text:span>: Ordinamento decrescente.</text:p>
        </text:list-item>
      </text:list>
      <text:p text:style-name="Text_20_body">Ad esempio, per ordinare le officine per indirizzo in ordine decrescente:</text:p>
      <text:p text:style-name="Preformatted_20_Text">sql</text:p>
      <text:p text:style-name="Preformatted_20_Text">Copia codice</text:p>
      <text:p text:style-name="P6"><text:span text:style-name="Source_20_Text">select *</text:span></text:p>
      <text:p text:style-name="P3"><text:span text:style-name="Source_20_Text">from Officina</text:span></text:p>
      <text:p text:style-name="P4"><text:span text:style-name="Source_20_Text">order by indirizzo desc;</text:span></text:p>
      <text:h text:style-name="Heading_20_3" text:outline-level="3">In sintesi:</text:h>
      <text:list text:style-name="L33">
        <text:list-item>
          <text:p text:style-name="P100"><text:span text:style-name="Strong_20_Emphasis">Interrogazioni su più tabelle</text:span>: Si usano join impliciti o espliciti per combinare dati da più tabelle.</text:p>
        </text:list-item>
        <text:list-item>
          <text:p text:style-name="P100"><text:span text:style-name="Strong_20_Emphasis">Alias</text:span>: Utilizzare alias per le tabelle migliora la leggibilità.</text:p>
        </text:list-item>
        <text:list-item>
          <text:p text:style-name="P100"><text:span text:style-name="Strong_20_Emphasis">Prodotto cartesiano</text:span>: L'uso di <text:span text:style-name="Source_20_Text">×</text:span> in algebra relazionale è equivalente a un join, ma è ottimizzato nei DBMS.</text:p>
        </text:list-item>
        <text:list-item>
          <text:p text:style-name="P99"><text:soft-page-break/><text:span text:style-name="Strong_20_Emphasis"><text:span text:style-name="Source_20_Text">ORDER BY</text:span></text:span>: Ordina i risultati in base a uno o più attributi.</text:p>
        </text:list-item>
      </text:list>
      <text:p text:style-name="Text_20_body">Questo approccio consente di ottenere dati da tabelle multiple con l'ottimizzazione delle performance tramite l'uso di join e altre tecniche SQL avanzate.</text:p>
      <text:p text:style-name="P2"><text:span text:style-name="Strong_20_Emphasis"/></text:p>
      <text:p text:style-name="P2"><text:span text:style-name="Strong_20_Emphasis"/></text:p>
      <text:h text:style-name="P1" text:outline-level="3"><text:span text:style-name="Strong_20_Emphasis">Funzioni Aggregate nella Target List</text:span></text:h>
      <text:p text:style-name="Text_20_body">Le <text:span text:style-name="Strong_20_Emphasis">funzioni aggregate</text:span> sono utilizzate per calcolare un singolo valore a partire da più righe (ennuples) di una tabella. Quando si utilizza una funzione di aggregazione, il risultato è una tabella con una sola ennupla (riga).</text:p>
      <text:h text:style-name="Heading_20_3" text:outline-level="3">Esempio 1: Restituire il numero di riparazioni del veicolo con targa ‘HK 243 BW’</text:h>
      <text:p text:style-name="Text_20_body">Supponiamo di avere la tabella <text:span text:style-name="Strong_20_Emphasis">Riparazione</text:span>:</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Table_20_Heading">codice</text:p>
            </table:table-cell>
            <table:table-cell table:style-name="Table20.A1" office:value-type="string">
              <text:p text:style-name="Table_20_Heading">veicolo</text:p>
            </table:table-cell>
            <table:table-cell table:style-name="Table20.A1" office:value-type="string">
              <text:p text:style-name="Table_20_Heading">officina</text:p>
            </table:table-cell>
          </table:table-row>
        </table:table-header-rows>
        <table:table-row>
          <table:table-cell table:style-name="Table20.A1" office:value-type="string">
            <text:p text:style-name="Table_20_Contents">1</text:p>
          </table:table-cell>
          <table:table-cell table:style-name="Table20.A1" office:value-type="string">
            <text:p text:style-name="Table_20_Contents">HK 243 BW</text:p>
          </table:table-cell>
          <table:table-cell table:style-name="Table20.A1" office:value-type="string">
            <text:p text:style-name="Table_20_Contents">FixIt</text:p>
          </table:table-cell>
        </table:table-row>
        <table:table-row>
          <table:table-cell table:style-name="Table20.A1" office:value-type="string">
            <text:p text:style-name="Table_20_Contents">2</text:p>
          </table:table-cell>
          <table:table-cell table:style-name="Table20.A1" office:value-type="string">
            <text:p text:style-name="Table_20_Contents">HK 243 BW</text:p>
          </table:table-cell>
          <table:table-cell table:style-name="Table20.A1" office:value-type="string">
            <text:p text:style-name="Table_20_Contents">FixIt</text:p>
          </table:table-cell>
        </table:table-row>
      </table:table>
      <text:p text:style-name="Text_20_body">Se vogliamo sapere quante riparazioni sono state fatte per il veicolo con targa <text:span text:style-name="Source_20_Text">HK 243 BW</text:span>, possiamo utilizzare la funzione <text:span text:style-name="Source_20_Text">COUNT(*)</text:span>, che conta il numero di ennuple che soddisfano una determinata condizione.</text:p>
      <text:p text:style-name="Preformatted_20_Text">sql</text:p>
      <text:p text:style-name="Preformatted_20_Text">Copia codice</text:p>
      <text:p text:style-name="P6"><text:span text:style-name="Source_20_Text">select count(*)</text:span></text:p>
      <text:p text:style-name="P3"><text:span text:style-name="Source_20_Text">from Riparazione</text:span></text:p>
      <text:p text:style-name="P4"><text:span text:style-name="Source_20_Text">where veicolo = 'HK 243 BW';</text:span></text:p>
      <text:p text:style-name="Text_20_body"><text:span text:style-name="Strong_20_Emphasis">Risultato:</text:span></text:p>
      <table:table table:name="Table21" table:style-name="Table21">
        <table:table-column table:style-name="Table21.A"/>
        <table:table-header-rows>
          <table:table-row>
            <table:table-cell table:style-name="Table21.A1" office:value-type="string">
              <text:p text:style-name="Table_20_Heading">count(*)</text:p>
            </table:table-cell>
          </table:table-row>
        </table:table-header-rows>
        <table:table-row>
          <table:table-cell table:style-name="Table21.A1" office:value-type="string">
            <text:p text:style-name="Table_20_Contents">2</text:p>
          </table:table-cell>
        </table:table-row>
      </table:table>
      <text:p text:style-name="Text_20_body">In questo caso, il risultato è 2 perché ci sono due riparazioni per il veicolo <text:span text:style-name="Source_20_Text">HK 243 BW</text:span>.</text:p>
      <text:h text:style-name="Heading_20_3" text:outline-level="3">Esempio 2: Restituire l'elenco di officine che hanno riparato il veicolo <text:span text:style-name="Source_20_Text">HK 243 BW</text:span></text:h>
      <text:p text:style-name="Text_20_body">Supponiamo di voler sapere quali officine hanno riparato il veicolo <text:span text:style-name="Source_20_Text">HK 243 BW</text:span>. La query potrebbe essere:</text:p>
      <text:p text:style-name="Preformatted_20_Text">sql</text:p>
      <text:p text:style-name="Preformatted_20_Text">Copia codice</text:p>
      <text:p text:style-name="P6"><text:span text:style-name="Source_20_Text">select officina</text:span></text:p>
      <text:p text:style-name="P3"><text:span text:style-name="Source_20_Text">from Riparazione</text:span></text:p>
      <text:p text:style-name="P4"><text:span text:style-name="Source_20_Text">where veicolo = 'HK 243 BW';</text:span></text:p>
      <text:p text:style-name="Text_20_body"><text:span text:style-name="Strong_20_Emphasis">Risultato:</text:span></text:p>
      <table:table table:name="Table22" table:style-name="Table22">
        <table:table-column table:style-name="Table22.A"/>
        <table:table-header-rows>
          <text:soft-page-break/>
          <table:table-row>
            <table:table-cell table:style-name="Table22.A1" office:value-type="string">
              <text:p text:style-name="Table_20_Heading">officina</text:p>
            </table:table-cell>
          </table:table-row>
        </table:table-header-rows>
        <table:table-row>
          <table:table-cell table:style-name="Table22.A1" office:value-type="string">
            <text:p text:style-name="Table_20_Contents">FixIt</text:p>
          </table:table-cell>
        </table:table-row>
        <table:table-row>
          <table:table-cell table:style-name="Table22.A1" office:value-type="string">
            <text:p text:style-name="Table_20_Contents">FixIt</text:p>
          </table:table-cell>
        </table:table-row>
      </table:table>
      <text:h text:style-name="Heading_20_3" text:outline-level="3">Esempio 3: Restituire il numero di officine che hanno riparato il veicolo <text:span text:style-name="Source_20_Text">HK 243 BW</text:span></text:h>
      <text:p text:style-name="Text_20_body">Se vogliamo sapere quante officine distinte hanno riparato il veicolo <text:span text:style-name="Source_20_Text">HK 243 BW</text:span>, possiamo utilizzare <text:span text:style-name="Source_20_Text">COUNT(DISTINCT officina)</text:span> per contare solo i valori distinti dell'attributo <text:span text:style-name="Source_20_Text">officina</text:span>.</text:p>
      <text:p text:style-name="Preformatted_20_Text">sql</text:p>
      <text:p text:style-name="Preformatted_20_Text">Copia codice</text:p>
      <text:p text:style-name="P6"><text:span text:style-name="Source_20_Text">select count(distinct officina)</text:span></text:p>
      <text:p text:style-name="P3"><text:span text:style-name="Source_20_Text">from Riparazione</text:span></text:p>
      <text:p text:style-name="P4"><text:span text:style-name="Source_20_Text">where veicolo = 'HK 243 BW';</text:span></text:p>
      <text:p text:style-name="Text_20_body"><text:span text:style-name="Strong_20_Emphasis">Risultato:</text:span></text:p>
      <table:table table:name="Table23" table:style-name="Table23">
        <table:table-column table:style-name="Table23.A"/>
        <table:table-header-rows>
          <table:table-row>
            <table:table-cell table:style-name="Table23.A1" office:value-type="string">
              <text:p text:style-name="Table_20_Heading">count(distinct officina)</text:p>
            </table:table-cell>
          </table:table-row>
        </table:table-header-rows>
        <table:table-row>
          <table:table-cell table:style-name="Table23.A1" office:value-type="string">
            <text:p text:style-name="Table_20_Contents">1</text:p>
          </table:table-cell>
        </table:table-row>
      </table:table>
      <text:p text:style-name="Text_20_body">In questo caso, il risultato è 1 perché solo una officina (FixIt) ha riparato il veicolo <text:span text:style-name="Source_20_Text">HK 243 BW</text:span>.</text:p>
      <text:h text:style-name="Heading_20_3" text:outline-level="3">Tipi di Funzioni Aggregate</text:h>
      <text:p text:style-name="Text_20_body">Le funzioni aggregate comuni in SQL sono:</text:p>
      <text:list text:style-name="L34">
        <text:list-item>
          <text:p text:style-name="P102"><text:span text:style-name="Strong_20_Emphasis"><text:span text:style-name="Source_20_Text">COUNT(*)</text:span></text:span>: Conta il numero totale di ennuple (indipendentemente dai valori degli attributi).</text:p>
        </text:list-item>
        <text:list-item>
          <text:p text:style-name="P102"><text:span text:style-name="Strong_20_Emphasis"><text:span text:style-name="Source_20_Text">COUNT(attributo)</text:span></text:span>: Conta il numero di valori non NULL per un attributo (inclusi i duplicati).</text:p>
        </text:list-item>
        <text:list-item>
          <text:p text:style-name="P101"><text:span text:style-name="Strong_20_Emphasis"><text:span text:style-name="Source_20_Text">COUNT(DISTINCT attributo)</text:span></text:span>: Conta il numero di valori distinti non NULL per un attributo.</text:p>
        </text:list-item>
      </text:list>
      <text:h text:style-name="Heading_20_3" text:outline-level="3">Esempio 4: Funzione <text:span text:style-name="Source_20_Text">COUNT</text:span> con attributo</text:h>
      <text:p text:style-name="Text_20_body">Supponiamo di avere una tabella <text:span text:style-name="Strong_20_Emphasis">Persona</text:span>:</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Table_20_Heading">cognome</text:p>
            </table:table-cell>
            <table:table-cell table:style-name="Table24.A1" office:value-type="string">
              <text:p text:style-name="Table_20_Heading">nome</text:p>
            </table:table-cell>
            <table:table-cell table:style-name="Table24.A1" office:value-type="string">
              <text:p text:style-name="Table_20_Heading">eta</text:p>
            </table:table-cell>
            <table:table-cell table:style-name="Table24.A1" office:value-type="string">
              <text:p text:style-name="Table_20_Heading">stipendio</text:p>
            </table:table-cell>
          </table:table-row>
        </table:table-header-rows>
        <table:table-row>
          <table:table-cell table:style-name="Table24.A1" office:value-type="string">
            <text:p text:style-name="Table_20_Contents">Rossi</text:p>
          </table:table-cell>
          <table:table-cell table:style-name="Table24.A1" office:value-type="string">
            <text:p text:style-name="Table_20_Contents">Mario</text:p>
          </table:table-cell>
          <table:table-cell table:style-name="Table24.A1" office:value-type="string">
            <text:p text:style-name="Table_20_Contents">47</text:p>
          </table:table-cell>
          <table:table-cell table:style-name="Table24.A1" office:value-type="string">
            <text:p text:style-name="Table_20_Contents">36</text:p>
          </table:table-cell>
        </table:table-row>
        <table:table-row>
          <table:table-cell table:style-name="Table24.A1" office:value-type="string">
            <text:p text:style-name="Table_20_Contents">Verdi</text:p>
          </table:table-cell>
          <table:table-cell table:style-name="Table24.A1" office:value-type="string">
            <text:p text:style-name="Table_20_Contents">Giulia</text:p>
          </table:table-cell>
          <table:table-cell table:style-name="Table24.A1" office:value-type="string">
            <text:p text:style-name="Table_20_Contents">35</text:p>
          </table:table-cell>
          <table:table-cell table:style-name="Table24.A1" office:value-type="string">
            <text:p text:style-name="Table_20_Contents">NULL</text:p>
          </table:table-cell>
        </table:table-row>
        <table:table-row>
          <table:table-cell table:style-name="Table24.A1" office:value-type="string">
            <text:p text:style-name="Table_20_Contents">Bianchi</text:p>
          </table:table-cell>
          <table:table-cell table:style-name="Table24.A1" office:value-type="string">
            <text:p text:style-name="Table_20_Contents">Anna</text:p>
          </table:table-cell>
          <table:table-cell table:style-name="Table24.A1" office:value-type="string">
            <text:p text:style-name="Table_20_Contents">55</text:p>
          </table:table-cell>
          <table:table-cell table:style-name="Table24.A1" office:value-type="string">
            <text:p text:style-name="Table_20_Contents">56</text:p>
          </table:table-cell>
        </table:table-row>
        <table:table-row>
          <table:table-cell table:style-name="Table24.A1" office:value-type="string">
            <text:p text:style-name="Table_20_Contents">Rossi</text:p>
          </table:table-cell>
          <table:table-cell table:style-name="Table24.A1" office:value-type="string">
            <text:p text:style-name="Table_20_Contents">Mario</text:p>
          </table:table-cell>
          <table:table-cell table:style-name="Table24.A1" office:value-type="string">
            <text:p text:style-name="Table_20_Contents">44</text:p>
          </table:table-cell>
          <table:table-cell table:style-name="Table24.A1" office:value-type="string">
            <text:p text:style-name="Table_20_Contents">42</text:p>
          </table:table-cell>
        </table:table-row>
        <table:table-row>
          <table:table-cell table:style-name="Table24.A1" office:value-type="string">
            <text:p text:style-name="Table_20_Contents">Verdi</text:p>
          </table:table-cell>
          <table:table-cell table:style-name="Table24.A1" office:value-type="string">
            <text:p text:style-name="Table_20_Contents">Giulia</text:p>
          </table:table-cell>
          <table:table-cell table:style-name="Table24.A1" office:value-type="string">
            <text:p text:style-name="Table_20_Contents">35</text:p>
          </table:table-cell>
          <table:table-cell table:style-name="Table24.A1" office:value-type="string">
            <text:p text:style-name="Table_20_Contents">56</text:p>
          </table:table-cell>
        </table:table-row>
      </table:table>
      <text:p text:style-name="Text_20_body">Se vogliamo contare il numero di persone con un valore non NULL per l'attributo <text:span text:style-name="Source_20_Text">stipendio</text:span>, possiamo usare <text:span text:style-name="Source_20_Text">COUNT(stipendio)</text:span>:</text:p>
      <text:p text:style-name="Preformatted_20_Text">sql</text:p>
      <text:p text:style-name="Preformatted_20_Text">Copia codice</text:p>
      <text:p text:style-name="P6"><text:span text:style-name="Source_20_Text">select count(stipendio)</text:span></text:p>
      <text:p text:style-name="P4"><text:span text:style-name="Source_20_Text">from Persona;</text:span></text:p>
      <text:p text:style-name="Text_20_body"><text:soft-page-break/><text:span text:style-name="Strong_20_Emphasis">Risultato:</text:span></text:p>
      <table:table table:name="Table25" table:style-name="Table25">
        <table:table-column table:style-name="Table25.A"/>
        <table:table-header-rows>
          <table:table-row>
            <table:table-cell table:style-name="Table25.A1" office:value-type="string">
              <text:p text:style-name="Table_20_Heading">count(stipendio)</text:p>
            </table:table-cell>
          </table:table-row>
        </table:table-header-rows>
        <table:table-row>
          <table:table-cell table:style-name="Table25.A1" office:value-type="string">
            <text:p text:style-name="Table_20_Contents">4</text:p>
          </table:table-cell>
        </table:table-row>
      </table:table>
      <text:p text:style-name="Text_20_body">Questo restituisce 4, poiché ci sono 4 persone con un valore non NULL nel campo <text:span text:style-name="Source_20_Text">stipendio</text:span>.</text:p>
      <text:h text:style-name="Heading_20_3" text:outline-level="3">Esempio 5: Funzione <text:span text:style-name="Source_20_Text">COUNT</text:span> con valori distinti</text:h>
      <text:p text:style-name="Text_20_body">Se vogliamo contare quanti stipendii distinti ci sono nella tabella <text:span text:style-name="Strong_20_Emphasis">Persona</text:span>:</text:p>
      <text:p text:style-name="Preformatted_20_Text">sql</text:p>
      <text:p text:style-name="Preformatted_20_Text">Copia codice</text:p>
      <text:p text:style-name="P6"><text:span text:style-name="Source_20_Text">select count(distinct stipendio)</text:span></text:p>
      <text:p text:style-name="P4"><text:span text:style-name="Source_20_Text">from Persona;</text:span></text:p>
      <text:p text:style-name="Text_20_body"><text:span text:style-name="Strong_20_Emphasis">Risultato:</text:span></text:p>
      <table:table table:name="Table26" table:style-name="Table26">
        <table:table-column table:style-name="Table26.A"/>
        <table:table-header-rows>
          <table:table-row>
            <table:table-cell table:style-name="Table26.A1" office:value-type="string">
              <text:p text:style-name="Table_20_Heading">count(distinct stipendio)</text:p>
            </table:table-cell>
          </table:table-row>
        </table:table-header-rows>
        <table:table-row>
          <table:table-cell table:style-name="Table26.A1" office:value-type="string">
            <text:p text:style-name="Table_20_Contents">3</text:p>
          </table:table-cell>
        </table:table-row>
      </table:table>
      <text:p text:style-name="Text_20_body">Ci sono 3 stipendii distinti, nonostante alcuni valori siano ripetuti.</text:p>
      <text:h text:style-name="Heading_20_3" text:outline-level="3">Altre Funzioni Aggregate</text:h>
      <text:list text:style-name="L35">
        <text:list-item>
          <text:p text:style-name="P104"><text:span text:style-name="Strong_20_Emphasis"><text:span text:style-name="Source_20_Text">SUM(attributo)</text:span></text:span>: Somma i valori di un attributo numerico o di tipo tempo.</text:p>
        </text:list-item>
        <text:list-item>
          <text:p text:style-name="P104"><text:span text:style-name="Strong_20_Emphasis"><text:span text:style-name="Source_20_Text">AVG(attributo)</text:span></text:span>: Calcola la media dei valori di un attributo numerico o di tipo tempo.</text:p>
        </text:list-item>
        <text:list-item>
          <text:p text:style-name="P104"><text:span text:style-name="Strong_20_Emphasis"><text:span text:style-name="Source_20_Text">MIN(attributo)</text:span></text:span>: Restituisce il valore minimo di un attributo (utile per domini ordinati).</text:p>
        </text:list-item>
        <text:list-item>
          <text:p text:style-name="P103"><text:span text:style-name="Strong_20_Emphasis"><text:span text:style-name="Source_20_Text">MAX(attributo)</text:span></text:span>: Restituisce il valore massimo di un attributo (utile per domini ordinati).</text:p>
        </text:list-item>
      </text:list>
      <text:h text:style-name="Heading_20_3" text:outline-level="3">Esempio 6: Funzioni aggregate su diversi attributi</text:h>
      <text:p text:style-name="Text_20_body">Per esempio, possiamo usare più funzioni aggregate sulla stessa tabella:</text:p>
      <text:p text:style-name="Preformatted_20_Text">sql</text:p>
      <text:p text:style-name="Preformatted_20_Text">Copia codice</text:p>
      <text:p text:style-name="P6"><text:span text:style-name="Source_20_Text">select count(eta), sum(eta), avg(eta), min(eta), max(eta),</text:span></text:p>
      <text:p text:style-name="P3"><text:span text:style-name="Source_20_Text"><text:s text:c="7"/>count(stipendio), sum(stipendio), avg(stipendio), min(stipendio), max(stipendio)</text:span></text:p>
      <text:p text:style-name="P4"><text:span text:style-name="Source_20_Text">from Persona;</text:span></text:p>
      <text:p text:style-name="Text_20_body"><text:span text:style-name="Strong_20_Emphasis">Risultato:</text:span></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column table:style-name="Table27.I"/>
        <table:table-column table:style-name="Table27.J"/>
        <table:table-header-rows>
          <table:table-row>
            <table:table-cell table:style-name="Table27.A1" office:value-type="string">
              <text:p text:style-name="Table_20_Heading">count(eta)</text:p>
            </table:table-cell>
            <table:table-cell table:style-name="Table27.A1" office:value-type="string">
              <text:p text:style-name="Table_20_Heading">sum(eta)</text:p>
            </table:table-cell>
            <table:table-cell table:style-name="Table27.A1" office:value-type="string">
              <text:p text:style-name="Table_20_Heading">avg(eta)</text:p>
            </table:table-cell>
            <table:table-cell table:style-name="Table27.A1" office:value-type="string">
              <text:p text:style-name="Table_20_Heading">min(eta)</text:p>
            </table:table-cell>
            <table:table-cell table:style-name="Table27.A1" office:value-type="string">
              <text:p text:style-name="Table_20_Heading">max(eta)</text:p>
            </table:table-cell>
            <table:table-cell table:style-name="Table27.A1" office:value-type="string">
              <text:p text:style-name="Table_20_Heading">count(stipendio)</text:p>
            </table:table-cell>
            <table:table-cell table:style-name="Table27.A1" office:value-type="string">
              <text:p text:style-name="Table_20_Heading">sum(stipendio)</text:p>
            </table:table-cell>
            <table:table-cell table:style-name="Table27.A1" office:value-type="string">
              <text:p text:style-name="Table_20_Heading">avg(stipendio)</text:p>
            </table:table-cell>
            <table:table-cell table:style-name="Table27.A1" office:value-type="string">
              <text:p text:style-name="Table_20_Heading">min(stipendio)</text:p>
            </table:table-cell>
            <table:table-cell table:style-name="Table27.A1" office:value-type="string">
              <text:p text:style-name="Table_20_Heading">max(stipendio)</text:p>
            </table:table-cell>
          </table:table-row>
        </table:table-header-rows>
        <table:table-row>
          <table:table-cell table:style-name="Table27.A1" office:value-type="string">
            <text:p text:style-name="Table_20_Contents">5</text:p>
          </table:table-cell>
          <table:table-cell table:style-name="Table27.A1" office:value-type="string">
            <text:p text:style-name="Table_20_Contents">216</text:p>
          </table:table-cell>
          <table:table-cell table:style-name="Table27.A1" office:value-type="string">
            <text:p text:style-name="Table_20_Contents">43.2</text:p>
          </table:table-cell>
          <table:table-cell table:style-name="Table27.A1" office:value-type="string">
            <text:p text:style-name="Table_20_Contents">35</text:p>
          </table:table-cell>
          <table:table-cell table:style-name="Table27.A1" office:value-type="string">
            <text:p text:style-name="Table_20_Contents">55</text:p>
          </table:table-cell>
          <table:table-cell table:style-name="Table27.A1" office:value-type="string">
            <text:p text:style-name="Table_20_Contents">4</text:p>
          </table:table-cell>
          <table:table-cell table:style-name="Table27.A1" office:value-type="string">
            <text:p text:style-name="Table_20_Contents">190</text:p>
          </table:table-cell>
          <table:table-cell table:style-name="Table27.A1" office:value-type="string">
            <text:p text:style-name="Table_20_Contents">47.5</text:p>
          </table:table-cell>
          <table:table-cell table:style-name="Table27.A1" office:value-type="string">
            <text:p text:style-name="Table_20_Contents">36</text:p>
          </table:table-cell>
          <table:table-cell table:style-name="Table27.A1" office:value-type="string">
            <text:p text:style-name="Table_20_Contents">56</text:p>
          </table:table-cell>
        </table:table-row>
      </table:table>
      <text:h text:style-name="Heading_20_3" text:outline-level="3">Funzioni Aggregate e Omogeneità nella Target List</text:h>
      <text:p text:style-name="Text_20_body">In SQL, quando si utilizzano <text:span text:style-name="Strong_20_Emphasis">funzioni aggregate</text:span>, l'elenco della target list deve essere <text:span text:style-name="Strong_20_Emphasis">omogeneo</text:span>. Questo significa che se una query contiene funzioni aggregate, non può contenere anche altri attributi non aggregati, a meno che non vengano raggruppati correttamente.</text:p>
      <text:p text:style-name="Text_20_body">Ad esempio, la seguente query:</text:p>
      <text:p text:style-name="Preformatted_20_Text">sql</text:p>
      <text:p text:style-name="Preformatted_20_Text">Copia codice</text:p>
      <text:p text:style-name="P6"><text:soft-page-break/><text:span text:style-name="Source_20_Text">select nome, avg(stipendio)</text:span></text:p>
      <text:p text:style-name="P4"><text:span text:style-name="Source_20_Text">from Persona;</text:span></text:p>
      <text:p text:style-name="Text_20_body">Genera un errore, perché la colonna <text:span text:style-name="Source_20_Text">nome</text:span> non è aggregata e non viene utilizzata in una funzione di aggregazione. L'errore si verifica perché <text:span text:style-name="Strong_20_Emphasis">la target list non è omogenea</text:span>.</text:p>
      <text:p text:style-name="Text_20_body">Per correggere l'errore, si può usare una clausola <text:span text:style-name="Source_20_Text">GROUP BY</text:span>:</text:p>
      <text:p text:style-name="Preformatted_20_Text">sql</text:p>
      <text:p text:style-name="Preformatted_20_Text">Copia codice</text:p>
      <text:p text:style-name="P6"><text:span text:style-name="Source_20_Text">select nome, avg(stipendio)</text:span></text:p>
      <text:p text:style-name="P3"><text:span text:style-name="Source_20_Text">from Persona</text:span></text:p>
      <text:p text:style-name="P4"><text:span text:style-name="Source_20_Text">group by nome;</text:span></text:p>
      <text:p text:style-name="Text_20_body">In questo caso, il <text:span text:style-name="Source_20_Text">GROUP BY</text:span> permette di aggregare i dati per ciascun <text:span text:style-name="Source_20_Text">nome</text:span>.</text:p>
      <text:p text:style-name="Horizontal_20_Line"/>
      <text:h text:style-name="Heading_20_3" text:outline-level="3">In sintesi:</text:h>
      <text:list text:style-name="L36">
        <text:list-item>
          <text:p text:style-name="P106">Le <text:span text:style-name="Strong_20_Emphasis">funzioni aggregate</text:span> come <text:span text:style-name="Source_20_Text">COUNT</text:span>, <text:span text:style-name="Source_20_Text">SUM</text:span>, <text:span text:style-name="Source_20_Text">AVG</text:span>, <text:span text:style-name="Source_20_Text">MIN</text:span>, e <text:span text:style-name="Source_20_Text">MAX</text:span> sono utilizzate per calcolare un valore aggregato su un insieme di dati.</text:p>
        </text:list-item>
        <text:list-item>
          <text:p text:style-name="P106">Le funzioni aggregate possono essere utilizzate da sole o con la clausola <text:span text:style-name="Source_20_Text">DISTINCT</text:span> per rimuovere i duplicati.</text:p>
        </text:list-item>
        <text:list-item>
          <text:p text:style-name="P105">La <text:span text:style-name="Strong_20_Emphasis">target list</text:span> in una query con funzioni aggregate deve essere <text:span text:style-name="Strong_20_Emphasis">omogenea</text:span>, quindi non possono essere combinati attributi non aggregati senza una clausola <text:span text:style-name="Source_20_Text">GROUP BY</text:span>.</text:p>
        </text:list-item>
      </text:list>
      <text:p text:style-name="P2"><text:span text:style-name="Strong_20_Emphasis"/></text:p>
      <text:p text:style-name="P2"><text:span text:style-name="Strong_20_Emphasis"/></text:p>
      <text:p text:style-name="P2"><text:span text:style-name="Strong_20_Emphasis"/></text:p>
      <text:h text:style-name="P1" text:outline-level="3"><text:span text:style-name="Strong_20_Emphasis">Funzioni Aggregate e Raggruppamenti: </text:span><text:span text:style-name="Strong_20_Emphasis"><text:span text:style-name="Source_20_Text">GROUP BY</text:span></text:span></text:h>
      <text:p text:style-name="Text_20_body">Le <text:span text:style-name="Strong_20_Emphasis">funzioni aggregate</text:span> come <text:span text:style-name="Source_20_Text">COUNT</text:span>, <text:span text:style-name="Source_20_Text">SUM</text:span>, <text:span text:style-name="Source_20_Text">AVG</text:span>, ecc., possono essere applicate a partizioni delle ennuple in una tabella, creando gruppi di righe con valori simili su uno o più attributi. Questo è ottenuto tramite la clausola <text:span text:style-name="Strong_20_Emphasis"><text:span text:style-name="Source_20_Text">GROUP BY</text:span></text:span>, che raggruppa le ennuple in base ai valori di uno o più attributi specificati.</text:p>
      <text:h text:style-name="Heading_20_3" text:outline-level="3">Esempio di Base: Restituire i nomi delle persone con figli e stipendio ≥ 45, insieme ai nomi dei loro figli</text:h>
      <text:p text:style-name="Text_20_body">Supponiamo di avere due tabelle:</text:p>
      <text:list text:style-name="L37">
        <text:list-item>
          <text:p text:style-name="P108"><text:span text:style-name="Strong_20_Emphasis">Persona</text:span> (id, nome, stipendio)</text:p>
        </text:list-item>
        <text:list-item>
          <text:p text:style-name="P107"><text:span text:style-name="Strong_20_Emphasis">GenFiglio</text:span> (genitore, figlio)</text:p>
        </text:list-item>
      </text:list>
      <text:p text:style-name="Text_20_body">E vogliamo restituire i nomi delle persone con stipendio ≥ 45 e i loro figli. La query per ottenere questo risultato è la seguente:</text:p>
      <text:p text:style-name="Preformatted_20_Text">sql</text:p>
      <text:p text:style-name="Preformatted_20_Text">Copia codice</text:p>
      <text:p text:style-name="P6"><text:span text:style-name="Source_20_Text">select g.id as gid, g.nome as genitore, f.nome as figlio</text:span></text:p>
      <text:p text:style-name="P3"><text:span text:style-name="Source_20_Text">from Persona g, GenFiglio gf, Persona f</text:span></text:p>
      <text:p text:style-name="P4"><text:span text:style-name="Source_20_Text">where g.id = gf.gen and gf.figlio = f.id and g.stipendio &gt;= 45;</text:span></text:p>
      <text:p text:style-name="Text_20_body"><text:soft-page-break/><text:span text:style-name="Strong_20_Emphasis">Risultato:</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Table_20_Heading">gid</text:p>
            </table:table-cell>
            <table:table-cell table:style-name="Table28.A1" office:value-type="string">
              <text:p text:style-name="Table_20_Heading">genitore</text:p>
            </table:table-cell>
            <table:table-cell table:style-name="Table28.A1" office:value-type="string">
              <text:p text:style-name="Table_20_Heading">figlio</text:p>
            </table:table-cell>
          </table:table-row>
        </table:table-header-rows>
        <table:table-row>
          <table:table-cell table:style-name="Table28.A1" office:value-type="string">
            <text:p text:style-name="Table_20_Contents">1001</text:p>
          </table:table-cell>
          <table:table-cell table:style-name="Table28.A1" office:value-type="string">
            <text:p text:style-name="Table_20_Contents">Luca</text:p>
          </table:table-cell>
          <table:table-cell table:style-name="Table28.A1" office:value-type="string">
            <text:p text:style-name="Table_20_Contents">Anna</text:p>
          </table:table-cell>
        </table:table-row>
        <table:table-row>
          <table:table-cell table:style-name="Table28.A1" office:value-type="string">
            <text:p text:style-name="Table_20_Contents">1001</text:p>
          </table:table-cell>
          <table:table-cell table:style-name="Table28.A1" office:value-type="string">
            <text:p text:style-name="Table_20_Contents">Luca</text:p>
          </table:table-cell>
          <table:table-cell table:style-name="Table28.A1" office:value-type="string">
            <text:p text:style-name="Table_20_Contents">Maria</text:p>
          </table:table-cell>
        </table:table-row>
        <table:table-row>
          <table:table-cell table:style-name="Table28.A1" office:value-type="string">
            <text:p text:style-name="Table_20_Contents">1004</text:p>
          </table:table-cell>
          <table:table-cell table:style-name="Table28.A1" office:value-type="string">
            <text:p text:style-name="Table_20_Contents">Antonio</text:p>
          </table:table-cell>
          <table:table-cell table:style-name="Table28.A1" office:value-type="string">
            <text:p text:style-name="Table_20_Contents">Giulia</text:p>
          </table:table-cell>
        </table:table-row>
        <table:table-row>
          <table:table-cell table:style-name="Table28.A1" office:value-type="string">
            <text:p text:style-name="Table_20_Contents">1002</text:p>
          </table:table-cell>
          <table:table-cell table:style-name="Table28.A1" office:value-type="string">
            <text:p text:style-name="Table_20_Contents">Giulia</text:p>
          </table:table-cell>
          <table:table-cell table:style-name="Table28.A1" office:value-type="string">
            <text:p text:style-name="Table_20_Contents">Antonio</text:p>
          </table:table-cell>
        </table:table-row>
        <table:table-row>
          <table:table-cell table:style-name="Table28.A1" office:value-type="string">
            <text:p text:style-name="Table_20_Contents">1005</text:p>
          </table:table-cell>
          <table:table-cell table:style-name="Table28.A1" office:value-type="string">
            <text:p text:style-name="Table_20_Contents">Giulia</text:p>
          </table:table-cell>
          <table:table-cell table:style-name="Table28.A1" office:value-type="string">
            <text:p text:style-name="Table_20_Contents">Giulia</text:p>
          </table:table-cell>
        </table:table-row>
      </table:table>
      <text:p text:style-name="Horizontal_20_Line"/>
      <text:h text:style-name="Heading_20_3" text:outline-level="3">Funzioni Aggregate con <text:span text:style-name="Source_20_Text">GROUP BY</text:span></text:h>
      <text:p text:style-name="Text_20_body">In questo caso, se vogliamo restituire il numero di figli per ciascun genitore con stipendio ≥ 45, utilizziamo la funzione <text:span text:style-name="Source_20_Text">COUNT</text:span> insieme alla clausola <text:span text:style-name="Source_20_Text">GROUP BY</text:span>:</text:p>
      <text:p text:style-name="Preformatted_20_Text">sql</text:p>
      <text:p text:style-name="Preformatted_20_Text">Copia codice</text:p>
      <text:p text:style-name="P6"><text:span text:style-name="Source_20_Text">select g.id as gid, g.nome as genitore, count(f.nome) as nFigli</text:span></text:p>
      <text:p text:style-name="P3"><text:span text:style-name="Source_20_Text">from Persona g, GenFiglio gf, Persona f</text:span></text:p>
      <text:p text:style-name="P3"><text:span text:style-name="Source_20_Text">where g.id = gf.gen and gf.figlio = f.id and g.stipendio &gt;= 45</text:span></text:p>
      <text:p text:style-name="P4"><text:span text:style-name="Source_20_Text">group by g.id, g.nome;</text:span></text:p>
      <text:p text:style-name="Text_20_body"><text:span text:style-name="Strong_20_Emphasis">Risultato:</text:span></text:p>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Table_20_Heading">gid</text:p>
            </table:table-cell>
            <table:table-cell table:style-name="Table29.A1" office:value-type="string">
              <text:p text:style-name="Table_20_Heading">genitore</text:p>
            </table:table-cell>
            <table:table-cell table:style-name="Table29.A1" office:value-type="string">
              <text:p text:style-name="Table_20_Heading">nFigli</text:p>
            </table:table-cell>
          </table:table-row>
        </table:table-header-rows>
        <table:table-row>
          <table:table-cell table:style-name="Table29.A1" office:value-type="string">
            <text:p text:style-name="Table_20_Contents">1001</text:p>
          </table:table-cell>
          <table:table-cell table:style-name="Table29.A1" office:value-type="string">
            <text:p text:style-name="Table_20_Contents">Luca</text:p>
          </table:table-cell>
          <table:table-cell table:style-name="Table29.A1" office:value-type="string">
            <text:p text:style-name="Table_20_Contents">2</text:p>
          </table:table-cell>
        </table:table-row>
        <table:table-row>
          <table:table-cell table:style-name="Table29.A1" office:value-type="string">
            <text:p text:style-name="Table_20_Contents">1002</text:p>
          </table:table-cell>
          <table:table-cell table:style-name="Table29.A1" office:value-type="string">
            <text:p text:style-name="Table_20_Contents">Giulia</text:p>
          </table:table-cell>
          <table:table-cell table:style-name="Table29.A1" office:value-type="string">
            <text:p text:style-name="Table_20_Contents">1</text:p>
          </table:table-cell>
        </table:table-row>
        <table:table-row>
          <table:table-cell table:style-name="Table29.A1" office:value-type="string">
            <text:p text:style-name="Table_20_Contents">1004</text:p>
          </table:table-cell>
          <table:table-cell table:style-name="Table29.A1" office:value-type="string">
            <text:p text:style-name="Table_20_Contents">Antonio</text:p>
          </table:table-cell>
          <table:table-cell table:style-name="Table29.A1" office:value-type="string">
            <text:p text:style-name="Table_20_Contents">1</text:p>
          </table:table-cell>
        </table:table-row>
      </table:table>
      <text:p text:style-name="Text_20_body">Questa query restituisce il numero di figli per ogni genitore con stipendio maggiore o uguale a 45.</text:p>
      <text:p text:style-name="Horizontal_20_Line"/>
      <text:h text:style-name="Heading_20_3" text:outline-level="3">Semantica delle Interrogazioni con <text:span text:style-name="Source_20_Text">GROUP BY</text:span> e Aggregati</text:h>
      <text:p text:style-name="Text_20_body">Quando si utilizza una clausola <text:span text:style-name="Source_20_Text">GROUP BY</text:span>, l'esecuzione della query avviene nei seguenti passaggi:</text:p>
      <text:list text:style-name="L38">
        <text:list-item>
          <text:p text:style-name="P110"><text:span text:style-name="Strong_20_Emphasis">Selezione</text:span> delle righe che soddisfano la condizione nella clausola <text:span text:style-name="Source_20_Text">WHERE</text:span>.</text:p>
        </text:list-item>
        <text:list-item>
          <text:p text:style-name="P110"><text:span text:style-name="Strong_20_Emphasis">Partizionamento</text:span> delle ennuple risultanti in gruppi in base ai valori degli attributi specificati nella clausola <text:span text:style-name="Source_20_Text">GROUP BY</text:span>.</text:p>
        </text:list-item>
        <text:list-item>
          <text:p text:style-name="P110"><text:span text:style-name="Strong_20_Emphasis">Calcolo</text:span> delle funzioni aggregate per ciascun gruppo.</text:p>
        </text:list-item>
        <text:list-item>
          <text:p text:style-name="P109"><text:span text:style-name="Strong_20_Emphasis">Restituzione</text:span> di una singola ennupla per ogni gruppo, con i valori degli attributi raggruppati e i valori delle funzioni aggregate calcolati per quel gruppo.</text:p>
        </text:list-item>
      </text:list>
      <text:p text:style-name="Text_20_body">Ad esempio, per la query:</text:p>
      <text:p text:style-name="Preformatted_20_Text">sql</text:p>
      <text:p text:style-name="Preformatted_20_Text">Copia codice</text:p>
      <text:p text:style-name="P6"><text:span text:style-name="Source_20_Text">select g.id, g.nome, count(f.nome) as nFigli</text:span></text:p>
      <text:p text:style-name="P3"><text:span text:style-name="Source_20_Text">from Persona g, GenFiglio gf, Persona f</text:span></text:p>
      <text:p text:style-name="P3"><text:span text:style-name="Source_20_Text">where g.id = gf.gen and gf.figlio = f.id and g.stipendio &gt;= 45</text:span></text:p>
      <text:p text:style-name="P4"><text:span text:style-name="Source_20_Text">group by g.id, g.nome;</text:span></text:p>
      <text:p text:style-name="Text_20_body">Verranno creati gruppi per ciascun genitore (gruppati per <text:span text:style-name="Source_20_Text">g.id</text:span> e <text:span text:style-name="Source_20_Text">g.nome</text:span>), e per ogni gruppo verrà calcolato il numero di figli utilizzando la funzione <text:span text:style-name="Source_20_Text">COUNT</text:span>.</text:p>
      <text:p text:style-name="Horizontal_20_Line"><text:soft-page-break/></text:p>
      <text:h text:style-name="Heading_20_3" text:outline-level="3">La Clausola <text:span text:style-name="Source_20_Text">HAVING</text:span> e Filtraggio sui Gruppi</text:h>
      <text:p text:style-name="Text_20_body">La clausola <text:span text:style-name="Strong_20_Emphasis"><text:span text:style-name="Source_20_Text">HAVING</text:span></text:span> viene utilizzata per filtrare i gruppi dopo che sono stati creati dal <text:span text:style-name="Source_20_Text">GROUP BY</text:span>. A differenza della clausola <text:span text:style-name="Source_20_Text">WHERE</text:span>, che filtra le righe prima del raggruppamento, <text:span text:style-name="Source_20_Text">HAVING</text:span> agisce sui gruppi di ennuple già formati e permette di applicare condizioni che coinvolgono le funzioni aggregate.</text:p>
      <text:p text:style-name="Text_20_body"><text:span text:style-name="Strong_20_Emphasis">Esempio 1: Restituire i genitori con stipendio ≥ 45 e almeno 2 figli</text:span></text:p>
      <text:p text:style-name="Text_20_body">Se vogliamo restituire solo i genitori con stipendio ≥ 45 e almeno 2 figli, possiamo utilizzare la clausola <text:span text:style-name="Source_20_Text">HAVING</text:span> insieme alla funzione <text:span text:style-name="Source_20_Text">COUNT</text:span>:</text:p>
      <text:p text:style-name="Preformatted_20_Text">sql</text:p>
      <text:p text:style-name="Preformatted_20_Text">Copia codice</text:p>
      <text:p text:style-name="P6"><text:span text:style-name="Source_20_Text">select g.id as gid, g.nome as genitore, count(f.nome) as nFigli</text:span></text:p>
      <text:p text:style-name="P3"><text:span text:style-name="Source_20_Text">from Persona g, GenFiglio gf, Persona f</text:span></text:p>
      <text:p text:style-name="P3"><text:span text:style-name="Source_20_Text">where g.id = gf.gen and gf.figlio = f.id and g.stipendio &gt;= 45</text:span></text:p>
      <text:p text:style-name="P3"><text:span text:style-name="Source_20_Text">group by g.id, g.nome</text:span></text:p>
      <text:p text:style-name="P4"><text:span text:style-name="Source_20_Text">having count(f.nome) &gt;= 2;</text:span></text:p>
      <text:p text:style-name="Text_20_body"><text:span text:style-name="Strong_20_Emphasis">Risultato:</text:span></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gid</text:p>
            </table:table-cell>
            <table:table-cell table:style-name="Table30.A1" office:value-type="string">
              <text:p text:style-name="Table_20_Heading">genitore</text:p>
            </table:table-cell>
            <table:table-cell table:style-name="Table30.A1" office:value-type="string">
              <text:p text:style-name="Table_20_Heading">nFigli</text:p>
            </table:table-cell>
          </table:table-row>
        </table:table-header-rows>
        <table:table-row>
          <table:table-cell table:style-name="Table30.A1" office:value-type="string">
            <text:p text:style-name="Table_20_Contents">1001</text:p>
          </table:table-cell>
          <table:table-cell table:style-name="Table30.A1" office:value-type="string">
            <text:p text:style-name="Table_20_Contents">Luca</text:p>
          </table:table-cell>
          <table:table-cell table:style-name="Table30.A1" office:value-type="string">
            <text:p text:style-name="Table_20_Contents">2</text:p>
          </table:table-cell>
        </table:table-row>
      </table:table>
      <text:p text:style-name="Text_20_body">Questa query restituisce solo i genitori che hanno almeno 2 figli, con stipendio ≥ 45.</text:p>
      <text:p text:style-name="Text_20_body"><text:span text:style-name="Strong_20_Emphasis">Nota Importante:</text:span></text:p>
      <text:list text:style-name="L39">
        <text:list-item>
          <text:p text:style-name="P111"><text:span text:style-name="Strong_20_Emphasis">Non è possibile utilizzare gli alias</text:span> della target list (come <text:span text:style-name="Source_20_Text">nFigli</text:span> nella query sopra) nella clausola <text:span text:style-name="Source_20_Text">HAVING</text:span>. È necessario usare direttamente le funzioni aggregate, come <text:span text:style-name="Source_20_Text">count(f.nome)</text:span>.</text:p>
        </text:list-item>
        <text:list-item>
          <text:p text:style-name="P111">Per <text:span text:style-name="Strong_20_Emphasis">maggior robustezza</text:span>, è preferibile usare <text:span text:style-name="Source_20_Text">count(f.id)</text:span> invece di <text:span text:style-name="Source_20_Text">count(f.nome)</text:span>, poiché l'attributo <text:span text:style-name="Source_20_Text">id</text:span> è la chiave primaria di <text:span text:style-name="Source_20_Text">Persona</text:span> e quindi non può mai essere NULL, mentre <text:span text:style-name="Source_20_Text">nome</text:span> potrebbe esserlo.</text:p>
        </text:list-item>
      </text:list>
      <text:p text:style-name="Horizontal_20_Line"/>
      <text:h text:style-name="Heading_20_3" text:outline-level="3">In Sintesi</text:h>
      <text:list text:style-name="L40">
        <text:list-item>
          <text:p text:style-name="P113">Le <text:span text:style-name="Strong_20_Emphasis">funzioni aggregate</text:span> (ad esempio, <text:span text:style-name="Source_20_Text">COUNT</text:span>, <text:span text:style-name="Source_20_Text">SUM</text:span>, <text:span text:style-name="Source_20_Text">AVG</text:span>) vengono utilizzate per calcolare valori su gruppi di ennuple definite dalla clausola <text:span text:style-name="Source_20_Text">GROUP BY</text:span>.</text:p>
        </text:list-item>
        <text:list-item>
          <text:p text:style-name="P113">La <text:span text:style-name="Strong_20_Emphasis">clausola </text:span><text:span text:style-name="Strong_20_Emphasis"><text:span text:style-name="Source_20_Text">GROUP BY</text:span></text:span> raggruppa le ennuple in base ai valori di uno o più attributi, consentendo di eseguire operazioni aggregate su ciascun gruppo.</text:p>
        </text:list-item>
        <text:list-item>
          <text:p text:style-name="P112">La <text:span text:style-name="Strong_20_Emphasis">clausola </text:span><text:span text:style-name="Strong_20_Emphasis"><text:span text:style-name="Source_20_Text">HAVING</text:span></text:span> viene utilizzata per filtrare i gruppi risultanti dal <text:span text:style-name="Source_20_Text">GROUP BY</text:span>, applicando condizioni che possono includere funzioni aggregate.</text:p>
        </text:list-item>
      </text:list>
      <text:p text:style-name="P2"><text:span text:style-name="Strong_20_Emphasis"/></text:p>
      <text:p text:style-name="P2"><text:span text:style-name="Strong_20_Emphasis"/></text:p>
      <text:h text:style-name="P1" text:outline-level="3"><text:soft-page-break/><text:span text:style-name="Strong_20_Emphasis">Operatori Insiemistici: Unione, Differenza, Intersezione</text:span></text:h>
      <text:p text:style-name="Text_20_body">Gli <text:span text:style-name="Strong_20_Emphasis">operatori insiemistici</text:span> in SQL vengono utilizzati per combinare o manipolare i risultati di più query. I principali operatori insiemistici sono:</text:p>
      <text:list text:style-name="L41">
        <text:list-item>
          <text:p text:style-name="P115"><text:span text:style-name="Strong_20_Emphasis">UNION</text:span> (o <text:span text:style-name="Source_20_Text">UNION ALL</text:span>)</text:p>
        </text:list-item>
        <text:list-item>
          <text:p text:style-name="P115"><text:span text:style-name="Strong_20_Emphasis">EXCEPT</text:span> (o <text:span text:style-name="Source_20_Text">MINUS</text:span>)</text:p>
        </text:list-item>
        <text:list-item>
          <text:p text:style-name="P114"><text:span text:style-name="Strong_20_Emphasis">INTERSECT</text:span></text:p>
        </text:list-item>
      </text:list>
      <text:p text:style-name="Text_20_body">Questi operatori permettono di lavorare con risultati che provengono da più query in modo simile a come si combinano gli insiemi in matematica.</text:p>
      <text:p text:style-name="Horizontal_20_Line"/>
      <text:h text:style-name="Heading_20_3" text:outline-level="3">1. <text:span text:style-name="Strong_20_Emphasis">Unione (</text:span><text:span text:style-name="Strong_20_Emphasis"><text:span text:style-name="Source_20_Text">UNION</text:span></text:span><text:span text:style-name="Strong_20_Emphasis">)</text:span></text:h>
      <text:p text:style-name="Text_20_body">L'operatore <text:span text:style-name="Strong_20_Emphasis"><text:span text:style-name="Source_20_Text">UNION</text:span></text:span> restituisce l'unione delle ennuple risultanti da due query. Per impostazione predefinita, <text:span text:style-name="Strong_20_Emphasis">elimina i duplicati</text:span> tra i risultati. Se si vuole mantenere i duplicati, si può usare <text:span text:style-name="Source_20_Text">UNION ALL</text:span>.</text:p>
      <text:h text:style-name="Heading_20_4" text:outline-level="4">Sintassi</text:h>
      <text:p text:style-name="Preformatted_20_Text">sql</text:p>
      <text:p text:style-name="Preformatted_20_Text">Copia codice</text:p>
      <text:p text:style-name="P6"><text:span text:style-name="Source_20_Text">queryA</text:span></text:p>
      <text:p text:style-name="P4"><text:span text:style-name="Source_20_Text">UNION [ALL] queryB</text:span></text:p>
      <text:list text:style-name="L42">
        <text:list-item>
          <text:p text:style-name="P117"><text:span text:style-name="Strong_20_Emphasis"><text:span text:style-name="Source_20_Text">UNION</text:span></text:span>: Rimuove i duplicati (comportamento predefinito).</text:p>
        </text:list-item>
        <text:list-item>
          <text:p text:style-name="P116"><text:span text:style-name="Strong_20_Emphasis"><text:span text:style-name="Source_20_Text">UNION ALL</text:span></text:span>: Mantiene i duplicati.</text:p>
        </text:list-item>
      </text:list>
      <text:h text:style-name="Heading_20_4" text:outline-level="4">Esempio:</text:h>
      <text:p text:style-name="Text_20_body">Consideriamo due tabelle <text:span text:style-name="Strong_20_Emphasis"><text:span text:style-name="Source_20_Text">Maternita</text:span></text:span> e <text:span text:style-name="Strong_20_Emphasis"><text:span text:style-name="Source_20_Text">Paternita</text:span></text:span>, che contengono le informazioni sui genitori e i figli. La query sottostante restituisce una lista unita di genitori e figli, sia che siano madri o padri:</text:p>
      <text:p text:style-name="Preformatted_20_Text">sql</text:p>
      <text:p text:style-name="Preformatted_20_Text">Copia codice</text:p>
      <text:p text:style-name="P6"><text:span text:style-name="Source_20_Text">select padre, figlio</text:span></text:p>
      <text:p text:style-name="P3"><text:span text:style-name="Source_20_Text">from Paternita</text:span></text:p>
      <text:p text:style-name="P3"><text:span text:style-name="Source_20_Text">UNION</text:span></text:p>
      <text:p text:style-name="P3"><text:span text:style-name="Source_20_Text">select madre, figlio</text:span></text:p>
      <text:p text:style-name="P4"><text:span text:style-name="Source_20_Text">from Maternita;</text:span></text:p>
      <text:p text:style-name="Text_20_body"><text:span text:style-name="Strong_20_Emphasis">Risultato:</text:span></text:p>
      <table:table table:name="Table31" table:style-name="Table31">
        <table:table-column table:style-name="Table31.A"/>
        <table:table-column table:style-name="Table31.B"/>
        <table:table-header-rows>
          <table:table-row>
            <table:table-cell table:style-name="Table31.A1" office:value-type="string">
              <text:p text:style-name="Table_20_Heading">padre</text:p>
            </table:table-cell>
            <table:table-cell table:style-name="Table31.A1" office:value-type="string">
              <text:p text:style-name="Table_20_Heading">figlio</text:p>
            </table:table-cell>
          </table:table-row>
        </table:table-header-rows>
        <table:table-row>
          <table:table-cell table:style-name="Table31.A1" office:value-type="string">
            <text:p text:style-name="Table_20_Contents">Sergio</text:p>
          </table:table-cell>
          <table:table-cell table:style-name="Table31.A1" office:value-type="string">
            <text:p text:style-name="Table_20_Contents">Franco</text:p>
          </table:table-cell>
        </table:table-row>
        <table:table-row>
          <table:table-cell table:style-name="Table31.A1" office:value-type="string">
            <text:p text:style-name="Table_20_Contents">Luigi</text:p>
          </table:table-cell>
          <table:table-cell table:style-name="Table31.A1" office:value-type="string">
            <text:p text:style-name="Table_20_Contents">Olga</text:p>
          </table:table-cell>
        </table:table-row>
        <table:table-row>
          <table:table-cell table:style-name="Table31.A1" office:value-type="string">
            <text:p text:style-name="Table_20_Contents">Luigi</text:p>
          </table:table-cell>
          <table:table-cell table:style-name="Table31.A1" office:value-type="string">
            <text:p text:style-name="Table_20_Contents">Filippo</text:p>
          </table:table-cell>
        </table:table-row>
        <table:table-row>
          <table:table-cell table:style-name="Table31.A1" office:value-type="string">
            <text:p text:style-name="Table_20_Contents">Franco</text:p>
          </table:table-cell>
          <table:table-cell table:style-name="Table31.A1" office:value-type="string">
            <text:p text:style-name="Table_20_Contents">Andrea</text:p>
          </table:table-cell>
        </table:table-row>
        <table:table-row>
          <table:table-cell table:style-name="Table31.A1" office:value-type="string">
            <text:p text:style-name="Table_20_Contents">Franco</text:p>
          </table:table-cell>
          <table:table-cell table:style-name="Table31.A1" office:value-type="string">
            <text:p text:style-name="Table_20_Contents">Aldo</text:p>
          </table:table-cell>
        </table:table-row>
        <table:table-row>
          <table:table-cell table:style-name="Table31.A1" office:value-type="string">
            <text:p text:style-name="Table_20_Contents">Luisa</text:p>
          </table:table-cell>
          <table:table-cell table:style-name="Table31.A1" office:value-type="string">
            <text:p text:style-name="Table_20_Contents">Maria</text:p>
          </table:table-cell>
        </table:table-row>
        <table:table-row>
          <table:table-cell table:style-name="Table31.A1" office:value-type="string">
            <text:p text:style-name="Table_20_Contents">Anna</text:p>
          </table:table-cell>
          <table:table-cell table:style-name="Table31.A1" office:value-type="string">
            <text:p text:style-name="Table_20_Contents">Maria</text:p>
          </table:table-cell>
        </table:table-row>
        <text:soft-page-break/>
        <table:table-row>
          <table:table-cell table:style-name="Table31.A1" office:value-type="string">
            <text:p text:style-name="Table_20_Contents">Anna</text:p>
          </table:table-cell>
          <table:table-cell table:style-name="Table31.A1" office:value-type="string">
            <text:p text:style-name="Table_20_Contents">Maria</text:p>
          </table:table-cell>
        </table:table-row>
      </table:table>
      <text:p text:style-name="Text_20_body">In questo caso, <text:span text:style-name="Strong_20_Emphasis"><text:span text:style-name="Source_20_Text">UNION</text:span></text:span> rimuove le righe duplicate tra le due query, restituendo solo valori distinti.</text:p>
      <text:h text:style-name="Heading_20_4" text:outline-level="4">Mantenere i Duplicati con <text:span text:style-name="Source_20_Text">UNION ALL</text:span></text:h>
      <text:p text:style-name="Text_20_body">Se desideri mantenere i duplicati, utilizza <text:span text:style-name="Source_20_Text">UNION ALL</text:span>:</text:p>
      <text:p text:style-name="Preformatted_20_Text">sql</text:p>
      <text:p text:style-name="Preformatted_20_Text">Copia codice</text:p>
      <text:p text:style-name="P6"><text:span text:style-name="Source_20_Text">select padre, figlio</text:span></text:p>
      <text:p text:style-name="P3"><text:span text:style-name="Source_20_Text">from Paternita</text:span></text:p>
      <text:p text:style-name="P3"><text:span text:style-name="Source_20_Text">UNION ALL</text:span></text:p>
      <text:p text:style-name="P3"><text:span text:style-name="Source_20_Text">select madre, figlio</text:span></text:p>
      <text:p text:style-name="P4"><text:span text:style-name="Source_20_Text">from Maternita;</text:span></text:p>
      <text:p text:style-name="Text_20_body"><text:span text:style-name="Strong_20_Emphasis">Risultato con </text:span><text:span text:style-name="Strong_20_Emphasis"><text:span text:style-name="Source_20_Text">UNION ALL</text:span></text:span><text:span text:style-name="Strong_20_Emphasis">:</text:span></text:p>
      <table:table table:name="Table32" table:style-name="Table32">
        <table:table-column table:style-name="Table32.A"/>
        <table:table-column table:style-name="Table32.B"/>
        <table:table-header-rows>
          <table:table-row>
            <table:table-cell table:style-name="Table32.A1" office:value-type="string">
              <text:p text:style-name="Table_20_Heading">padre</text:p>
            </table:table-cell>
            <table:table-cell table:style-name="Table32.A1" office:value-type="string">
              <text:p text:style-name="Table_20_Heading">figlio</text:p>
            </table:table-cell>
          </table:table-row>
        </table:table-header-rows>
        <table:table-row>
          <table:table-cell table:style-name="Table32.A1" office:value-type="string">
            <text:p text:style-name="Table_20_Contents">Sergio</text:p>
          </table:table-cell>
          <table:table-cell table:style-name="Table32.A1" office:value-type="string">
            <text:p text:style-name="Table_20_Contents">Franco</text:p>
          </table:table-cell>
        </table:table-row>
        <table:table-row>
          <table:table-cell table:style-name="Table32.A1" office:value-type="string">
            <text:p text:style-name="Table_20_Contents">Luigi</text:p>
          </table:table-cell>
          <table:table-cell table:style-name="Table32.A1" office:value-type="string">
            <text:p text:style-name="Table_20_Contents">Olga</text:p>
          </table:table-cell>
        </table:table-row>
        <table:table-row>
          <table:table-cell table:style-name="Table32.A1" office:value-type="string">
            <text:p text:style-name="Table_20_Contents">Luigi</text:p>
          </table:table-cell>
          <table:table-cell table:style-name="Table32.A1" office:value-type="string">
            <text:p text:style-name="Table_20_Contents">Filippo</text:p>
          </table:table-cell>
        </table:table-row>
        <table:table-row>
          <table:table-cell table:style-name="Table32.A1" office:value-type="string">
            <text:p text:style-name="Table_20_Contents">Franco</text:p>
          </table:table-cell>
          <table:table-cell table:style-name="Table32.A1" office:value-type="string">
            <text:p text:style-name="Table_20_Contents">Andrea</text:p>
          </table:table-cell>
        </table:table-row>
        <table:table-row>
          <table:table-cell table:style-name="Table32.A1" office:value-type="string">
            <text:p text:style-name="Table_20_Contents">Franco</text:p>
          </table:table-cell>
          <table:table-cell table:style-name="Table32.A1" office:value-type="string">
            <text:p text:style-name="Table_20_Contents">Aldo</text:p>
          </table:table-cell>
        </table:table-row>
        <table:table-row>
          <table:table-cell table:style-name="Table32.A1" office:value-type="string">
            <text:p text:style-name="Table_20_Contents">Luisa</text:p>
          </table:table-cell>
          <table:table-cell table:style-name="Table32.A1" office:value-type="string">
            <text:p text:style-name="Table_20_Contents">Maria</text:p>
          </table:table-cell>
        </table:table-row>
        <table:table-row>
          <table:table-cell table:style-name="Table32.A1" office:value-type="string">
            <text:p text:style-name="Table_20_Contents">Anna</text:p>
          </table:table-cell>
          <table:table-cell table:style-name="Table32.A1" office:value-type="string">
            <text:p text:style-name="Table_20_Contents">Maria</text:p>
          </table:table-cell>
        </table:table-row>
        <table:table-row>
          <table:table-cell table:style-name="Table32.A1" office:value-type="string">
            <text:p text:style-name="Table_20_Contents">Anna</text:p>
          </table:table-cell>
          <table:table-cell table:style-name="Table32.A1" office:value-type="string">
            <text:p text:style-name="Table_20_Contents">Maria</text:p>
          </table:table-cell>
        </table:table-row>
        <table:table-row>
          <table:table-cell table:style-name="Table32.A1" office:value-type="string">
            <text:p text:style-name="Table_20_Contents">Maria</text:p>
          </table:table-cell>
          <table:table-cell table:style-name="Table32.A1" office:value-type="string">
            <text:p text:style-name="Table_20_Contents">Giulia</text:p>
          </table:table-cell>
        </table:table-row>
      </table:table>
      <text:p text:style-name="Text_20_body">Questa query non elimina i duplicati tra i risultati delle due query.</text:p>
      <text:h text:style-name="Heading_20_4" text:outline-level="4">Notazione Posizionale</text:h>
      <text:p text:style-name="Text_20_body">Quando usiamo <text:span text:style-name="Strong_20_Emphasis"><text:span text:style-name="Source_20_Text">UNION</text:span></text:span>, l'ordine delle colonne e i tipi di dati devono essere <text:span text:style-name="Strong_20_Emphasis">compatibili</text:span> tra le due query. Inoltre, nell'esempio sopra, abbiamo usato gli stessi nomi per gli attributi nel risultato finale.</text:p>
      <text:p text:style-name="Horizontal_20_Line"/>
      <text:h text:style-name="Heading_20_3" text:outline-level="3">2. <text:span text:style-name="Strong_20_Emphasis">Differenza (</text:span><text:span text:style-name="Strong_20_Emphasis"><text:span text:style-name="Source_20_Text">EXCEPT</text:span></text:span><text:span text:style-name="Strong_20_Emphasis"> o </text:span><text:span text:style-name="Strong_20_Emphasis"><text:span text:style-name="Source_20_Text">MINUS</text:span></text:span><text:span text:style-name="Strong_20_Emphasis">)</text:span></text:h>
      <text:p text:style-name="Text_20_body">L'operatore <text:span text:style-name="Strong_20_Emphasis"><text:span text:style-name="Source_20_Text">EXCEPT</text:span></text:span> (o <text:span text:style-name="Source_20_Text">MINUS</text:span> in alcuni DBMS come Oracle) restituisce le ennuple di una query che <text:span text:style-name="Strong_20_Emphasis">non sono presenti nell'altra</text:span>.</text:p>
      <text:h text:style-name="Heading_20_4" text:outline-level="4">Sintassi</text:h>
      <text:p text:style-name="Preformatted_20_Text">sql</text:p>
      <text:p text:style-name="Preformatted_20_Text">Copia codice</text:p>
      <text:p text:style-name="P6"><text:span text:style-name="Source_20_Text">queryA</text:span></text:p>
      <text:p text:style-name="P4"><text:span text:style-name="Source_20_Text">EXCEPT queryB</text:span></text:p>
      <text:h text:style-name="Heading_20_4" text:outline-level="4"><text:soft-page-break/>Esempio:</text:h>
      <text:p text:style-name="Text_20_body">Immagina di avere una tabella chiamata <text:span text:style-name="Strong_20_Emphasis"><text:span text:style-name="Source_20_Text">Impiegato</text:span></text:span> con i nomi dei dipendenti. La seguente query restituisce i nomi presenti nella tabella degli impiegati, ma <text:span text:style-name="Strong_20_Emphasis">non</text:span> quelli che sono anche nel campo cognome degli impiegati:</text:p>
      <text:p text:style-name="Preformatted_20_Text">sql</text:p>
      <text:p text:style-name="Preformatted_20_Text">Copia codice</text:p>
      <text:p text:style-name="P6"><text:span text:style-name="Source_20_Text">select nome</text:span></text:p>
      <text:p text:style-name="P3"><text:span text:style-name="Source_20_Text">from Impiegato</text:span></text:p>
      <text:p text:style-name="P3"><text:span text:style-name="Source_20_Text">EXCEPT</text:span></text:p>
      <text:p text:style-name="P3"><text:span text:style-name="Source_20_Text">select cognome</text:span></text:p>
      <text:p text:style-name="P4"><text:span text:style-name="Source_20_Text">from Impiegato;</text:span></text:p>
      <text:p text:style-name="Text_20_body">Questa query restituirà un elenco di nomi che non appaiono come cognomi, rimuovendo le duplicazioni.</text:p>
      <text:p text:style-name="Horizontal_20_Line"/>
      <text:h text:style-name="Heading_20_3" text:outline-level="3">3. <text:span text:style-name="Strong_20_Emphasis">Intersezione (</text:span><text:span text:style-name="Strong_20_Emphasis"><text:span text:style-name="Source_20_Text">INTERSECT</text:span></text:span><text:span text:style-name="Strong_20_Emphasis">)</text:span></text:h>
      <text:p text:style-name="Text_20_body">L'operatore <text:span text:style-name="Strong_20_Emphasis"><text:span text:style-name="Source_20_Text">INTERSECT</text:span></text:span> restituisce le ennuple che sono <text:span text:style-name="Strong_20_Emphasis">comuni</text:span> a entrambe le query. Si può pensare come all'operazione di intersezione degli insiemi in matematica.</text:p>
      <text:h text:style-name="Heading_20_4" text:outline-level="4">Sintassi</text:h>
      <text:p text:style-name="Preformatted_20_Text">sql</text:p>
      <text:p text:style-name="Preformatted_20_Text">Copia codice</text:p>
      <text:p text:style-name="P6"><text:span text:style-name="Source_20_Text">queryA</text:span></text:p>
      <text:p text:style-name="P4"><text:span text:style-name="Source_20_Text">INTERSECT queryB</text:span></text:p>
      <text:h text:style-name="Heading_20_4" text:outline-level="4">Esempio:</text:h>
      <text:p text:style-name="Text_20_body">Per ottenere i nomi che sono sia nella colonna <text:span text:style-name="Strong_20_Emphasis"><text:span text:style-name="Source_20_Text">nome</text:span></text:span> che nella colonna <text:span text:style-name="Strong_20_Emphasis"><text:span text:style-name="Source_20_Text">cognome</text:span></text:span> della tabella <text:span text:style-name="Strong_20_Emphasis"><text:span text:style-name="Source_20_Text">Impiegato</text:span></text:span>, possiamo usare l'operatore <text:span text:style-name="Strong_20_Emphasis"><text:span text:style-name="Source_20_Text">INTERSECT</text:span></text:span>:</text:p>
      <text:p text:style-name="Preformatted_20_Text">sql</text:p>
      <text:p text:style-name="Preformatted_20_Text">Copia codice</text:p>
      <text:p text:style-name="P6"><text:span text:style-name="Source_20_Text">select nome</text:span></text:p>
      <text:p text:style-name="P3"><text:span text:style-name="Source_20_Text">from Impiegato</text:span></text:p>
      <text:p text:style-name="P3"><text:span text:style-name="Source_20_Text">INTERSECT</text:span></text:p>
      <text:p text:style-name="P3"><text:span text:style-name="Source_20_Text">select cognome</text:span></text:p>
      <text:p text:style-name="P4"><text:span text:style-name="Source_20_Text">from Impiegato;</text:span></text:p>
      <text:p text:style-name="Text_20_body">In questo esempio, vengono restituiti i nomi che appaiono sia come <text:span text:style-name="Strong_20_Emphasis">nome</text:span> che come <text:span text:style-name="Strong_20_Emphasis">cognome</text:span> per gli impiegati.</text:p>
      <text:p text:style-name="Horizontal_20_Line"/>
      <text:h text:style-name="Heading_20_3" text:outline-level="3">Equivalente con Join</text:h>
      <text:p text:style-name="Text_20_body">L'operazione di <text:span text:style-name="Strong_20_Emphasis">intersezione</text:span> può essere riscritta anche utilizzando un <text:span text:style-name="Strong_20_Emphasis"><text:span text:style-name="Source_20_Text">JOIN</text:span></text:span>. Ad esempio, la query precedente potrebbe essere riscritta in questo modo:</text:p>
      <text:p text:style-name="Preformatted_20_Text">sql</text:p>
      <text:p text:style-name="Preformatted_20_Text">Copia codice</text:p>
      <text:p text:style-name="P6"><text:span text:style-name="Source_20_Text">select i.nome</text:span></text:p>
      <text:p text:style-name="P3"><text:span text:style-name="Source_20_Text">from Impiegato i, Impiegato j</text:span></text:p>
      <text:p text:style-name="P4"><text:soft-page-break/><text:span text:style-name="Source_20_Text">where i.nome = j.cognome;</text:span></text:p>
      <text:p text:style-name="Text_20_body">Questa query esegue un <text:span text:style-name="Strong_20_Emphasis">self-join</text:span> sulla tabella <text:span text:style-name="Strong_20_Emphasis"><text:span text:style-name="Source_20_Text">Impiegato</text:span></text:span> per trovare le righe in cui il <text:span text:style-name="Strong_20_Emphasis">nome</text:span> è uguale al <text:span text:style-name="Strong_20_Emphasis">cognome</text:span>.</text:p>
      <text:p text:style-name="Horizontal_20_Line"/>
      <text:h text:style-name="Heading_20_3" text:outline-level="3">Conclusioni</text:h>
      <text:p text:style-name="Text_20_body">Gli operatori insiemistici permettono di combinare o manipolare set di dati in modo simile a come si trattano gli insiemi in matematica:</text:p>
      <text:list text:style-name="L43">
        <text:list-item>
          <text:p text:style-name="P119"><text:span text:style-name="Strong_20_Emphasis"><text:span text:style-name="Source_20_Text">UNION</text:span></text:span>: Unisce due set, rimuovendo i duplicati (o mantenendoli con <text:span text:style-name="Source_20_Text">UNION ALL</text:span>).</text:p>
        </text:list-item>
        <text:list-item>
          <text:p text:style-name="P119"><text:span text:style-name="Strong_20_Emphasis"><text:span text:style-name="Source_20_Text">EXCEPT</text:span></text:span><text:span text:style-name="Strong_20_Emphasis"> / </text:span><text:span text:style-name="Strong_20_Emphasis"><text:span text:style-name="Source_20_Text">MINUS</text:span></text:span>: Restituisce le ennuple della prima query che non sono nella seconda.</text:p>
        </text:list-item>
        <text:list-item>
          <text:p text:style-name="P118"><text:span text:style-name="Strong_20_Emphasis"><text:span text:style-name="Source_20_Text">INTERSECT</text:span></text:span>: Restituisce le ennuple comuni a entrambe le query.</text:p>
        </text:list-item>
      </text:list>
      <text:p text:style-name="Text_20_body">Questi operatori sono utili per combinare dati da più fonti in modo flessibile, a seconda delle necessità di inclusione, esclusione o intersezione dei dati.</text:p>
      <text:p text:style-name="P2"><text:span text:style-name="Strong_20_Emphasis"/></text:p>
      <text:p text:style-name="P2"><text:span text:style-name="Strong_20_Emphasis"/></text:p>
      <text:h text:style-name="P1" text:outline-level="3"><text:span text:style-name="Strong_20_Emphasis">Query nella Clausola </text:span><text:span text:style-name="Strong_20_Emphasis"><text:span text:style-name="Source_20_Text">FROM</text:span></text:span></text:h>
      <text:p text:style-name="Text_20_body">In SQL, la clausola <text:span text:style-name="Source_20_Text">FROM</text:span> può contenere <text:span text:style-name="Strong_20_Emphasis">sotto-query</text:span> (o subquery). Le sotto-query nella clausola <text:span text:style-name="Source_20_Text">FROM</text:span> sono utili per creare tabelle temporanee su cui eseguire operazioni successive. Questo permette di elaborare i dati in più fasi, separando la logica di calcolo.</text:p>
      <text:p text:style-name="Text_20_body">La semantica di una query con una sotto-query nella clausola <text:span text:style-name="Source_20_Text">FROM</text:span> prevede una <text:span text:style-name="Strong_20_Emphasis">valutazione stratificata</text:span>, che avviene in tre fasi:</text:p>
      <text:list text:style-name="L44">
        <text:list-item>
          <text:p text:style-name="P121"><text:span text:style-name="Strong_20_Emphasis">Calcolo della sotto-query</text:span>: la sotto-query viene eseguita prima, e i risultati vengono trattati come una tabella temporanea.</text:p>
        </text:list-item>
        <text:list-item>
          <text:p text:style-name="P121"><text:span text:style-name="Strong_20_Emphasis">Esecuzione della query esterna</text:span>: la query esterna lavora sui dati restituiti dalla sotto-query, trattandoli come una normale tabella.</text:p>
        </text:list-item>
        <text:list-item>
          <text:p text:style-name="P120"><text:span text:style-name="Strong_20_Emphasis">Cancellazione della tabella temporanea</text:span>: una volta che la query esterna è stata eseguita, la tabella temporanea creata dalla sotto-query viene eliminata.</text:p>
        </text:list-item>
      </text:list>
      <text:p text:style-name="Horizontal_20_Line"/>
      <text:h text:style-name="Heading_20_3" text:outline-level="3">Esempio: Media dei Redditi Totali dei Figli per le Madri</text:h>
      <text:p text:style-name="Text_20_body">Immagina di avere tre tabelle:</text:p>
      <text:list text:style-name="L45">
        <text:list-item>
          <text:p text:style-name="P123"><text:span text:style-name="Strong_20_Emphasis">Persona</text:span>: contiene informazioni sui membri della famiglia (nome, età, reddito).</text:p>
        </text:list-item>
        <text:list-item>
          <text:p text:style-name="P123"><text:span text:style-name="Strong_20_Emphasis">Maternita</text:span>: contiene relazioni madre-figlio.</text:p>
        </text:list-item>
        <text:list-item>
          <text:p text:style-name="P122"><text:span text:style-name="Strong_20_Emphasis">Paternita</text:span>: contiene relazioni padre-figlio.</text:p>
        </text:list-item>
      </text:list>
      <text:p text:style-name="Text_20_body">L'obiettivo è calcolare la <text:span text:style-name="Strong_20_Emphasis">media dei redditi totali dei figli</text:span> per ogni madre. Per fare questo, dobbiamo:</text:p>
      <text:list text:style-name="L46">
        <text:list-item>
          <text:p text:style-name="P125">Calcolare il reddito totale per ciascuna madre, sommando i redditi dei figli.</text:p>
        </text:list-item>
        <text:list-item>
          <text:p text:style-name="P124">Calcolare la media di questi redditi totali per tutte le madri.</text:p>
        </text:list-item>
      </text:list>
      <text:p text:style-name="Text_20_body"><text:soft-page-break/>La query SQL potrebbe essere la seguente:</text:p>
      <text:p text:style-name="Preformatted_20_Text">sql</text:p>
      <text:p text:style-name="Preformatted_20_Text">Copia codice</text:p>
      <text:p text:style-name="P6"><text:span text:style-name="Source_20_Text">select avg(q.tot_reddito_figli) as avg_reddito_totale_figli</text:span></text:p>
      <text:p text:style-name="P3"><text:span text:style-name="Source_20_Text">from (</text:span></text:p>
      <text:p text:style-name="P3"><text:span text:style-name="Source_20_Text"><text:s text:c="4"/>select m.nome as madre,</text:span></text:p>
      <text:p text:style-name="P3"><text:span text:style-name="Source_20_Text"><text:s text:c="11"/>sum(f.reddito) as tot_reddito_figli</text:span></text:p>
      <text:p text:style-name="P3"><text:span text:style-name="Source_20_Text"><text:s text:c="4"/>from Maternita m</text:span></text:p>
      <text:p text:style-name="P3"><text:span text:style-name="Source_20_Text"><text:s text:c="4"/>join Persona f ON m.figlio = f.nome</text:span></text:p>
      <text:p text:style-name="P3"><text:span text:style-name="Source_20_Text"><text:s text:c="4"/>group by m.nome</text:span></text:p>
      <text:p text:style-name="P4"><text:span text:style-name="Source_20_Text">) as q;</text:span></text:p>
      <text:h text:style-name="Heading_20_4" text:outline-level="4">Spiegazione:</text:h>
      <text:list text:style-name="L47">
        <text:list-item>
          <text:p text:style-name="P126"><text:span text:style-name="Strong_20_Emphasis">Sotto-query (interno)</text:span>:</text:p>
          <text:p text:style-name="P27">sql</text:p>
          <text:p text:style-name="P27">Copia codice</text:p>
          <text:p text:style-name="P28"><text:span text:style-name="Source_20_Text">select m.nome as madre,</text:span></text:p>
          <text:p text:style-name="P29"><text:span text:style-name="Source_20_Text"><text:s text:c="7"/>sum(f.reddito) as tot_reddito_figli</text:span></text:p>
          <text:p text:style-name="P29"><text:span text:style-name="Source_20_Text">from Maternita m</text:span></text:p>
          <text:p text:style-name="P29"><text:span text:style-name="Source_20_Text">join Persona f ON m.figlio = f.nome</text:span></text:p>
          <text:p text:style-name="P30"><text:span text:style-name="Source_20_Text">group by m.nome</text:span></text:p>
          <text:list>
            <text:list-item>
              <text:p text:style-name="P127">Questa sotto-query raggruppa le madri e calcola il <text:span text:style-name="Strong_20_Emphasis">totale del reddito</text:span> per ciascuna madre, sommando il reddito di tutti i figli di ciascuna madre.</text:p>
            </text:list-item>
            <text:list-item>
              <text:p text:style-name="P127">La <text:span text:style-name="Strong_20_Emphasis">tabella temporanea</text:span> generata dalla sotto-query contiene due colonne: il nome della madre (<text:span text:style-name="Source_20_Text">madre</text:span>) e il reddito totale dei figli (<text:span text:style-name="Source_20_Text">tot_reddito_figli</text:span>).</text:p>
            </text:list-item>
          </text:list>
        </text:list-item>
        <text:list-item>
          <text:p text:style-name="P126"><text:span text:style-name="Strong_20_Emphasis">Query esterna</text:span>:</text:p>
          <text:p text:style-name="P27">sql</text:p>
          <text:p text:style-name="P27">Copia codice</text:p>
          <text:p text:style-name="P28"><text:span text:style-name="Source_20_Text">select avg(q.tot_reddito_figli) as avg_reddito_totale_figli</text:span></text:p>
          <text:p text:style-name="P29"><text:span text:style-name="Source_20_Text">from (</text:span></text:p>
          <text:p text:style-name="P29"><text:span text:style-name="Source_20_Text"><text:s text:c="4"/>-- sotto-query</text:span></text:p>
          <text:p text:style-name="P30"><text:span text:style-name="Source_20_Text">) as q;</text:span></text:p>
          <text:list>
            <text:list-item>
              <text:p text:style-name="P126">La query esterna calcola la <text:span text:style-name="Strong_20_Emphasis">media</text:span> (<text:span text:style-name="Source_20_Text">avg</text:span>) dei redditi totali dei figli, utilizzando i dati dalla sotto-query.</text:p>
            </text:list-item>
          </text:list>
        </text:list-item>
      </text:list>
      <text:h text:style-name="Heading_20_3" text:outline-level="3">Semantica della Query:</text:h>
      <text:list text:style-name="L48">
        <text:list-item>
          <text:p text:style-name="P128"><text:span text:style-name="Strong_20_Emphasis">Calcolo della sotto-query</text:span>:</text:p>
          <text:list>
            <text:list-item>
              <text:p text:style-name="P129">La sotto-query raggruppa i dati per madre e calcola la somma del reddito dei figli.</text:p>
            </text:list-item>
            <text:list-item>
              <text:p text:style-name="P129">La tabella temporanea risultante contiene i nomi delle madri e il reddito totale dei figli.</text:p>
            </text:list-item>
          </text:list>
        </text:list-item>
        <text:list-item>
          <text:p text:style-name="P128"><text:span text:style-name="Strong_20_Emphasis">Esecuzione della query esterna</text:span>:</text:p>
          <text:list>
            <text:list-item>
              <text:p text:style-name="P129">Una volta che la sotto-query è eseguita e i risultati sono disponibili, la query esterna calcola la media dei redditi totali dei figli.</text:p>
            </text:list-item>
          </text:list>
        </text:list-item>
        <text:list-item>
          <text:p text:style-name="P128"><text:span text:style-name="Strong_20_Emphasis">Eliminazione della tabella temporanea</text:span>:</text:p>
          <text:list>
            <text:list-item>
              <text:p text:style-name="P128">Dopo che la query esterna è stata completata, la tabella temporanea creata dalla sotto-query viene eliminata.</text:p>
            </text:list-item>
          </text:list>
        </text:list-item>
      </text:list>
      <text:p text:style-name="Horizontal_20_Line"/>
      <text:h text:style-name="Heading_20_3" text:outline-level="3"><text:soft-page-break/>Risultato</text:h>
      <text:p text:style-name="Text_20_body">Il risultato della query restituirà la media dei redditi totali dei figli per tutte le madri presenti nella tabella <text:span text:style-name="Strong_20_Emphasis"><text:span text:style-name="Source_20_Text">Maternita</text:span></text:span>.</text:p>
      <text:p text:style-name="Horizontal_20_Line"/>
      <text:h text:style-name="Heading_20_3" text:outline-level="3">Conclusioni</text:h>
      <text:p text:style-name="Text_20_body">Le sotto-query nella clausola <text:span text:style-name="Source_20_Text">FROM</text:span> sono utili per creare tabelle temporanee e applicare logiche complesse in modo strutturato. In questo esempio, abbiamo utilizzato una sotto-query per calcolare il reddito totale dei figli per ogni madre e successivamente calcolare la media di questi redditi totali.</text:p>
      <text:p text:style-name="P2"><text:span text:style-name="Strong_20_Emphasis"/></text:p>
      <text:p text:style-name="P2"><text:span text:style-name="Strong_20_Emphasis"/></text:p>
      <text:h text:style-name="P1" text:outline-level="3"><text:span text:style-name="Strong_20_Emphasis">Query Annidate in SQL</text:span></text:h>
      <text:p text:style-name="Text_20_body">Le <text:span text:style-name="Strong_20_Emphasis">query annidate</text:span> (o <text:span text:style-name="Strong_20_Emphasis">nested queries</text:span>) in SQL sono query che contengono altre query al loro interno. Queste sotto-query vengono utilizzate per calcolare valori intermedi o per filtrare i dati in modo più complesso.</text:p>
      <text:p text:style-name="Text_20_body">Le sotto-query possono apparire in varie parti della query principale, ma più comunemente vengono utilizzate nella <text:span text:style-name="Strong_20_Emphasis">clausola WHERE</text:span> per applicare condizioni avanzate su un set di risultati.</text:p>
      <text:h text:style-name="Heading_20_3" text:outline-level="3">Sintassi di una Query Annidata</text:h>
      <text:p text:style-name="Text_20_body">Le sotto-query possono essere utilizzate con diverse combinazioni di operatori di confronto:</text:p>
      <text:list text:style-name="L49">
        <text:list-item>
          <text:p text:style-name="P131"><text:span text:style-name="Strong_20_Emphasis">Uguale</text:span> (<text:span text:style-name="Source_20_Text">=</text:span>), maggiore di (<text:span text:style-name="Source_20_Text">&gt;</text:span>), minore di (<text:span text:style-name="Source_20_Text">&lt;</text:span>), maggiore o uguale a (<text:span text:style-name="Source_20_Text">&gt;=</text:span>), minore o uguale a (<text:span text:style-name="Source_20_Text">&lt;=</text:span>), diverso da (<text:span text:style-name="Source_20_Text">&lt;&gt;</text:span>), ecc.</text:p>
        </text:list-item>
        <text:list-item>
          <text:p text:style-name="P131"><text:span text:style-name="Strong_20_Emphasis">IN</text:span> e <text:span text:style-name="Strong_20_Emphasis">ANY</text:span> (compara con uno o più valori ritornati da una sotto-query)</text:p>
        </text:list-item>
        <text:list-item>
          <text:p text:style-name="P131"><text:span text:style-name="Strong_20_Emphasis">ALL</text:span> (compara con tutti i valori ritornati da una sotto-query)</text:p>
        </text:list-item>
        <text:list-item>
          <text:p text:style-name="P130"><text:span text:style-name="Strong_20_Emphasis">EXISTS</text:span> (verifica se esistono righe che soddisfano una condizione)</text:p>
        </text:list-item>
      </text:list>
      <text:p text:style-name="Horizontal_20_Line"/>
      <text:h text:style-name="Heading_20_3" text:outline-level="3">Esempio 1: Restituire il nome e il reddito dei padri di persone con reddito maggiore di 20</text:h>
      <text:h text:style-name="Heading_20_4" text:outline-level="4">Utilizzo di una Sotto-query con <text:span text:style-name="Source_20_Text">ANY</text:span>:</text:h>
      <text:p text:style-name="Preformatted_20_Text">sql</text:p>
      <text:p text:style-name="Preformatted_20_Text">Copia codice</text:p>
      <text:p text:style-name="P6"><text:span text:style-name="Source_20_Text">SELECT DISTINCT p.nome, p.reddito</text:span></text:p>
      <text:p text:style-name="P3"><text:span text:style-name="Source_20_Text">FROM Persona p</text:span></text:p>
      <text:p text:style-name="P3"><text:span text:style-name="Source_20_Text">WHERE p.nome = ANY (</text:span></text:p>
      <text:p text:style-name="P3"><text:span text:style-name="Source_20_Text"><text:s text:c="4"/>SELECT pat.padre</text:span></text:p>
      <text:p text:style-name="P3"><text:span text:style-name="Source_20_Text"><text:s text:c="4"/>FROM Paternita pat, Persona f</text:span></text:p>
      <text:p text:style-name="P3"><text:span text:style-name="Source_20_Text"><text:s text:c="4"/>WHERE f.nome = pat.figlio</text:span></text:p>
      <text:p text:style-name="P3"><text:span text:style-name="Source_20_Text"><text:s text:c="4"/>AND f.reddito &gt; 20</text:span></text:p>
      <text:p text:style-name="P4"><text:span text:style-name="Source_20_Text">);</text:span></text:p>
      <text:p text:style-name="Text_20_body"><text:span text:style-name="Strong_20_Emphasis">Spiegazione</text:span>:</text:p>
      <text:list text:style-name="L50">
        <text:list-item>
          <text:p text:style-name="P133"><text:soft-page-break/>La sotto-query seleziona i nomi dei padri per i quali almeno un figlio ha un reddito maggiore di 20.</text:p>
        </text:list-item>
        <text:list-item>
          <text:p text:style-name="P132">La query principale restituisce il nome e il reddito di quei padri.</text:p>
        </text:list-item>
      </text:list>
      <text:p text:style-name="Horizontal_20_Line"/>
      <text:h text:style-name="Heading_20_3" text:outline-level="3">Esempio 2: Restituire i dati delle persone con reddito maggiore del reddito di tutte le persone con età inferiore a 30 anni</text:h>
      <text:h text:style-name="Heading_20_4" text:outline-level="4">Utilizzo di una Sotto-query con <text:span text:style-name="Source_20_Text">ALL</text:span>:</text:h>
      <text:p text:style-name="Preformatted_20_Text">sql</text:p>
      <text:p text:style-name="Preformatted_20_Text">Copia codice</text:p>
      <text:p text:style-name="P6"><text:span text:style-name="Source_20_Text">SELECT nome</text:span></text:p>
      <text:p text:style-name="P3"><text:span text:style-name="Source_20_Text">FROM Persona p</text:span></text:p>
      <text:p text:style-name="P3"><text:span text:style-name="Source_20_Text">WHERE p.reddito &gt; ALL (</text:span></text:p>
      <text:p text:style-name="P3"><text:span text:style-name="Source_20_Text"><text:s text:c="4"/>SELECT reddito</text:span></text:p>
      <text:p text:style-name="P3"><text:span text:style-name="Source_20_Text"><text:s text:c="4"/>FROM Persona</text:span></text:p>
      <text:p text:style-name="P3"><text:span text:style-name="Source_20_Text"><text:s text:c="4"/>WHERE eta &lt; 30</text:span></text:p>
      <text:p text:style-name="P4"><text:span text:style-name="Source_20_Text">);</text:span></text:p>
      <text:p text:style-name="Text_20_body"><text:span text:style-name="Strong_20_Emphasis">Spiegazione</text:span>:</text:p>
      <text:list text:style-name="L51">
        <text:list-item>
          <text:p text:style-name="P135">La sotto-query restituisce i redditi di tutte le persone con età inferiore a 30.</text:p>
        </text:list-item>
        <text:list-item>
          <text:p text:style-name="P134">La query principale seleziona i nomi di tutte le persone il cui reddito è maggiore di tutti i redditi delle persone con età inferiore a 30.</text:p>
        </text:list-item>
      </text:list>
      <text:p text:style-name="Horizontal_20_Line"/>
      <text:h text:style-name="Heading_20_3" text:outline-level="3">Esempio 3: Restituire i dati delle persone con almeno un figlio</text:h>
      <text:h text:style-name="Heading_20_4" text:outline-level="4">Utilizzo di <text:span text:style-name="Source_20_Text">EXISTS</text:span>:</text:h>
      <text:p text:style-name="Preformatted_20_Text">sql</text:p>
      <text:p text:style-name="Preformatted_20_Text">Copia codice</text:p>
      <text:p text:style-name="P6"><text:span text:style-name="Source_20_Text">SELECT *</text:span></text:p>
      <text:p text:style-name="P3"><text:span text:style-name="Source_20_Text">FROM Persona p</text:span></text:p>
      <text:p text:style-name="P3"><text:span text:style-name="Source_20_Text">WHERE EXISTS (</text:span></text:p>
      <text:p text:style-name="P3"><text:span text:style-name="Source_20_Text"><text:s text:c="4"/>SELECT *</text:span></text:p>
      <text:p text:style-name="P3"><text:span text:style-name="Source_20_Text"><text:s text:c="4"/>FROM Paternita</text:span></text:p>
      <text:p text:style-name="P3"><text:span text:style-name="Source_20_Text"><text:s text:c="4"/>WHERE padre = p.nome</text:span></text:p>
      <text:p text:style-name="P3"><text:span text:style-name="Source_20_Text">) </text:span></text:p>
      <text:p text:style-name="P3"><text:span text:style-name="Source_20_Text">OR EXISTS (</text:span></text:p>
      <text:p text:style-name="P3"><text:span text:style-name="Source_20_Text"><text:s text:c="4"/>SELECT *</text:span></text:p>
      <text:p text:style-name="P3"><text:span text:style-name="Source_20_Text"><text:s text:c="4"/>FROM Maternita</text:span></text:p>
      <text:p text:style-name="P3"><text:span text:style-name="Source_20_Text"><text:s text:c="4"/>WHERE madre = p.nome</text:span></text:p>
      <text:p text:style-name="P4"><text:span text:style-name="Source_20_Text">);</text:span></text:p>
      <text:p text:style-name="Text_20_body"><text:span text:style-name="Strong_20_Emphasis">Spiegazione</text:span>:</text:p>
      <text:list text:style-name="L52">
        <text:list-item>
          <text:p text:style-name="P137">La query principale restituirà tutte le persone che sono padri o madri, controllando l'esistenza di un figlio in entrambe le tabelle <text:span text:style-name="Strong_20_Emphasis">Paternita</text:span> e <text:span text:style-name="Strong_20_Emphasis">Maternita</text:span>.</text:p>
        </text:list-item>
        <text:list-item>
          <text:p text:style-name="P136">Le sotto-query utilizzano <text:span text:style-name="Source_20_Text">EXISTS</text:span> per verificare l'esistenza di una corrispondenza.</text:p>
        </text:list-item>
      </text:list>
      <text:p text:style-name="Horizontal_20_Line"/>
      <text:h text:style-name="Heading_20_3" text:outline-level="3"><text:soft-page-break/>Esempio 4: Restituire il nome e l'età delle madri che hanno almeno un figlio la cui età differisce meno di 20 anni dalla loro</text:h>
      <text:h text:style-name="Heading_20_4" text:outline-level="4">Utilizzo di una Sotto-query con <text:span text:style-name="Source_20_Text">IN</text:span>:</text:h>
      <text:p text:style-name="Preformatted_20_Text">sql</text:p>
      <text:p text:style-name="Preformatted_20_Text">Copia codice</text:p>
      <text:p text:style-name="P6"><text:span text:style-name="Source_20_Text">SELECT nome, eta</text:span></text:p>
      <text:p text:style-name="P3"><text:span text:style-name="Source_20_Text">FROM Persona p, Maternita mat</text:span></text:p>
      <text:p text:style-name="P3"><text:span text:style-name="Source_20_Text">WHERE p.nome = mat.madre</text:span></text:p>
      <text:p text:style-name="P3"><text:span text:style-name="Source_20_Text">AND mat.figlio IN (</text:span></text:p>
      <text:p text:style-name="P3"><text:span text:style-name="Source_20_Text"><text:s text:c="4"/>SELECT q.nome</text:span></text:p>
      <text:p text:style-name="P3"><text:span text:style-name="Source_20_Text"><text:s text:c="4"/>FROM Persona q</text:span></text:p>
      <text:p text:style-name="P3"><text:span text:style-name="Source_20_Text"><text:s text:c="4"/>WHERE p.eta - q.eta &lt; 20</text:span></text:p>
      <text:p text:style-name="P4"><text:span text:style-name="Source_20_Text">);</text:span></text:p>
      <text:p text:style-name="Text_20_body"><text:span text:style-name="Strong_20_Emphasis">Spiegazione</text:span>:</text:p>
      <text:list text:style-name="L53">
        <text:list-item>
          <text:p text:style-name="P139">La sotto-query seleziona i nomi dei figli che hanno un'età inferiore di meno di 20 anni rispetto alla madre.</text:p>
        </text:list-item>
        <text:list-item>
          <text:p text:style-name="P138">La query principale seleziona i nomi e le età delle madri che soddisfano questa condizione.</text:p>
        </text:list-item>
      </text:list>
      <text:p text:style-name="Horizontal_20_Line"/>
      <text:h text:style-name="Heading_20_3" text:outline-level="3">Esempio 5: Restituire i dati delle persone con il reddito più alto</text:h>
      <text:h text:style-name="Heading_20_4" text:outline-level="4">Utilizzo di una Sotto-query con <text:span text:style-name="Source_20_Text">MAX</text:span>:</text:h>
      <text:p text:style-name="Preformatted_20_Text">sql</text:p>
      <text:p text:style-name="Preformatted_20_Text">Copia codice</text:p>
      <text:p text:style-name="P6"><text:span text:style-name="Source_20_Text">SELECT *</text:span></text:p>
      <text:p text:style-name="P3"><text:span text:style-name="Source_20_Text">FROM Persona</text:span></text:p>
      <text:p text:style-name="P3"><text:span text:style-name="Source_20_Text">WHERE reddito = (</text:span></text:p>
      <text:p text:style-name="P3"><text:span text:style-name="Source_20_Text"><text:s text:c="4"/>SELECT MAX(reddito)</text:span></text:p>
      <text:p text:style-name="P3"><text:span text:style-name="Source_20_Text"><text:s text:c="4"/>FROM Persona</text:span></text:p>
      <text:p text:style-name="P4"><text:span text:style-name="Source_20_Text">);</text:span></text:p>
      <text:p text:style-name="Text_20_body"><text:span text:style-name="Strong_20_Emphasis">Spiegazione</text:span>:</text:p>
      <text:list text:style-name="L54">
        <text:list-item>
          <text:p text:style-name="P141">La sotto-query restituisce il reddito massimo presente nella tabella <text:span text:style-name="Strong_20_Emphasis">Persona</text:span>.</text:p>
        </text:list-item>
        <text:list-item>
          <text:p text:style-name="P140">La query principale restituisce tutte le righe con il reddito pari a quello massimo.</text:p>
        </text:list-item>
      </text:list>
      <text:p text:style-name="Horizontal_20_Line"/>
      <text:h text:style-name="Heading_20_3" text:outline-level="3">Esempio 6: Restituire i dati delle persone che hanno una coppia <text:span text:style-name="Source_20_Text">(età, reddito)</text:span> diversa da tutte le altre</text:h>
      <text:h text:style-name="Heading_20_4" text:outline-level="4">Utilizzo di una Sotto-query con <text:span text:style-name="Source_20_Text">NOT IN</text:span>:</text:h>
      <text:p text:style-name="Preformatted_20_Text">sql</text:p>
      <text:p text:style-name="Preformatted_20_Text">Copia codice</text:p>
      <text:p text:style-name="P6"><text:span text:style-name="Source_20_Text">SELECT *</text:span></text:p>
      <text:p text:style-name="P3"><text:span text:style-name="Source_20_Text">FROM Persona p</text:span></text:p>
      <text:p text:style-name="P3"><text:span text:style-name="Source_20_Text">WHERE (eta, reddito) NOT IN (</text:span></text:p>
      <text:p text:style-name="P3"><text:span text:style-name="Source_20_Text"><text:s text:c="4"/>SELECT eta, reddito</text:span></text:p>
      <text:p text:style-name="P3"><text:span text:style-name="Source_20_Text"><text:s text:c="4"/>FROM Persona</text:span></text:p>
      <text:p text:style-name="P3"><text:span text:style-name="Source_20_Text"><text:s text:c="4"/>WHERE nome &lt;&gt; p.nome</text:span></text:p>
      <text:p text:style-name="P4"><text:span text:style-name="Source_20_Text">);</text:span></text:p>
      <text:p text:style-name="Text_20_body"><text:soft-page-break/><text:span text:style-name="Strong_20_Emphasis">Spiegazione</text:span>:</text:p>
      <text:list text:style-name="L55">
        <text:list-item>
          <text:p text:style-name="P143">La sotto-query seleziona tutte le coppie <text:span text:style-name="Source_20_Text">(età, reddito)</text:span> di persone con nome diverso da <text:span text:style-name="Source_20_Text">p.nome</text:span>.</text:p>
        </text:list-item>
        <text:list-item>
          <text:p text:style-name="P142">La query principale seleziona tutte le persone la cui coppia <text:span text:style-name="Source_20_Text">(età, reddito)</text:span> non è presente tra le altre persone.</text:p>
        </text:list-item>
      </text:list>
      <text:p text:style-name="Horizontal_20_Line"/>
      <text:h text:style-name="Heading_20_3" text:outline-level="3">Semantica delle Query Annidate</text:h>
      <text:list text:style-name="L56">
        <text:list-item>
          <text:p text:style-name="P145"><text:span text:style-name="Strong_20_Emphasis">Per ogni ennupla t</text:span> definita nella query esterna (es. una riga della tabella principale):</text:p>
          <text:list>
            <text:list-item>
              <text:p text:style-name="P145">La sotto-query viene eseguita <text:span text:style-name="Strong_20_Emphasis">per ogni t</text:span>, utilizzando i dati di <text:span text:style-name="Source_20_Text">t</text:span>.</text:p>
            </text:list-item>
          </text:list>
        </text:list-item>
        <text:list-item>
          <text:p text:style-name="P145"><text:span text:style-name="Strong_20_Emphasis">Valutazione della condizione</text:span>:</text:p>
          <text:list>
            <text:list-item>
              <text:p text:style-name="P144">Dopo l'esecuzione della sotto-query, si usa il risultato per decidere se includere o meno l'ennupla <text:span text:style-name="Source_20_Text">t</text:span> nel risultato finale.</text:p>
            </text:list-item>
          </text:list>
        </text:list-item>
      </text:list>
      <text:p text:style-name="Horizontal_20_Line"/>
      <text:h text:style-name="Heading_20_3" text:outline-level="3">Efficienza delle Query Annidate</text:h>
      <text:list text:style-name="L57">
        <text:list-item>
          <text:p text:style-name="P147">Le query annidate, specialmente quelle <text:span text:style-name="Strong_20_Emphasis">correlate</text:span>, possono essere molto inefficienti.</text:p>
        </text:list-item>
        <text:list-item>
          <text:p text:style-name="P147">I <text:span text:style-name="Strong_20_Emphasis">DBMS</text:span> non sempre sono in grado di ottimizzare correttamente queste query, specialmente quelle <text:span text:style-name="Strong_20_Emphasis">correlate</text:span>.</text:p>
        </text:list-item>
        <text:list-item>
          <text:p text:style-name="P146">In generale, le query annidate dovrebbero essere <text:span text:style-name="Strong_20_Emphasis">evitate</text:span> quando possibile, anche se talvolta sono più leggibili.</text:p>
        </text:list-item>
      </text:list>
      <text:p text:style-name="Horizontal_20_Line"/>
      <text:h text:style-name="Heading_20_3" text:outline-level="3">Limitazioni delle Sotto-Query</text:h>
      <text:list text:style-name="L58">
        <text:list-item>
          <text:p text:style-name="P149">Le sotto-query non possono contenere <text:span text:style-name="Strong_20_Emphasis">operatori insiemistici</text:span> come <text:span text:style-name="Source_20_Text">UNION</text:span>, <text:span text:style-name="Source_20_Text">INTERSECT</text:span>, <text:span text:style-name="Source_20_Text">EXCEPT</text:span>, <text:span text:style-name="Source_20_Text">MINUS</text:span>.</text:p>
        </text:list-item>
        <text:list-item>
          <text:p text:style-name="P148">Una sotto-query può fare riferimento solo alle variabili <text:span text:style-name="Strong_20_Emphasis">della query esterna</text:span>, non alle variabili più interne.</text:p>
        </text:list-item>
      </text:list>
      <text:p text:style-name="Horizontal_20_Line"/>
      <text:h text:style-name="Heading_20_3" text:outline-level="3">Conclusione</text:h>
      <text:p text:style-name="Text_20_body">Le query annidate permettono di realizzare operazioni più complesse, come calcoli su aggregati o condizioni basate su altre sub-query. Tuttavia, è importante considerare le limitazioni e i potenziali problemi di efficienza che possono sorgere, soprattutto con le query correlate.</text:p>
      <text:p text:style-name="P2"><text:span text:style-name="Strong_20_Emphasis"/></text:p>
      <text:p text:style-name="P2"><text:span text:style-name="Strong_20_Emphasis"/></text:p>
      <text:h text:style-name="P1" text:outline-level="3"><text:span text:style-name="Strong_20_Emphasis">Join Esplicito in SQL</text:span></text:h>
      <text:p text:style-name="Text_20_body">In SQL, un <text:span text:style-name="Strong_20_Emphasis">join esplicito</text:span> è una sintassi che consente di unire due o più tabelle specificando le condizioni di unione. La sintassi esplicita utilizza la parola chiave <text:span text:style-name="Source_20_Text">JOIN</text:span> seguita dalla condizione di unione tramite <text:span text:style-name="Source_20_Text">ON</text:span>.</text:p>
      <text:h text:style-name="Heading_20_4" text:outline-level="4"><text:soft-page-break/>Sintassi di un Join Esplicito:</text:h>
      <text:p text:style-name="Preformatted_20_Text">sql</text:p>
      <text:p text:style-name="Preformatted_20_Text">Copia codice</text:p>
      <text:p text:style-name="P6"><text:span text:style-name="Source_20_Text">SELECT ...</text:span></text:p>
      <text:p text:style-name="P3"><text:span text:style-name="Source_20_Text">FROM &lt;Tabella_A&gt; JOIN &lt;Tabella_B&gt;</text:span></text:p>
      <text:p text:style-name="P3"><text:span text:style-name="Source_20_Text">ON &lt;condizione_join&gt;</text:span></text:p>
      <text:p text:style-name="P4"><text:span text:style-name="Source_20_Text">WHERE &lt;altre_condizioni&gt;;</text:span></text:p>
      <text:p text:style-name="Text_20_body">Questa sintassi è equivalente alla versione implicita, che usa la clausola <text:span text:style-name="Source_20_Text">WHERE</text:span> per specificare le condizioni di join, ma è più leggibile e facile da comprendere.</text:p>
      <text:h text:style-name="Heading_20_4" text:outline-level="4">Sintassi Implicita:</text:h>
      <text:p text:style-name="Preformatted_20_Text">sql</text:p>
      <text:p text:style-name="Preformatted_20_Text">Copia codice</text:p>
      <text:p text:style-name="P6"><text:span text:style-name="Source_20_Text">SELECT ...</text:span></text:p>
      <text:p text:style-name="P3"><text:span text:style-name="Source_20_Text">FROM &lt;Tabella_A&gt;, &lt;Tabella_B&gt;</text:span></text:p>
      <text:p text:style-name="P4"><text:span text:style-name="Source_20_Text">WHERE &lt;condizione_join&gt; AND &lt;altre_condizioni&gt;;</text:span></text:p>
      <text:h text:style-name="Heading_20_3" text:outline-level="3">Esempio 1: Restituire madre e padre di ogni persona</text:h>
      <text:p text:style-name="Text_20_body">In questo esempio, supponiamo di voler restituire la madre e il padre di ogni persona, utilizzando le tabelle <text:span text:style-name="Strong_20_Emphasis">Maternita</text:span> e <text:span text:style-name="Strong_20_Emphasis">Paternita</text:span>, che collegano i nomi dei genitori ai figli.</text:p>
      <text:h text:style-name="Heading_20_4" text:outline-level="4">Sintassi Implicita del Join:</text:h>
      <text:p text:style-name="Preformatted_20_Text">sql</text:p>
      <text:p text:style-name="Preformatted_20_Text">Copia codice</text:p>
      <text:p text:style-name="P6"><text:span text:style-name="Source_20_Text">SELECT mat.figlio AS persona,</text:span></text:p>
      <text:p text:style-name="P3"><text:span text:style-name="Source_20_Text"><text:s text:c="7"/>mat.madre AS madre,</text:span></text:p>
      <text:p text:style-name="P3"><text:span text:style-name="Source_20_Text"><text:s text:c="7"/>pat.padre AS padre</text:span></text:p>
      <text:p text:style-name="P3"><text:span text:style-name="Source_20_Text">FROM Maternita mat, Paternita pat</text:span></text:p>
      <text:p text:style-name="P4"><text:span text:style-name="Source_20_Text">WHERE mat.figlio = pat.figlio;</text:span></text:p>
      <text:h text:style-name="Heading_20_4" text:outline-level="4">Sintassi Esplicita del Join:</text:h>
      <text:p text:style-name="Preformatted_20_Text">sql</text:p>
      <text:p text:style-name="Preformatted_20_Text">Copia codice</text:p>
      <text:p text:style-name="P6"><text:span text:style-name="Source_20_Text">SELECT mat.figlio AS persona,</text:span></text:p>
      <text:p text:style-name="P3"><text:span text:style-name="Source_20_Text"><text:s text:c="7"/>mat.madre AS madre,</text:span></text:p>
      <text:p text:style-name="P3"><text:span text:style-name="Source_20_Text"><text:s text:c="7"/>pat.padre AS padre</text:span></text:p>
      <text:p text:style-name="P3"><text:span text:style-name="Source_20_Text">FROM Maternita mat JOIN Paternita pat</text:span></text:p>
      <text:p text:style-name="P4"><text:span text:style-name="Source_20_Text">ON mat.figlio = pat.figlio;</text:span></text:p>
      <text:p text:style-name="Text_20_body"><text:span text:style-name="Strong_20_Emphasis">Spiegazione</text:span>:</text:p>
      <text:list text:style-name="L59">
        <text:list-item>
          <text:p text:style-name="P151">In entrambe le versioni della query, stiamo selezionando il nome del figlio (persona), il nome della madre e il nome del padre.</text:p>
        </text:list-item>
        <text:list-item>
          <text:p text:style-name="P150">La condizione di join è che il nome del figlio sia uguale in entrambe le tabelle, <text:span text:style-name="Strong_20_Emphasis">Maternita</text:span> e <text:span text:style-name="Strong_20_Emphasis">Paternita</text:span>.</text:p>
        </text:list-item>
      </text:list>
      <text:p text:style-name="Horizontal_20_Line"/>
      <text:h text:style-name="Heading_20_3" text:outline-level="3">Join Naturale</text:h>
      <text:p text:style-name="Text_20_body">Il <text:span text:style-name="Strong_20_Emphasis">Join Naturale</text:span> (<text:span text:style-name="Source_20_Text">NATURAL JOIN</text:span>) è una versione semplificata di un join che unisce le tabelle automaticamente utilizzando le colonne che hanno lo stesso nome nelle tabelle.</text:p>
      <text:p text:style-name="Text_20_body"><text:soft-page-break/>Un <text:span text:style-name="Strong_20_Emphasis">NATURAL JOIN</text:span> esegue un <text:span text:style-name="Strong_20_Emphasis">equi-join</text:span> (cioè, una condizione di uguaglianza) su colonne omonime nelle tabelle coinvolte, senza la necessità di specificare esplicitamente la condizione di join.</text:p>
      <text:h text:style-name="Heading_20_4" text:outline-level="4">Sintassi di un Join Naturale:</text:h>
      <text:p text:style-name="Preformatted_20_Text">sql</text:p>
      <text:p text:style-name="Preformatted_20_Text">Copia codice</text:p>
      <text:p text:style-name="P6"><text:span text:style-name="Source_20_Text">SELECT ...</text:span></text:p>
      <text:p text:style-name="P4"><text:span text:style-name="Source_20_Text">FROM &lt;Tabella_A&gt; NATURAL JOIN &lt;Tabella_B&gt;;</text:span></text:p>
      <text:h text:style-name="Heading_20_3" text:outline-level="3">Esempio 2: Utilizzare un Join Naturale</text:h>
      <text:p text:style-name="Text_20_body">Nel caso in cui le tabelle <text:span text:style-name="Strong_20_Emphasis">Maternita</text:span> e <text:span text:style-name="Strong_20_Emphasis">Paternita</text:span> abbiano una colonna comune chiamata <text:span text:style-name="Source_20_Text">figlio</text:span>, un <text:span text:style-name="Strong_20_Emphasis">NATURAL JOIN</text:span> potrebbe essere scritto come:</text:p>
      <text:p text:style-name="Preformatted_20_Text">sql</text:p>
      <text:p text:style-name="Preformatted_20_Text">Copia codice</text:p>
      <text:p text:style-name="P6"><text:span text:style-name="Source_20_Text">SELECT mat.figlio AS persona,</text:span></text:p>
      <text:p text:style-name="P3"><text:span text:style-name="Source_20_Text"><text:s text:c="7"/>mat.madre AS madre,</text:span></text:p>
      <text:p text:style-name="P3"><text:span text:style-name="Source_20_Text"><text:s text:c="7"/>pat.padre AS padre</text:span></text:p>
      <text:p text:style-name="P4"><text:span text:style-name="Source_20_Text">FROM Maternita mat NATURAL JOIN Paternita pat;</text:span></text:p>
      <text:p text:style-name="Text_20_body"><text:span text:style-name="Strong_20_Emphasis">Spiegazione</text:span>:</text:p>
      <text:list text:style-name="L60">
        <text:list-item>
          <text:p text:style-name="P153">In questo caso, <text:span text:style-name="Strong_20_Emphasis">NATURAL JOIN</text:span> effettua automaticamente l'operazione di join sulla colonna <text:span text:style-name="Source_20_Text">figlio</text:span>, che deve essere presente con lo stesso nome in entrambe le tabelle.</text:p>
        </text:list-item>
        <text:list-item>
          <text:p text:style-name="P152">Il risultato finale sarà lo stesso delle versioni con <text:span text:style-name="Source_20_Text">JOIN</text:span> esplicito, ma non è necessario specificare esplicitamente la condizione di uguaglianza <text:span text:style-name="Source_20_Text">ON mat.figlio = pat.figlio</text:span>.</text:p>
        </text:list-item>
      </text:list>
      <text:p text:style-name="Horizontal_20_Line"/>
      <text:h text:style-name="Heading_20_3" text:outline-level="3">Conclusioni</text:h>
      <text:list text:style-name="L61">
        <text:list-item>
          <text:p text:style-name="P155">L'uso di <text:span text:style-name="Strong_20_Emphasis">JOIN espliciti</text:span> è preferibile rispetto ai join impliciti perché rende la query più chiara, soprattutto quando si uniscono più tabelle.</text:p>
        </text:list-item>
        <text:list-item>
          <text:p text:style-name="P154">Il <text:span text:style-name="Strong_20_Emphasis">NATURAL JOIN</text:span> è un'alternativa che riduce la verbosità, ma richiede che le tabelle abbiano colonne con lo stesso nome per eseguire automaticamente l'unione su di esse.</text:p>
        </text:list-item>
      </text:list>
      <text:p text:style-name="Text_20_body">In generale, quando si ha il controllo sulla struttura delle tabelle e si sa che le colonne hanno lo stesso nome, un <text:span text:style-name="Strong_20_Emphasis">NATURAL JOIN</text:span> può semplificare il codice. Tuttavia, in scenari complessi, l'uso del <text:span text:style-name="Strong_20_Emphasis">JOIN esplicito</text:span> con <text:span text:style-name="Source_20_Text">ON</text:span> è preferibile per evitare confusione e migliorare la leggibilità della query.</text:p>
      <text:p text:style-name="P2"><text:span text:style-name="Strong_20_Emphasis"/></text:p>
      <text:p text:style-name="P2"><text:span text:style-name="Strong_20_Emphasis"/></text:p>
      <text:h text:style-name="P1" text:outline-level="3"><text:soft-page-break/><text:span text:style-name="Strong_20_Emphasis">Outer Join in SQL</text:span></text:h>
      <text:p text:style-name="Text_20_body">In un <text:span text:style-name="Strong_20_Emphasis">outer join</text:span>, a differenza di un <text:span text:style-name="Strong_20_Emphasis">inner join</text:span>, una ennupla di una delle tabelle partecipa al risultato anche se non esiste una corrispondenza nell'altra tabella. L'outer join è utile quando vogliamo includere anche i dati che non soddisfano completamente la condizione di join. Ci sono tre tipi principali di outer join:</text:p>
      <text:list text:style-name="L62">
        <text:list-item>
          <text:p text:style-name="P157"><text:span text:style-name="Strong_20_Emphasis">Left Outer Join (LEFT JOIN)</text:span>: tutte le ennuple dalla tabella a sinistra (relazione 1) partecipano al risultato, anche se non c'è corrispondenza nella tabella a destra.</text:p>
        </text:list-item>
        <text:list-item>
          <text:p text:style-name="P157"><text:span text:style-name="Strong_20_Emphasis">Right Outer Join (RIGHT JOIN)</text:span>: tutte le ennuple dalla tabella a destra (relazione 2) partecipano al risultato, anche se non c'è corrispondenza nella tabella a sinistra.</text:p>
        </text:list-item>
        <text:list-item>
          <text:p text:style-name="P156"><text:span text:style-name="Strong_20_Emphasis">Full Outer Join (FULL JOIN)</text:span>: tutte le ennuple da entrambe le tabelle partecipano al risultato, anche se non esistono corrispondenze tra di esse.</text:p>
        </text:list-item>
      </text:list>
      <text:p text:style-name="Horizontal_20_Line"/>
      <text:h text:style-name="Heading_20_3" text:outline-level="3">Esempio di utilizzo di Outer Join</text:h>
      <text:h text:style-name="Heading_20_4" text:outline-level="4">1. Left Outer Join</text:h>
      <text:p text:style-name="Text_20_body">Nel <text:span text:style-name="Strong_20_Emphasis">Left Outer Join</text:span>, tutte le ennuple della tabella di sinistra (Maternita) partecipano al risultato, e per ogni ennupla della tabella di sinistra, se esiste una corrispondenza nella tabella di destra (Paternita), viene restituita anche quella corrispondenza. Se non esiste una corrispondenza, la parte relativa alla tabella di destra avrà valori NULL.</text:p>
      <text:p text:style-name="Text_20_body"><text:span text:style-name="Strong_20_Emphasis">Esempio: Restituire madre e, se noto, padre di ogni persona</text:span></text:p>
      <text:p text:style-name="Preformatted_20_Text">sql</text:p>
      <text:p text:style-name="Preformatted_20_Text">Copia codice</text:p>
      <text:p text:style-name="P6"><text:span text:style-name="Source_20_Text">SELECT mat.figlio AS persona,</text:span></text:p>
      <text:p text:style-name="P3"><text:span text:style-name="Source_20_Text"><text:s text:c="7"/>mat.madre AS madre,</text:span></text:p>
      <text:p text:style-name="P3"><text:span text:style-name="Source_20_Text"><text:s text:c="7"/>pat.padre AS padre</text:span></text:p>
      <text:p text:style-name="P3"><text:span text:style-name="Source_20_Text">FROM Maternita mat</text:span></text:p>
      <text:p text:style-name="P3"><text:span text:style-name="Source_20_Text">LEFT OUTER JOIN Paternita pat</text:span></text:p>
      <text:p text:style-name="P4"><text:span text:style-name="Source_20_Text">ON mat.figlio = pat.figlio;</text:span></text:p>
      <text:p text:style-name="Text_20_body"><text:span text:style-name="Strong_20_Emphasis">Spiegazione:</text:span></text:p>
      <text:list text:style-name="L63">
        <text:list-item>
          <text:p text:style-name="P159">In un <text:span text:style-name="Strong_20_Emphasis">LEFT OUTER JOIN</text:span>, tutte le ennuple della tabella <text:span text:style-name="Strong_20_Emphasis">Maternita</text:span> partecipano al risultato.</text:p>
        </text:list-item>
        <text:list-item>
          <text:p text:style-name="P159">Se esiste una corrispondenza nella tabella <text:span text:style-name="Strong_20_Emphasis">Paternita</text:span>, vengono restituite anche le informazioni del padre.</text:p>
        </text:list-item>
        <text:list-item>
          <text:p text:style-name="P158">Se non esiste una corrispondenza (ad esempio, se non è noto il padre di una persona), il campo del padre restituirà <text:span text:style-name="Source_20_Text">NULL</text:span>.</text:p>
        </text:list-item>
      </text:list>
      <text:h text:style-name="Heading_20_4" text:outline-level="4">2. Right Outer Join</text:h>
      <text:p text:style-name="Text_20_body">Nel <text:span text:style-name="Strong_20_Emphasis">Right Outer Join</text:span>, tutte le ennuple della tabella di destra (Paternita) partecipano al risultato, e per ogni ennupla della tabella di destra, se esiste una corrispondenza nella tabella di sinistra (Maternita), viene restituita anche quella corrispondenza. Se non esiste una corrispondenza, la parte relativa alla tabella di sinistra avrà valori NULL.</text:p>
      <text:p text:style-name="Text_20_body"><text:span text:style-name="Strong_20_Emphasis">Esempio: Restituire padre e, se noto, madre di ogni persona</text:span></text:p>
      <text:p text:style-name="Preformatted_20_Text">sql</text:p>
      <text:p text:style-name="Preformatted_20_Text"><text:soft-page-break/>Copia codice</text:p>
      <text:p text:style-name="P6"><text:span text:style-name="Source_20_Text">SELECT mat.figlio AS persona,</text:span></text:p>
      <text:p text:style-name="P3"><text:span text:style-name="Source_20_Text"><text:s text:c="7"/>mat.madre AS madre,</text:span></text:p>
      <text:p text:style-name="P3"><text:span text:style-name="Source_20_Text"><text:s text:c="7"/>pat.padre AS padre</text:span></text:p>
      <text:p text:style-name="P3"><text:span text:style-name="Source_20_Text">FROM Maternita mat</text:span></text:p>
      <text:p text:style-name="P3"><text:span text:style-name="Source_20_Text">RIGHT OUTER JOIN Paternita pat</text:span></text:p>
      <text:p text:style-name="P4"><text:span text:style-name="Source_20_Text">ON mat.figlio = pat.figlio;</text:span></text:p>
      <text:p text:style-name="Text_20_body"><text:span text:style-name="Strong_20_Emphasis">Spiegazione:</text:span></text:p>
      <text:list text:style-name="L64">
        <text:list-item>
          <text:p text:style-name="P161">In un <text:span text:style-name="Strong_20_Emphasis">RIGHT OUTER JOIN</text:span>, tutte le ennuple della tabella <text:span text:style-name="Strong_20_Emphasis">Paternita</text:span> partecipano al risultato.</text:p>
        </text:list-item>
        <text:list-item>
          <text:p text:style-name="P161">Se esiste una corrispondenza nella tabella <text:span text:style-name="Strong_20_Emphasis">Maternita</text:span>, vengono restituite anche le informazioni della madre.</text:p>
        </text:list-item>
        <text:list-item>
          <text:p text:style-name="P160">Se non esiste una corrispondenza (ad esempio, se non è nota la madre di una persona), il campo della madre restituirà <text:span text:style-name="Source_20_Text">NULL</text:span>.</text:p>
        </text:list-item>
      </text:list>
      <text:h text:style-name="Heading_20_4" text:outline-level="4">3. Full Outer Join</text:h>
      <text:p text:style-name="Text_20_body">Nel <text:span text:style-name="Strong_20_Emphasis">Full Outer Join</text:span>, tutte le ennuple di entrambe le tabelle (Maternita e Paternita) partecipano al risultato. Se esiste una corrispondenza, vengono restituite entrambe le ennuple, altrimenti verranno restituite le ennuple con valori <text:span text:style-name="Source_20_Text">NULL</text:span> per le colonne che non trovano corrispondenza.</text:p>
      <text:p text:style-name="Text_20_body"><text:span text:style-name="Strong_20_Emphasis">Esempio: Restituire i genitori noti di ogni persona con almeno un genitore noto</text:span></text:p>
      <text:p text:style-name="Preformatted_20_Text">sql</text:p>
      <text:p text:style-name="Preformatted_20_Text">Copia codice</text:p>
      <text:p text:style-name="P6"><text:span text:style-name="Source_20_Text">SELECT *</text:span></text:p>
      <text:p text:style-name="P3"><text:span text:style-name="Source_20_Text">FROM Maternita mat</text:span></text:p>
      <text:p text:style-name="P3"><text:span text:style-name="Source_20_Text">FULL OUTER JOIN Paternita pat</text:span></text:p>
      <text:p text:style-name="P4"><text:span text:style-name="Source_20_Text">ON mat.figlio = pat.figlio;</text:span></text:p>
      <text:p text:style-name="Text_20_body"><text:span text:style-name="Strong_20_Emphasis">Spiegazione:</text:span></text:p>
      <text:list text:style-name="L65">
        <text:list-item>
          <text:p text:style-name="P163">In un <text:span text:style-name="Strong_20_Emphasis">FULL OUTER JOIN</text:span>, tutte le ennuple da entrambe le tabelle <text:span text:style-name="Strong_20_Emphasis">Maternita</text:span> e <text:span text:style-name="Strong_20_Emphasis">Paternita</text:span> partecipano al risultato.</text:p>
        </text:list-item>
        <text:list-item>
          <text:p text:style-name="P163">Se una persona ha sia madre che padre, entrambi verranno restituiti.</text:p>
        </text:list-item>
        <text:list-item>
          <text:p text:style-name="P163">Se una persona ha solo un genitore noto, l'altro genitore verrà restituito come <text:span text:style-name="Source_20_Text">NULL</text:span>.</text:p>
        </text:list-item>
        <text:list-item>
          <text:p text:style-name="P162">Se una persona non ha né madre né padre nel database, entrambe le colonne saranno <text:span text:style-name="Source_20_Text">NULL</text:span>.</text:p>
        </text:list-item>
      </text:list>
      <text:p text:style-name="Horizontal_20_Line"/>
      <text:h text:style-name="Heading_20_3" text:outline-level="3">Riassunto delle Differenze</text:h>
      <text:list text:style-name="L66">
        <text:list-item>
          <text:p text:style-name="P164"><text:span text:style-name="Strong_20_Emphasis">Left Outer Join</text:span>:</text:p>
          <text:list>
            <text:list-item>
              <text:p text:style-name="P165">Restituisce tutte le ennuple dalla tabella di sinistra, e le corrispondenze dalla tabella di destra (o NULL se non c'è corrispondenza).</text:p>
            </text:list-item>
            <text:list-item>
              <text:p text:style-name="P165">Sintassi: <text:span text:style-name="Source_20_Text">LEFT OUTER JOIN</text:span>.</text:p>
            </text:list-item>
          </text:list>
        </text:list-item>
        <text:list-item>
          <text:p text:style-name="P164"><text:span text:style-name="Strong_20_Emphasis">Right Outer Join</text:span>:</text:p>
          <text:list>
            <text:list-item>
              <text:p text:style-name="P165">Restituisce tutte le ennuple dalla tabella di destra, e le corrispondenze dalla tabella di sinistra (o NULL se non c'è corrispondenza).</text:p>
            </text:list-item>
            <text:list-item>
              <text:p text:style-name="P165">Sintassi: <text:span text:style-name="Source_20_Text">RIGHT OUTER JOIN</text:span>.</text:p>
            </text:list-item>
          </text:list>
        </text:list-item>
        <text:list-item>
          <text:p text:style-name="P164"><text:span text:style-name="Strong_20_Emphasis">Full Outer Join</text:span>:</text:p>
          <text:list>
            <text:list-item>
              <text:p text:style-name="P165"><text:soft-page-break/>Restituisce tutte le ennuple da entrambe le tabelle, e se non c'è corrispondenza, le colonne mancanti saranno <text:span text:style-name="Source_20_Text">NULL</text:span>.</text:p>
            </text:list-item>
            <text:list-item>
              <text:p text:style-name="P164">Sintassi: <text:span text:style-name="Source_20_Text">FULL OUTER JOIN</text:span>.</text:p>
            </text:list-item>
          </text:list>
        </text:list-item>
      </text:list>
      <text:p text:style-name="Horizontal_20_Line"/>
      <text:h text:style-name="Heading_20_3" text:outline-level="3">Conclusioni</text:h>
      <text:list text:style-name="L67">
        <text:list-item>
          <text:p text:style-name="P167">Gli <text:span text:style-name="Strong_20_Emphasis">outer join</text:span> sono utili quando si desidera includere anche i dati che non hanno corrispondenze tra le tabelle.</text:p>
        </text:list-item>
        <text:list-item>
          <text:p text:style-name="P167">La scelta tra <text:span text:style-name="Strong_20_Emphasis">LEFT OUTER JOIN</text:span>, <text:span text:style-name="Strong_20_Emphasis">RIGHT OUTER JOIN</text:span> e <text:span text:style-name="Strong_20_Emphasis">FULL OUTER JOIN</text:span> dipende da quale tabella si vuole "preferire" e se si vogliono includere tutte le ennuple di entrambe le tabelle (nel caso del <text:span text:style-name="Strong_20_Emphasis">FULL OUTER JOIN</text:span>).</text:p>
        </text:list-item>
        <text:list-item>
          <text:p text:style-name="P166">In scenari come l'esempio di madre e padre, i <text:span text:style-name="Strong_20_Emphasis">left</text:span> e <text:span text:style-name="Strong_20_Emphasis">right outer join</text:span> ci permettono di visualizzare anche persone senza uno dei genitori nel dataset.</text:p>
        </text:list-item>
      </text:list>
      <text:p text:style-name="P2"><text:span text:style-name="Strong_20_Emphasis"/></text:p>
      <text:h text:style-name="P1" text:outline-level="3"><text:span text:style-name="Strong_20_Emphasis">Espressioni nel Comando SQL </text:span><text:span text:style-name="Strong_20_Emphasis"><text:span text:style-name="Source_20_Text">SELECT</text:span></text:span><text:span text:style-name="Strong_20_Emphasis">, </text:span><text:span text:style-name="Strong_20_Emphasis"><text:span text:style-name="Source_20_Text">UPDATE</text:span></text:span><text:span text:style-name="Strong_20_Emphasis">, </text:span><text:span text:style-name="Strong_20_Emphasis"><text:span text:style-name="Source_20_Text">INSERT</text:span></text:span></text:h>
      <text:list text:style-name="L68">
        <text:list-item>
          <text:p text:style-name="P168"><text:span text:style-name="Strong_20_Emphasis">Espressioni nel comando </text:span><text:span text:style-name="Strong_20_Emphasis"><text:span text:style-name="Source_20_Text">SELECT</text:span></text:span>: Le espressioni possono essere utilizzate nella <text:span text:style-name="Strong_20_Emphasis">target list</text:span> (l'elenco delle colonne da selezionare) e nella <text:span text:style-name="Strong_20_Emphasis">clausola </text:span><text:span text:style-name="Strong_20_Emphasis"><text:span text:style-name="Source_20_Text">WHERE</text:span></text:span> di un comando <text:span text:style-name="Source_20_Text">SELECT</text:span>. Alcuni esempi sono:</text:p>
          <text:p text:style-name="P31">sql</text:p>
          <text:p text:style-name="P31">Copia codice</text:p>
          <text:p text:style-name="P32"><text:span text:style-name="Source_20_Text">-- Seleziona nome, reddito, e stipendio mensile (reddito/12)</text:span></text:p>
          <text:p text:style-name="P33"><text:span text:style-name="Source_20_Text">SELECT nome, reddito, reddito/12 AS stipendioMensile</text:span></text:p>
          <text:p text:style-name="P33"><text:span text:style-name="Source_20_Text">FROM Impiegato</text:span></text:p>
          <text:p text:style-name="P33"><text:span text:style-name="Source_20_Text">WHERE eta - 2 &lt; 30 * reddito;</text:span></text:p>
          <text:p text:style-name="P33"/>
          <text:p text:style-name="P33"><text:span text:style-name="Source_20_Text">-- Raggruppa per età e calcola il conteggio di ennuple, più il massimo del reddito</text:span></text:p>
          <text:p text:style-name="P33"><text:span text:style-name="Source_20_Text">SELECT eta, count(*) + max(reddito) AS nonHaSenso</text:span></text:p>
          <text:p text:style-name="P33"><text:span text:style-name="Source_20_Text">FROM Impiegato</text:span></text:p>
          <text:p text:style-name="P33"><text:span text:style-name="Source_20_Text">GROUP BY eta;</text:span></text:p>
          <text:p text:style-name="P33"/>
          <text:p text:style-name="P33"><text:span text:style-name="Source_20_Text">-- Calcola espressioni su nome e eta (come la radice quadrata dell'età sommata al seno del reddito)</text:span></text:p>
          <text:p text:style-name="P33"><text:span text:style-name="Source_20_Text">SELECT initcap(nome),</text:span></text:p>
          <text:p text:style-name="P33"><text:span text:style-name="Source_20_Text"><text:s text:c="7"/>sqrt(eta + sin(reddito)) - round(reddito / 100) AS nonHaSenso</text:span></text:p>
          <text:p text:style-name="P33"><text:span text:style-name="Source_20_Text">FROM Impiegato</text:span></text:p>
          <text:p text:style-name="P34"><text:span text:style-name="Source_20_Text">WHERE eta &lt; round(sqrt(850) + length(nome));</text:span></text:p>
        </text:list-item>
        <text:list-item>
          <text:p text:style-name="P168"><text:span text:style-name="Strong_20_Emphasis">Espressioni nel comando </text:span><text:span text:style-name="Strong_20_Emphasis"><text:span text:style-name="Source_20_Text">UPDATE</text:span></text:span>: Anche nel comando <text:span text:style-name="Source_20_Text">UPDATE</text:span> è possibile utilizzare espressioni per modificare i dati esistenti. Esempio:</text:p>
          <text:p text:style-name="P31">sql</text:p>
          <text:p text:style-name="P31">Copia codice</text:p>
          <text:p text:style-name="P32"><text:span text:style-name="Source_20_Text">-- Incrementa il voto dello studente con matricola 1101 di 1, senza superare 30</text:span></text:p>
          <text:p text:style-name="P33"><text:span text:style-name="Source_20_Text">UPDATE Esame</text:span></text:p>
          <text:p text:style-name="P33"><text:span text:style-name="Source_20_Text">SET voto = least(voto + 1, 30)</text:span></text:p>
          <text:p text:style-name="P34"><text:span text:style-name="Source_20_Text">WHERE matricola = '1101';</text:span></text:p>
          <text:p text:style-name="P168">La funzione <text:span text:style-name="Source_20_Text">least(voto + 1, 30)</text:span> garantisce che il valore del voto non superi mai 30.</text:p>
        </text:list-item>
        <text:list-item>
          <text:p text:style-name="P168"><text:soft-page-break/><text:span text:style-name="Strong_20_Emphasis">Espressioni nel comando </text:span><text:span text:style-name="Strong_20_Emphasis"><text:span text:style-name="Source_20_Text">INSERT</text:span></text:span>: Le espressioni possono anche essere usate per inserire nuovi dati in una tabella, come nel seguente esempio:</text:p>
          <text:p text:style-name="P31">sql</text:p>
          <text:p text:style-name="P31">Copia codice</text:p>
          <text:p text:style-name="P32"><text:span text:style-name="Source_20_Text">-- Inserisce un nuovo esame con uno studente, un corso e un voto calcolato (25 + 2)</text:span></text:p>
          <text:p text:style-name="P33"><text:span text:style-name="Source_20_Text">INSERT INTO Esame (studente, corso, voto)</text:span></text:p>
          <text:p text:style-name="P34"><text:span text:style-name="Source_20_Text">VALUES ('1101', '593', 25 + 2);</text:span></text:p>
        </text:list-item>
        <text:list-item>
          <text:p text:style-name="P168"><text:span text:style-name="Strong_20_Emphasis">Funzioni Disponibili</text:span>: I DBMS (Database Management Systems) offrono una varietà di <text:span text:style-name="Strong_20_Emphasis">funzioni</text:span> che possono essere usate nelle espressioni, come:</text:p>
          <text:list>
            <text:list-item>
              <text:p text:style-name="P168"><text:span text:style-name="Strong_20_Emphasis">Funzioni su stringhe</text:span>:</text:p>
              <text:list>
                <text:list-item>
                  <text:p text:style-name="P169"><text:span text:style-name="Source_20_Text">upper(string)</text:span>, <text:span text:style-name="Source_20_Text">lower(string)</text:span>, <text:span text:style-name="Source_20_Text">initcap(string)</text:span></text:p>
                </text:list-item>
                <text:list-item>
                  <text:p text:style-name="P169"><text:span text:style-name="Source_20_Text">lpad(string, length, pad)</text:span>, <text:span text:style-name="Source_20_Text">rpad(string, length, pad)</text:span></text:p>
                </text:list-item>
                <text:list-item>
                  <text:p text:style-name="P169"><text:span text:style-name="Source_20_Text">ltrim(string, trimlist)</text:span>, <text:span text:style-name="Source_20_Text">rtrim(string, trimlist)</text:span></text:p>
                </text:list-item>
                <text:list-item>
                  <text:p text:style-name="P169"><text:span text:style-name="Source_20_Text">replace(string, target, replacement)</text:span></text:p>
                </text:list-item>
                <text:list-item>
                  <text:p text:style-name="P169"><text:span text:style-name="Source_20_Text">substr(string, pos, len)</text:span></text:p>
                </text:list-item>
                <text:list-item>
                  <text:p text:style-name="P169"><text:span text:style-name="Source_20_Text">translate(string, fromlist, tolist)</text:span></text:p>
                </text:list-item>
                <text:list-item>
                  <text:p text:style-name="P169"><text:span text:style-name="Source_20_Text">to_char(number, format)</text:span></text:p>
                </text:list-item>
              </text:list>
            </text:list-item>
            <text:list-item>
              <text:p text:style-name="P168"><text:span text:style-name="Strong_20_Emphasis">Funzioni su interi e reali</text:span>:</text:p>
              <text:list>
                <text:list-item>
                  <text:p text:style-name="P169"><text:span text:style-name="Source_20_Text">abs(value)</text:span>, <text:span text:style-name="Source_20_Text">exp(value)</text:span>, <text:span text:style-name="Source_20_Text">log(value)</text:span>, <text:span text:style-name="Source_20_Text">log(base, value)</text:span></text:p>
                </text:list-item>
                <text:list-item>
                  <text:p text:style-name="P169"><text:span text:style-name="Source_20_Text">power(base, exp)</text:span>, <text:span text:style-name="Source_20_Text">sqrt(value)</text:span>, <text:span text:style-name="Source_20_Text">ceil(value)</text:span>, <text:span text:style-name="Source_20_Text">floor(value)</text:span></text:p>
                </text:list-item>
                <text:list-item>
                  <text:p text:style-name="P169"><text:span text:style-name="Source_20_Text">round(value)</text:span>, <text:span text:style-name="Source_20_Text">trunc(value)</text:span>, <text:span text:style-name="Source_20_Text">cos(value)</text:span>, <text:span text:style-name="Source_20_Text">sin(value)</text:span>, <text:span text:style-name="Source_20_Text">acos(value)</text:span></text:p>
                </text:list-item>
              </text:list>
            </text:list-item>
            <text:list-item>
              <text:p text:style-name="P168"><text:span text:style-name="Strong_20_Emphasis">Funzioni per operazioni con date e orari</text:span>:</text:p>
              <text:list>
                <text:list-item>
                  <text:p text:style-name="P169">Funzioni per timestamp e manipolazione di date.</text:p>
                </text:list-item>
              </text:list>
            </text:list-item>
          </text:list>
        </text:list-item>
        <text:list-item>
          <text:p text:style-name="P168"><text:span text:style-name="Strong_20_Emphasis">Esempio di Funzione su Stringa</text:span>:</text:p>
          <text:p text:style-name="P31">sql</text:p>
          <text:p text:style-name="P31">Copia codice</text:p>
          <text:p text:style-name="P32"><text:span text:style-name="Source_20_Text">-- Converte il numero 1250000 in formato monetario</text:span></text:p>
          <text:p text:style-name="P33"><text:span text:style-name="Source_20_Text">SELECT to_char(1250000, '$9,999,999.99') AS result1;</text:span></text:p>
          <text:p text:style-name="P33"/>
          <text:p text:style-name="P33"><text:span text:style-name="Source_20_Text">-- Converte una data nel formato "21 May 2013"</text:span></text:p>
          <text:p text:style-name="P34"><text:span text:style-name="Source_20_Text">SELECT to_char(date('2013-05-21'), 'DD FMMonth YYYY') AS result2;</text:span></text:p>
          <text:p text:style-name="P168"><text:span text:style-name="Strong_20_Emphasis">Output</text:span>:</text:p>
          <text:list>
            <text:list-item>
              <text:p text:style-name="P169"><text:span text:style-name="Source_20_Text">result1</text:span>: <text:span text:style-name="Source_20_Text">$1,250,000.00</text:span></text:p>
            </text:list-item>
            <text:list-item>
              <text:p text:style-name="P169"><text:span text:style-name="Source_20_Text">result2</text:span>: <text:span text:style-name="Source_20_Text">21 May 2013</text:span></text:p>
            </text:list-item>
          </text:list>
        </text:list-item>
        <text:list-item>
          <text:p text:style-name="P168"><text:span text:style-name="Strong_20_Emphasis">Funzioni di manipolazione di stringhe</text:span>: Ad esempio:</text:p>
          <text:list>
            <text:list-item>
              <text:p text:style-name="P169"><text:span text:style-name="Source_20_Text">position(string, substring)</text:span>: trova la posizione di una sottostringa.</text:p>
            </text:list-item>
            <text:list-item>
              <text:p text:style-name="P168"><text:span text:style-name="Source_20_Text">length(string)</text:span>: calcola la lunghezza di una stringa.</text:p>
            </text:list-item>
          </text:list>
        </text:list-item>
      </text:list>
      <text:h text:style-name="Heading_20_3" text:outline-level="3"><text:soft-page-break/>Conclusioni:</text:h>
      <text:list text:style-name="L69">
        <text:list-item>
          <text:p text:style-name="P171">In SQL, è possibile utilizzare una vasta gamma di <text:span text:style-name="Strong_20_Emphasis">espressioni</text:span> nelle query, inclusi calcoli matematici, manipolazioni di stringhe e funzioni di data/ora.</text:p>
        </text:list-item>
        <text:list-item>
          <text:p text:style-name="P171">Funzioni come <text:span text:style-name="Source_20_Text">least()</text:span>, <text:span text:style-name="Source_20_Text">round()</text:span>, e <text:span text:style-name="Source_20_Text">to_char()</text:span> sono strumenti potenti per trasformare i dati durante le operazioni di <text:span text:style-name="Source_20_Text">SELECT</text:span>, <text:span text:style-name="Source_20_Text">UPDATE</text:span>, o <text:span text:style-name="Source_20_Text">INSERT</text:span>.</text:p>
        </text:list-item>
        <text:list-item>
          <text:p text:style-name="P170">La corretta comprensione delle <text:span text:style-name="Strong_20_Emphasis">funzioni disponibili</text:span> nel DBMS che stai utilizzando (come PostgreSQL) è cruciale per sfruttare al meglio queste espressioni.</text:p>
        </text:list-item>
      </text:list>
      <text:p text:style-name="P2"><text:span text:style-name="Strong_20_Emphasis"/></text:p>
      <text:p text:style-name="P2"><text:span text:style-name="Strong_20_Emphasis"/></text:p>
      <text:p text:style-name="P2"><text:span text:style-name="Strong_20_Emphasis"/></text:p>
      <text:h text:style-name="P1" text:outline-level="3"><text:span text:style-name="Strong_20_Emphasis">Inserimento, Cancellazione e Modifica con SQL: Comandi Avanzati</text:span></text:h>
      <text:list text:style-name="L70">
        <text:list-item>
          <text:p text:style-name="P172"><text:span text:style-name="Strong_20_Emphasis">Inserimento da Query (</text:span><text:span text:style-name="Strong_20_Emphasis"><text:span text:style-name="Source_20_Text">INSERT INTO ... SELECT</text:span></text:span><text:span text:style-name="Strong_20_Emphasis">)</text:span>: È possibile inserire nuove ennuple (righe) in una tabella usando i risultati di una query <text:span text:style-name="Source_20_Text">SELECT</text:span>. Questo è utile per inserire dati derivati da altre tabelle o per calcolare i valori durante l'inserimento.</text:p>
          <text:p text:style-name="P172"><text:span text:style-name="Strong_20_Emphasis">Esempio:</text:span></text:p>
          <text:p text:style-name="P35">sql</text:p>
          <text:p text:style-name="P35">Copia codice</text:p>
          <text:p text:style-name="P36"><text:span text:style-name="Source_20_Text">-- Inserisce una nuova persona con nome e stipendio, prendendo i dati da un'altra tabella</text:span></text:p>
          <text:p text:style-name="P37"><text:span text:style-name="Source_20_Text">INSERT INTO Persona (nome, eta, stipendio)</text:span></text:p>
          <text:p text:style-name="P37"><text:span text:style-name="Source_20_Text">SELECT padre, NULL, NULL</text:span></text:p>
          <text:p text:style-name="P37"><text:span text:style-name="Source_20_Text">FROM Paternita</text:span></text:p>
          <text:p text:style-name="P38"><text:span text:style-name="Source_20_Text">WHERE padre NOT IN (SELECT nome FROM Persona);</text:span></text:p>
          <text:p text:style-name="P172">In questo esempio, vengono selezionati i padri dalla tabella <text:span text:style-name="Source_20_Text">Paternita</text:span> e inseriti nella tabella <text:span text:style-name="Source_20_Text">Persona</text:span> solo se il nome del padre non esiste già in <text:span text:style-name="Source_20_Text">Persona</text:span>.</text:p>
        </text:list-item>
        <text:list-item>
          <text:p text:style-name="P172"><text:span text:style-name="Strong_20_Emphasis">Cancellazione da Query (</text:span><text:span text:style-name="Strong_20_Emphasis"><text:span text:style-name="Source_20_Text">DELETE FROM ... WHERE</text:span></text:span><text:span text:style-name="Strong_20_Emphasis">)</text:span>: Anche la cancellazione di dati può essere eseguita con una query che seleziona le ennuple da eliminare in base a certe condizioni. È possibile utilizzare query annidate per definire condizioni più complesse.</text:p>
          <text:p text:style-name="P172"><text:span text:style-name="Strong_20_Emphasis">Esempio:</text:span></text:p>
          <text:p text:style-name="P35">sql</text:p>
          <text:p text:style-name="P35">Copia codice</text:p>
          <text:p text:style-name="P36"><text:span text:style-name="Source_20_Text">-- Cancella le ennuple dalla tabella Paternita dove il figlio non è presente nella tabella Persona</text:span></text:p>
          <text:p text:style-name="P37"><text:span text:style-name="Source_20_Text">DELETE FROM Paternita</text:span></text:p>
          <text:p text:style-name="P38"><text:span text:style-name="Source_20_Text">WHERE figlio NOT IN (SELECT nome FROM Persona);</text:span></text:p>
          <text:p text:style-name="P172">In questo caso, vengono cancellate le righe della tabella <text:span text:style-name="Source_20_Text">Paternita</text:span> per le quali il nome del figlio non è presente nella tabella <text:span text:style-name="Source_20_Text">Persona</text:span>.</text:p>
        </text:list-item>
        <text:list-item>
          <text:p text:style-name="P172"><text:span text:style-name="Strong_20_Emphasis">Inserimento di Valori di Default</text:span>: È possibile definire valori di default per gli attributi di una tabella durante la sua creazione. Se non viene specificato un valore per un attributo durante l'inserimento, viene utilizzato il valore di default.</text:p>
          <text:p text:style-name="P172"><text:span text:style-name="Strong_20_Emphasis">Esempio di creazione della tabella con valore di default:</text:span></text:p>
          <text:p text:style-name="P35"><text:soft-page-break/>sql</text:p>
          <text:p text:style-name="P35">Copia codice</text:p>
          <text:p text:style-name="P36"><text:span text:style-name="Source_20_Text">CREATE TABLE Persona (</text:span></text:p>
          <text:p text:style-name="P37"><text:span text:style-name="Source_20_Text"><text:s text:c="4"/>cf CHAR(16) NOT NULL,</text:span></text:p>
          <text:p text:style-name="P37"><text:span text:style-name="Source_20_Text"><text:s text:c="4"/>nome VARCHAR(100) NOT NULL,</text:span></text:p>
          <text:p text:style-name="P37"><text:span text:style-name="Source_20_Text"><text:s text:c="4"/>cognome VARCHAR(100) NOT NULL,</text:span></text:p>
          <text:p text:style-name="P37"><text:span text:style-name="Source_20_Text"><text:s text:c="4"/>stipendio INTEGER NOT NULL DEFAULT 50,</text:span></text:p>
          <text:p text:style-name="P37"><text:span text:style-name="Source_20_Text"><text:s text:c="4"/>PRIMARY KEY (cf)</text:span></text:p>
          <text:p text:style-name="P38"><text:span text:style-name="Source_20_Text">);</text:span></text:p>
          <text:p text:style-name="P172"><text:span text:style-name="Strong_20_Emphasis">Esempio di inserimento:</text:span></text:p>
          <text:p text:style-name="P35">sql</text:p>
          <text:p text:style-name="P35">Copia codice</text:p>
          <text:p text:style-name="P36"><text:span text:style-name="Source_20_Text">-- Inserisce una persona con stipendio specificato</text:span></text:p>
          <text:p text:style-name="P37"><text:span text:style-name="Source_20_Text">INSERT INTO Persona (cf, nome, cognome, stipendio)</text:span></text:p>
          <text:p text:style-name="P37"><text:span text:style-name="Source_20_Text">VALUES ('xxx...xxx', 'Mario', 'Rossi', 45);</text:span></text:p>
          <text:p text:style-name="P37"/>
          <text:p text:style-name="P37"><text:span text:style-name="Source_20_Text">-- Inserisce una persona senza specificare lo stipendio, che sarà uguale al valore di default (50)</text:span></text:p>
          <text:p text:style-name="P37"><text:span text:style-name="Source_20_Text">INSERT INTO Persona (cf, nome, cognome)</text:span></text:p>
          <text:p text:style-name="P38"><text:span text:style-name="Source_20_Text">VALUES ('xxx...xxx', 'Mario', 'Rossi');</text:span></text:p>
          <text:p text:style-name="P172">In questo caso, il valore di stipendio verrà impostato automaticamente a <text:span text:style-name="Strong_20_Emphasis">50</text:span> quando non viene specificato.</text:p>
        </text:list-item>
        <text:list-item>
          <text:p text:style-name="P172"><text:span text:style-name="Strong_20_Emphasis">Modifica con Valori di Default</text:span>: È possibile anche aggiornare un attributo di una tabella per impostarlo al valore di default definito.</text:p>
          <text:p text:style-name="P172"><text:span text:style-name="Strong_20_Emphasis">Esempio di aggiornamento con valore di default:</text:span></text:p>
          <text:p text:style-name="P35">sql</text:p>
          <text:p text:style-name="P35">Copia codice</text:p>
          <text:p text:style-name="P36"><text:span text:style-name="Source_20_Text">-- Modifica lo stipendio per una persona con un valore specifico</text:span></text:p>
          <text:p text:style-name="P37"><text:span text:style-name="Source_20_Text">UPDATE Persona</text:span></text:p>
          <text:p text:style-name="P37"><text:span text:style-name="Source_20_Text">SET stipendio = 60</text:span></text:p>
          <text:p text:style-name="P37"><text:span text:style-name="Source_20_Text">WHERE cf = 'xxx...xxx';</text:span></text:p>
          <text:p text:style-name="P37"/>
          <text:p text:style-name="P37"><text:span text:style-name="Source_20_Text">-- Imposta lo stipendio al valore di default definito nella creazione della tabella</text:span></text:p>
          <text:p text:style-name="P37"><text:span text:style-name="Source_20_Text">UPDATE Persona</text:span></text:p>
          <text:p text:style-name="P37"><text:span text:style-name="Source_20_Text">SET stipendio = DEFAULT</text:span></text:p>
          <text:p text:style-name="P38"><text:span text:style-name="Source_20_Text">WHERE cf = 'xxx...xxx';</text:span></text:p>
          <text:p text:style-name="P172">In questo esempio:</text:p>
          <text:list>
            <text:list-item>
              <text:p text:style-name="P173">Il primo comando <text:span text:style-name="Source_20_Text">UPDATE</text:span> imposta il valore dello stipendio a <text:span text:style-name="Strong_20_Emphasis">60</text:span>.</text:p>
            </text:list-item>
            <text:list-item>
              <text:p text:style-name="P172">Il secondo comando <text:span text:style-name="Source_20_Text">UPDATE</text:span> ripristina il valore di stipendio al valore di <text:span text:style-name="Strong_20_Emphasis">default</text:span> (50), utilizzando la parola chiave <text:span text:style-name="Source_20_Text">DEFAULT</text:span>.</text:p>
            </text:list-item>
          </text:list>
        </text:list-item>
      </text:list>
      <text:h text:style-name="Heading_20_3" text:outline-level="3">Riepilogo:</text:h>
      <text:list text:style-name="L71">
        <text:list-item>
          <text:p text:style-name="P175"><text:span text:style-name="Strong_20_Emphasis">Inserimento tramite query</text:span>: puoi inserire dati in una tabella direttamente da una selezione di un'altra tabella usando una query <text:span text:style-name="Source_20_Text">SELECT</text:span>.</text:p>
        </text:list-item>
        <text:list-item>
          <text:p text:style-name="P175"><text:span text:style-name="Strong_20_Emphasis">Cancellazione tramite query</text:span>: puoi cancellare dati da una tabella usando una query annidata che specifica le condizioni.</text:p>
        </text:list-item>
        <text:list-item>
          <text:p text:style-name="P175"><text:span text:style-name="Strong_20_Emphasis">Inserimento con valori di default</text:span>: se un valore non viene specificato per un attributo, SQL utilizza il valore di default definito nella creazione della tabella.</text:p>
        </text:list-item>
        <text:list-item>
          <text:p text:style-name="P174"><text:soft-page-break/><text:span text:style-name="Strong_20_Emphasis">Modifica con valori di default</text:span>: è possibile ripristinare il valore di un attributo al valore di default precedentemente definito.</text:p>
        </text:list-item>
      </text:list>
      <text:p text:style-name="Text_20_body">Questi comandi avanzati ti permettono di gestire i dati in modo flessibile e potente in SQL, adattandosi a diverse esigenze di inserimento, aggiornamento e cancellazione dei dati.</text:p>
      <text:p text:style-name="P7">4o mini</text:p>
      <text:p text:style-name="P2"><text:span text:style-name="Strong_20_Emphasis"/></text:p>
      <text:p text:style-name="P2"><text:span text:style-name="Strong_20_Emphasis"/></text:p>
      <text:p text:style-name="P2"><text:span text:style-name="Strong_20_Emphasis"/></text:p>
      <text:h text:style-name="P1" text:outline-level="3"><text:span text:style-name="Strong_20_Emphasis">Transazioni in SQL</text:span></text:h>
      <text:p text:style-name="Text_20_body">Le <text:span text:style-name="Strong_20_Emphasis">transazioni</text:span> sono fondamentali per garantire la corretta gestione dei dati in un database, specialmente quando si devono effettuare modifiche multiple che devono essere trattate come un'unica operazione indivisibile. Le transazioni permettono di lavorare con il database in modo sicuro, mantenendo la coerenza dei dati anche in ambienti con più utenti o processi che accedono contemporaneamente al database.</text:p>
      <text:h text:style-name="Heading_20_3" text:outline-level="3">Proprietà ACID delle Transazioni</text:h>
      <text:p text:style-name="Text_20_body">Le transazioni in SQL devono soddisfare le proprietà <text:span text:style-name="Strong_20_Emphasis">ACID</text:span>:</text:p>
      <text:list text:style-name="L72">
        <text:list-item>
          <text:p text:style-name="P177"><text:span text:style-name="Strong_20_Emphasis">Atomica</text:span>: La transazione è indivisibile. Se una parte fallisce, tutto viene annullato. I dati non devono rimanere in uno stato incoerente.</text:p>
        </text:list-item>
        <text:list-item>
          <text:p text:style-name="P177"><text:span text:style-name="Strong_20_Emphasis">Consistente</text:span>: I dati devono rimanere consistenti prima e dopo la transazione. Se una transazione non può essere completata correttamente, il database deve essere ripristinato al suo stato iniziale.</text:p>
        </text:list-item>
        <text:list-item>
          <text:p text:style-name="P177"><text:span text:style-name="Strong_20_Emphasis">Isolata</text:span>: Le operazioni di una transazione non devono essere influenzate da altre transazioni che potrebbero essere in esecuzione contemporaneamente. Il risultato finale deve essere come se le transazioni fossero eseguite in sequenza.</text:p>
        </text:list-item>
        <text:list-item>
          <text:p text:style-name="P176"><text:span text:style-name="Strong_20_Emphasis">Durevole</text:span>: Una volta che una transazione è stata completata, i suoi effetti devono essere permanenti e non devono essere persi, nemmeno in caso di malfunzionamento del sistema.</text:p>
        </text:list-item>
      </text:list>
      <text:h text:style-name="Heading_20_3" text:outline-level="3">Esempio di Transazione per un Giroconto</text:h>
      <text:p text:style-name="Text_20_body">Immagina di voler effettuare un <text:span text:style-name="Strong_20_Emphasis">giroconto</text:span> di <text:span text:style-name="Strong_20_Emphasis">EUR 1000</text:span> dal conto corrente con ID <text:span text:style-name="Source_20_Text">111111</text:span> al conto corrente con ID <text:span text:style-name="Source_20_Text">999999</text:span>. Senza l'uso di una transazione, potrebbero sorgere problemi, ad esempio se il saldo del primo conto è insufficiente o se il sistema fallisce dopo aver aggiornato il primo conto ma prima del secondo.</text:p>
      <text:h text:style-name="Heading_20_4" text:outline-level="4">Senza Transazioni:</text:h>
      <text:p text:style-name="Text_20_body">Eseguire il giroconto in due comandi separati:</text:p>
      <text:p text:style-name="Preformatted_20_Text">sql</text:p>
      <text:p text:style-name="Preformatted_20_Text">Copia codice</text:p>
      <text:p text:style-name="P6"><text:span text:style-name="Source_20_Text">UPDATE ContoCorrente</text:span></text:p>
      <text:p text:style-name="P3"><text:span text:style-name="Source_20_Text">SET saldo = saldo - 1000</text:span></text:p>
      <text:p text:style-name="P3"><text:span text:style-name="Source_20_Text">WHERE id = '111111';</text:span></text:p>
      <text:p text:style-name="P3"/>
      <text:p text:style-name="P3"><text:span text:style-name="Source_20_Text">UPDATE ContoCorrente</text:span></text:p>
      <text:p text:style-name="P3"><text:soft-page-break/><text:span text:style-name="Source_20_Text">SET saldo = saldo + 1000</text:span></text:p>
      <text:p text:style-name="P4"><text:span text:style-name="Source_20_Text">WHERE id = '999999';</text:span></text:p>
      <text:p text:style-name="Text_20_body">Problema:</text:p>
      <text:list text:style-name="L73">
        <text:list-item>
          <text:p text:style-name="P178">Se il primo comando funziona ma il secondo fallisce (ad esempio per un errore di connessione), il database rimane in uno stato inconsistente, con il saldo del primo conto ridotto, ma il secondo conto non aggiornato.</text:p>
        </text:list-item>
      </text:list>
      <text:h text:style-name="Heading_20_4" text:outline-level="4">Con Transazioni:</text:h>
      <text:p text:style-name="Text_20_body">Per evitare problemi di incoerenza, si usa una transazione:</text:p>
      <text:p text:style-name="Preformatted_20_Text">sql</text:p>
      <text:p text:style-name="Preformatted_20_Text">Copia codice</text:p>
      <text:p text:style-name="P6"><text:span text:style-name="Source_20_Text">BEGIN TRANSACTION;</text:span></text:p>
      <text:p text:style-name="P3"/>
      <text:p text:style-name="P3"><text:span text:style-name="Source_20_Text">UPDATE ContoCorrente</text:span></text:p>
      <text:p text:style-name="P3"><text:span text:style-name="Source_20_Text">SET saldo = saldo - 1000</text:span></text:p>
      <text:p text:style-name="P3"><text:span text:style-name="Source_20_Text">WHERE id = '111111';</text:span></text:p>
      <text:p text:style-name="P3"/>
      <text:p text:style-name="P3"><text:span text:style-name="Source_20_Text">UPDATE ContoCorrente</text:span></text:p>
      <text:p text:style-name="P3"><text:span text:style-name="Source_20_Text">SET saldo = saldo + 1000</text:span></text:p>
      <text:p text:style-name="P3"><text:span text:style-name="Source_20_Text">WHERE id = '999999';</text:span></text:p>
      <text:p text:style-name="P3"/>
      <text:p text:style-name="P4"><text:span text:style-name="Source_20_Text">COMMIT WORK;</text:span></text:p>
      <text:p text:style-name="Text_20_body">In questo esempio:</text:p>
      <text:list text:style-name="L74">
        <text:list-item>
          <text:p text:style-name="P180"><text:span text:style-name="Strong_20_Emphasis"><text:span text:style-name="Source_20_Text">BEGIN TRANSACTION</text:span></text:span>: Inizia la transazione.</text:p>
        </text:list-item>
        <text:list-item>
          <text:p text:style-name="P180"><text:span text:style-name="Strong_20_Emphasis"><text:span text:style-name="Source_20_Text">UPDATE</text:span></text:span>: Eseguiamo le due operazioni di aggiornamento (giroconto).</text:p>
        </text:list-item>
        <text:list-item>
          <text:p text:style-name="P179"><text:span text:style-name="Strong_20_Emphasis"><text:span text:style-name="Source_20_Text">COMMIT WORK</text:span></text:span>: Se entrambe le operazioni sono riuscite, la transazione viene confermata e i cambiamenti vengono resi permanenti.</text:p>
        </text:list-item>
      </text:list>
      <text:p text:style-name="Text_20_body">Se durante la transazione si verifica un errore (ad esempio, se il primo conto non ha abbastanza saldo), possiamo <text:span text:style-name="Strong_20_Emphasis">annullare</text:span> l'intera transazione e ripristinare i dati come se nessuna modifica fosse stata fatta.</text:p>
      <text:h text:style-name="Heading_20_4" text:outline-level="4">Gestione degli Errori con <text:span text:style-name="Source_20_Text">ROLLBACK</text:span>:</text:h>
      <text:p text:style-name="Text_20_body">Se si verifica un errore durante l'esecuzione, possiamo usare il comando <text:span text:style-name="Source_20_Text">ROLLBACK</text:span> per annullare tutte le modifiche fatte finora nella transazione:</text:p>
      <text:p text:style-name="Preformatted_20_Text">sql</text:p>
      <text:p text:style-name="Preformatted_20_Text">Copia codice</text:p>
      <text:p text:style-name="P6"><text:span text:style-name="Source_20_Text">BEGIN TRANSACTION;</text:span></text:p>
      <text:p text:style-name="P3"/>
      <text:p text:style-name="P3"><text:span text:style-name="Source_20_Text">UPDATE ContoCorrente</text:span></text:p>
      <text:p text:style-name="P3"><text:span text:style-name="Source_20_Text">SET saldo = saldo - 1000</text:span></text:p>
      <text:p text:style-name="P3"><text:span text:style-name="Source_20_Text">WHERE id = '111111';</text:span></text:p>
      <text:p text:style-name="P3"/>
      <text:p text:style-name="P3"><text:span text:style-name="Source_20_Text">UPDATE ContoCorrente</text:span></text:p>
      <text:p text:style-name="P3"><text:span text:style-name="Source_20_Text">SET saldo = saldo + 1000</text:span></text:p>
      <text:p text:style-name="P3"><text:span text:style-name="Source_20_Text">WHERE id = '999999';</text:span></text:p>
      <text:p text:style-name="P3"/>
      <text:p text:style-name="P3"><text:span text:style-name="Source_20_Text">-- Se c'è un errore, annulliamo tutto</text:span></text:p>
      <text:p text:style-name="P3"><text:span text:style-name="Source_20_Text">IF ERROR THEN</text:span></text:p>
      <text:p text:style-name="P3"><text:span text:style-name="Source_20_Text"><text:s text:c="4"/>ROLLBACK WORK;</text:span></text:p>
      <text:p text:style-name="P3"><text:span text:style-name="Source_20_Text">ELSE</text:span></text:p>
      <text:p text:style-name="P3"><text:soft-page-break/><text:span text:style-name="Source_20_Text"><text:s text:c="4"/>COMMIT WORK;</text:span></text:p>
      <text:p text:style-name="P4"><text:span text:style-name="Source_20_Text">END IF;</text:span></text:p>
      <text:p text:style-name="Text_20_body">In caso di errore:</text:p>
      <text:list text:style-name="L75">
        <text:list-item>
          <text:p text:style-name="P182"><text:span text:style-name="Strong_20_Emphasis"><text:span text:style-name="Source_20_Text">ROLLBACK WORK</text:span></text:span>: Ripristina lo stato del database al momento in cui è iniziata la transazione, annullando tutte le modifiche effettuate.</text:p>
        </text:list-item>
        <text:list-item>
          <text:p text:style-name="P181"><text:span text:style-name="Strong_20_Emphasis"><text:span text:style-name="Source_20_Text">COMMIT WORK</text:span></text:span>: Conferma le modifiche se tutto è andato a buon fine.</text:p>
        </text:list-item>
      </text:list>
      <text:h text:style-name="Heading_20_3" text:outline-level="3">Transazioni Annidate con <text:span text:style-name="Source_20_Text">SAVEPOINT</text:span></text:h>
      <text:p text:style-name="Text_20_body">Alcuni DBMS, come PostgreSQL, supportano transazioni annidate tramite il comando <text:span text:style-name="Strong_20_Emphasis"><text:span text:style-name="Source_20_Text">SAVEPOINT</text:span></text:span>. Questo permette di creare dei "punti di salvataggio" all'interno di una transazione. Se qualcosa va storto dopo un punto di salvataggio, si può <text:span text:style-name="Strong_20_Emphasis">annullare</text:span> solo le operazioni dopo quel punto, mantenendo quelle precedenti.</text:p>
      <text:p text:style-name="Preformatted_20_Text">sql</text:p>
      <text:p text:style-name="Preformatted_20_Text">Copia codice</text:p>
      <text:p text:style-name="P6"><text:span text:style-name="Source_20_Text">BEGIN TRANSACTION;</text:span></text:p>
      <text:p text:style-name="P3"/>
      <text:p text:style-name="P3"><text:span text:style-name="Source_20_Text">SAVEPOINT point1;</text:span></text:p>
      <text:p text:style-name="P3"/>
      <text:p text:style-name="P3"><text:span text:style-name="Source_20_Text">UPDATE ContoCorrente</text:span></text:p>
      <text:p text:style-name="P3"><text:span text:style-name="Source_20_Text">SET saldo = saldo - 1000</text:span></text:p>
      <text:p text:style-name="P3"><text:span text:style-name="Source_20_Text">WHERE id = '111111';</text:span></text:p>
      <text:p text:style-name="P3"/>
      <text:p text:style-name="P3"><text:span text:style-name="Source_20_Text">-- Se qualcosa va storto, possiamo ripristinare fino al punto 'point1'</text:span></text:p>
      <text:p text:style-name="P3"><text:span text:style-name="Source_20_Text">ROLLBACK TO SAVEPOINT point1;</text:span></text:p>
      <text:p text:style-name="P3"/>
      <text:p text:style-name="P3"><text:span text:style-name="Source_20_Text">UPDATE ContoCorrente</text:span></text:p>
      <text:p text:style-name="P3"><text:span text:style-name="Source_20_Text">SET saldo = saldo + 1000</text:span></text:p>
      <text:p text:style-name="P3"><text:span text:style-name="Source_20_Text">WHERE id = '999999';</text:span></text:p>
      <text:p text:style-name="P3"/>
      <text:p text:style-name="P4"><text:span text:style-name="Source_20_Text">COMMIT WORK;</text:span></text:p>
      <text:h text:style-name="Heading_20_3" text:outline-level="3">Riepilogo</text:h>
      <text:list text:style-name="L76">
        <text:list-item>
          <text:p text:style-name="P184"><text:span text:style-name="Strong_20_Emphasis">Transazioni</text:span>: Le transazioni consentono di eseguire più operazioni su un database come un'unica unità, garantendo che tutte le modifiche siano fatte correttamente o che nessuna modifica venga applicata.</text:p>
        </text:list-item>
        <text:list-item>
          <text:p text:style-name="P184"><text:span text:style-name="Strong_20_Emphasis">ACID</text:span>: Le transazioni devono essere <text:span text:style-name="Strong_20_Emphasis">Atomiche</text:span>, <text:span text:style-name="Strong_20_Emphasis">Consistenti</text:span>, <text:span text:style-name="Strong_20_Emphasis">Isolate</text:span>, e <text:span text:style-name="Strong_20_Emphasis">Durevoli</text:span>.</text:p>
        </text:list-item>
        <text:list-item>
          <text:p text:style-name="P184"><text:span text:style-name="Strong_20_Emphasis">Comandi di Transazione</text:span>:</text:p>
          <text:list>
            <text:list-item>
              <text:p text:style-name="P184"><text:span text:style-name="Strong_20_Emphasis"><text:span text:style-name="Source_20_Text">BEGIN TRANSACTION</text:span></text:span>: Inizia una transazione.</text:p>
            </text:list-item>
            <text:list-item>
              <text:p text:style-name="P184"><text:span text:style-name="Strong_20_Emphasis"><text:span text:style-name="Source_20_Text">COMMIT</text:span></text:span>: Conferma tutte le modifiche fatte nella transazione.</text:p>
            </text:list-item>
            <text:list-item>
              <text:p text:style-name="P184"><text:span text:style-name="Strong_20_Emphasis"><text:span text:style-name="Source_20_Text">ROLLBACK</text:span></text:span>: Annulla tutte le modifiche fatte nella transazione, ripristinando il database allo stato iniziale.</text:p>
            </text:list-item>
            <text:list-item>
              <text:p text:style-name="P183"><text:span text:style-name="Strong_20_Emphasis"><text:span text:style-name="Source_20_Text">SAVEPOINT</text:span></text:span>: Crea un punto di salvataggio all'interno di una transazione per consentire un rollback parziale.</text:p>
            </text:list-item>
          </text:list>
        </text:list-item>
      </text:list>
      <text:p text:style-name="Text_20_body">L'uso delle transazioni è essenziale per garantire la coerenza e l'affidabilità dei dati in un sistema di database multiutente e concorrente.</text:p>
      <text:p text:style-name="P2"><text:span text:style-name="Strong_20_Emphasis"/></text:p>
      <text:p text:style-name="P2"><text:span text:style-name="Strong_20_Emphasis"/></text:p>
      <text:p text:style-name="P2"><text:soft-page-break/><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4T22:20:52.976668909</meta:creation-date>
    <dc:date>2024-11-25T04:03:41.529882022</dc:date>
    <meta:editing-duration>PT16M9S</meta:editing-duration>
    <meta:editing-cycles>3</meta:editing-cycles>
    <meta:generator>LibreOffice/24.2.6.2$Linux_X86_64 LibreOffice_project/420$Build-2</meta:generator>
    <meta:document-statistic meta:table-count="32" meta:image-count="0" meta:object-count="0" meta:page-count="52" meta:paragraph-count="1784" meta:word-count="11909" meta:character-count="75256" meta:non-whitespace-character-count="64938"/>
  </office:meta>
</office:document-meta>
</file>